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3.075in"/>
    </style:style>
    <style:style style:name="Table1.B" style:family="table-column">
      <style:table-column-properties style:column-width="1in"/>
    </style:style>
    <style:style style:name="Table1.C" style:family="table-column">
      <style:table-column-properties style:column-width="1.0625in"/>
    </style:style>
    <style:style style:name="Table1.D" style:family="table-column">
      <style:table-column-properties style:column-width="1.0194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 style:family="table">
      <style:table-properties style:width="6.1563in" fo:margin-left="-0.0785in" table:align="left" style:writing-mode="lr-tb"/>
    </style:style>
    <style:style style:name="Table2.A" style:family="table-column">
      <style:table-column-properties style:column-width="0.8785in"/>
    </style:style>
    <style:style style:name="Table2.G" style:family="table-column">
      <style:table-column-properties style:column-width="0.8854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2.D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G1" style:family="table-cell">
      <style:table-cell-properties style:vertical-align="top" fo:padding-left="0.075in" fo:padding-right="0.075in" fo:padding-top="0in" fo:padding-bottom="0in" fo:border="0.0069in solid #000000" style:writing-mode="lr-tb"/>
    </style:style>
    <style:style style:name="Table2.3" style:family="table-row">
      <style:table-row-properties style:min-row-height="0.7778in" style:keep-together="true" fo:keep-together="auto"/>
    </style:style>
    <style:style style:name="Table2.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3" style:family="table">
      <style:table-properties style:width="5.6444in" fo:margin-left="-0.0785in" table:align="left" style:writing-mode="lr-tb"/>
    </style:style>
    <style:style style:name="Table3.A" style:family="table-column">
      <style:table-column-properties style:column-width="2.325in"/>
    </style:style>
    <style:style style:name="Table3.B" style:family="table-column">
      <style:table-column-properties style:column-width="1.25in"/>
    </style:style>
    <style:style style:name="Table3.C" style:family="table-column">
      <style:table-column-properties style:column-width="0.5625in"/>
    </style:style>
    <style:style style:name="Table3.D" style:family="table-column">
      <style:table-column-properties style:column-width="0.5in"/>
    </style:style>
    <style:style style:name="Table3.F" style:family="table-column">
      <style:table-column-properties style:column-width="0.5069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F1" style:family="table-cell">
      <style:table-cell-properties style:vertical-align="top" fo:padding-left="0.075in" fo:padding-right="0.075in" fo:padding-top="0in" fo:padding-bottom="0in" fo:border="0.0069in solid #000000" style:writing-mode="lr-tb"/>
    </style:style>
    <style:style style:name="Table3.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4" style:family="table">
      <style:table-properties style:width="5.6444in" fo:margin-left="-0.0785in" table:align="left" style:writing-mode="lr-tb"/>
    </style:style>
    <style:style style:name="Table4.A" style:family="table-column">
      <style:table-column-properties style:column-width="2.325in"/>
    </style:style>
    <style:style style:name="Table4.B" style:family="table-column">
      <style:table-column-properties style:column-width="1.25in"/>
    </style:style>
    <style:style style:name="Table4.C" style:family="table-column">
      <style:table-column-properties style:column-width="0.5625in"/>
    </style:style>
    <style:style style:name="Table4.D" style:family="table-column">
      <style:table-column-properties style:column-width="0.5in"/>
    </style:style>
    <style:style style:name="Table4.F" style:family="table-column">
      <style:table-column-properties style:column-width="0.5069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F1" style:family="table-cell">
      <style:table-cell-properties style:vertical-align="top" fo:padding-left="0.075in" fo:padding-right="0.075in" fo:padding-top="0in" fo:padding-bottom="0in" fo:border="0.0069in solid #000000" style:writing-mode="lr-tb"/>
    </style:style>
    <style:style style:name="Table4.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5" style:family="table">
      <style:table-properties style:width="5.8319in" fo:margin-left="0.2465in" table:align="left" style:writing-mode="lr-tb"/>
    </style:style>
    <style:style style:name="Table5.A" style:family="table-column">
      <style:table-column-properties style:column-width="2.0625in"/>
    </style:style>
    <style:style style:name="Table5.B" style:family="table-column">
      <style:table-column-properties style:column-width="0.5in"/>
    </style:style>
    <style:style style:name="Table5.C" style:family="table-column">
      <style:table-column-properties style:column-width="0.625in"/>
    </style:style>
    <style:style style:name="Table5.D" style:family="table-column">
      <style:table-column-properties style:column-width="0.6875in"/>
    </style:style>
    <style:style style:name="Table5.F" style:family="table-column">
      <style:table-column-properties style:column-width="0.4375in"/>
    </style:style>
    <style:style style:name="Table5.H" style:family="table-column">
      <style:table-column-properties style:column-width="0.3944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H1" style:family="table-cell">
      <style:table-cell-properties style:vertical-align="top" fo:padding-left="0.075in" fo:padding-right="0.075in" fo:padding-top="0in" fo:padding-bottom="0in" fo:border="0.0069in solid #000000" style:writing-mode="lr-tb"/>
    </style:style>
    <style:style style:name="Table5.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6" style:family="table">
      <style:table-properties style:width="5.8319in" fo:margin-left="0.2465in" table:align="left" style:writing-mode="lr-tb"/>
    </style:style>
    <style:style style:name="Table6.A" style:family="table-column">
      <style:table-column-properties style:column-width="2.0625in"/>
    </style:style>
    <style:style style:name="Table6.B" style:family="table-column">
      <style:table-column-properties style:column-width="0.5in"/>
    </style:style>
    <style:style style:name="Table6.C" style:family="table-column">
      <style:table-column-properties style:column-width="0.625in"/>
    </style:style>
    <style:style style:name="Table6.D" style:family="table-column">
      <style:table-column-properties style:column-width="0.4375in"/>
    </style:style>
    <style:style style:name="Table6.E" style:family="table-column">
      <style:table-column-properties style:column-width="0.6875in"/>
    </style:style>
    <style:style style:name="Table6.H" style:family="table-column">
      <style:table-column-properties style:column-width="0.3944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H1" style:family="table-cell">
      <style:table-cell-properties style:vertical-align="top" fo:padding-left="0.075in" fo:padding-right="0.075in" fo:padding-top="0in" fo:padding-bottom="0in" fo:border="0.0069in solid #000000" style:writing-mode="lr-tb"/>
    </style:style>
    <style:style style:name="Table6.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7" style:family="table">
      <style:table-properties style:width="6.1569in" fo:margin-left="-0.0785in" table:align="left" style:writing-mode="lr-tb"/>
    </style:style>
    <style:style style:name="Table7.A" style:family="table-column">
      <style:table-column-properties style:column-width="1.7625in"/>
    </style:style>
    <style:style style:name="Table7.B" style:family="table-column">
      <style:table-column-properties style:column-width="0.875in"/>
    </style:style>
    <style:style style:name="Table7.C" style:family="table-column">
      <style:table-column-properties style:column-width="0.5in"/>
    </style:style>
    <style:style style:name="Table7.D" style:family="table-column">
      <style:table-column-properties style:column-width="0.5625in"/>
    </style:style>
    <style:style style:name="Table7.H" style:family="table-column">
      <style:table-column-properties style:column-width="0.4375in"/>
    </style:style>
    <style:style style:name="Table7.I" style:family="table-column">
      <style:table-column-properties style:column-width="0.4569in"/>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7.C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I1" style:family="table-cell">
      <style:table-cell-properties style:vertical-align="top" fo:padding-left="0.075in" fo:padding-right="0.075in" fo:padding-top="0in" fo:padding-bottom="0in" fo:border="0.0069in solid #000000" style:writing-mode="lr-tb"/>
    </style:style>
    <style:style style:name="Table7.A5"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8" style:family="table">
      <style:table-properties style:width="6.1569in" fo:margin-left="-0.0785in" table:align="left" style:writing-mode="lr-tb"/>
    </style:style>
    <style:style style:name="Table8.A" style:family="table-column">
      <style:table-column-properties style:column-width="1.7625in"/>
    </style:style>
    <style:style style:name="Table8.B" style:family="table-column">
      <style:table-column-properties style:column-width="0.875in"/>
    </style:style>
    <style:style style:name="Table8.C" style:family="table-column">
      <style:table-column-properties style:column-width="0.5in"/>
    </style:style>
    <style:style style:name="Table8.D" style:family="table-column">
      <style:table-column-properties style:column-width="0.5625in"/>
    </style:style>
    <style:style style:name="Table8.H" style:family="table-column">
      <style:table-column-properties style:column-width="0.4375in"/>
    </style:style>
    <style:style style:name="Table8.I" style:family="table-column">
      <style:table-column-properties style:column-width="0.4569in"/>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8.C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I1" style:family="table-cell">
      <style:table-cell-properties style:vertical-align="top" fo:padding-left="0.075in" fo:padding-right="0.075in" fo:padding-top="0in" fo:padding-bottom="0in" fo:border="0.0069in solid #000000" style:writing-mode="lr-tb"/>
    </style:style>
    <style:style style:name="Table8.3" style:family="table-row">
      <style:table-row-properties style:min-row-height="0.2306in" style:keep-together="true" fo:keep-together="auto"/>
    </style:style>
    <style:style style:name="Table8.A5"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9" style:family="table">
      <style:table-properties style:width="6.1569in" fo:margin-left="-0.0785in" table:align="left" style:writing-mode="lr-tb"/>
    </style:style>
    <style:style style:name="Table9.A" style:family="table-column">
      <style:table-column-properties style:column-width="1.7625in"/>
    </style:style>
    <style:style style:name="Table9.B" style:family="table-column">
      <style:table-column-properties style:column-width="0.875in"/>
    </style:style>
    <style:style style:name="Table9.C" style:family="table-column">
      <style:table-column-properties style:column-width="0.5in"/>
    </style:style>
    <style:style style:name="Table9.D" style:family="table-column">
      <style:table-column-properties style:column-width="0.5625in"/>
    </style:style>
    <style:style style:name="Table9.H" style:family="table-column">
      <style:table-column-properties style:column-width="0.4375in"/>
    </style:style>
    <style:style style:name="Table9.I" style:family="table-column">
      <style:table-column-properties style:column-width="0.4569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9.C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I1" style:family="table-cell">
      <style:table-cell-properties style:vertical-align="top" fo:padding-left="0.075in" fo:padding-right="0.075in" fo:padding-top="0in" fo:padding-bottom="0in" fo:border="0.0069in solid #000000" style:writing-mode="lr-tb"/>
    </style:style>
    <style:style style:name="Table9.A5"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0" style:family="table">
      <style:table-properties style:width="4.8819in" fo:margin-left="0.309in" table:align="left" style:writing-mode="lr-tb"/>
    </style:style>
    <style:style style:name="Table10.A" style:family="table-column">
      <style:table-column-properties style:column-width="1.375in"/>
    </style:style>
    <style:style style:name="Table10.B" style:family="table-column">
      <style:table-column-properties style:column-width="0.5625in"/>
    </style:style>
    <style:style style:name="Table10.C" style:family="table-column">
      <style:table-column-properties style:column-width="0.75in"/>
    </style:style>
    <style:style style:name="Table10.D" style:family="table-column">
      <style:table-column-properties style:column-width="0.625in"/>
    </style:style>
    <style:style style:name="Table10.F" style:family="table-column">
      <style:table-column-properties style:column-width="0.5in"/>
    </style:style>
    <style:style style:name="Table10.G" style:family="table-column">
      <style:table-column-properties style:column-width="0.5069in"/>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G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text-properties fo:font-size="12pt" style:font-size-asian="12pt"/>
    </style:style>
    <style:style style:name="P2" style:family="paragraph" style:parent-style-name="Standard">
      <style:paragraph-properties fo:text-align="justify" style:justify-single-word="false"/>
      <style:text-properties fo:font-size="12pt" style:font-size-asian="12pt"/>
    </style:style>
    <style:style style:name="P3" style:family="paragraph" style:parent-style-name="Standard">
      <style:paragraph-properties fo:text-align="justify" style:justify-single-word="false">
        <style:tab-stops>
          <style:tab-stop style:position="4.6252in"/>
        </style:tab-stops>
      </style:paragraph-properties>
      <style:text-properties fo:font-size="12pt" style:font-size-asian="12pt"/>
    </style:style>
    <style:style style:name="P4" style:family="paragraph" style:parent-style-name="Standard" style:list-style-name="WW8Num4">
      <style:paragraph-properties fo:text-align="justify" style:justify-single-word="false"/>
      <style:text-properties fo:font-size="12pt" style:font-size-asian="12pt"/>
    </style:style>
    <style:style style:name="P5" style:family="paragraph" style:parent-style-name="Standard">
      <style:paragraph-properties fo:text-align="justify" style:justify-single-word="false" style:snap-to-layout-grid="false"/>
      <style:text-properties fo:font-size="12pt" style:font-size-asian="12pt"/>
    </style:style>
    <style:style style:name="P6" style:family="paragraph" style:parent-style-name="Standard">
      <style:paragraph-properties fo:text-align="justify" style:justify-single-word="false"/>
      <style:text-properties fo:font-size="12pt" fo:font-weight="bold" style:font-size-asian="12pt" style:font-weight-asian="bold"/>
    </style:style>
    <style:style style:name="P7" style:family="paragraph" style:parent-style-name="Standard">
      <style:paragraph-properties fo:text-align="justify" style:justify-single-word="false" style:snap-to-layout-grid="false"/>
      <style:text-properties fo:font-size="12pt" fo:font-weight="bold" style:font-size-asian="12pt" style:font-weight-asian="bold"/>
    </style:style>
    <style:style style:name="P8" style:family="paragraph" style:parent-style-name="Standard">
      <style:paragraph-properties fo:text-align="justify" style:justify-single-word="false"/>
      <style:text-properties fo:font-size="12pt" fo:language="none" fo:country="none" fo:font-weight="bold" style:font-size-asian="12pt" style:font-weight-asian="bold"/>
    </style:style>
    <style:style style:name="P9" style:family="paragraph" style:parent-style-name="Standard">
      <style:paragraph-properties fo:text-align="justify" style:justify-single-word="false"/>
      <style:text-properties fo:font-size="12pt" fo:language="none" fo:country="none" style:font-size-asian="12pt"/>
    </style:style>
    <style:style style:name="P10" style:family="paragraph" style:parent-style-name="Standard">
      <style:paragraph-properties fo:text-align="justify" style:justify-single-word="false"/>
      <style:text-properties fo:font-size="12pt" fo:font-style="italic" style:font-size-asian="12pt" style:font-style-asian="italic"/>
    </style:style>
    <style:style style:name="P11" style:family="paragraph" style:parent-style-name="Standard">
      <style:paragraph-properties fo:text-align="justify" style:justify-single-word="false" style:snap-to-layout-grid="false"/>
      <style:text-properties fo:font-size="12pt" fo:font-style="italic" style:font-size-asian="12pt" style:font-style-asian="italic"/>
    </style:style>
    <style:style style:name="P12" style:family="paragraph" style:parent-style-name="Standard">
      <style:paragraph-properties fo:text-align="justify" style:justify-single-word="false"/>
    </style:style>
    <style:style style:name="P13" style:family="paragraph" style:parent-style-name="Standard" style:list-style-name="WW8Num4">
      <style:paragraph-properties fo:text-align="justify" style:justify-single-word="false"/>
    </style:style>
    <style:style style:name="P14" style:family="paragraph" style:parent-style-name="Standard">
      <style:paragraph-properties fo:text-align="justify" style:justify-single-word="false" style:snap-to-layout-grid="false"/>
    </style:style>
    <style:style style:name="P15" style:family="paragraph" style:parent-style-name="Standard" style:list-style-name="WW8Num9">
      <style:paragraph-properties fo:text-align="justify" style:justify-single-word="false"/>
    </style:style>
    <style:style style:name="P16" style:family="paragraph" style:parent-style-name="Standard">
      <style:paragraph-properties fo:text-align="justify" style:justify-single-word="false"/>
      <style:text-properties style:text-underline-style="solid" style:text-underline-width="auto" style:text-underline-color="font-color"/>
    </style:style>
    <style:style style:name="P17" style:family="paragraph" style:parent-style-name="Standard" style:list-style-name="WW8Num10"/>
    <style:style style:name="P18" style:family="paragraph" style:parent-style-name="Standard">
      <style:paragraph-properties fo:text-align="justify" style:justify-single-word="false" style:snap-to-layout-grid="false"/>
      <style:text-properties style:text-position="sub 58%" fo:font-size="12pt" fo:font-style="italic" style:font-size-asian="12pt" style:font-style-asian="italic"/>
    </style:style>
    <style:style style:name="P19" style:family="paragraph" style:parent-style-name="Standard">
      <style:paragraph-properties fo:margin-left="0.5in" fo:margin-right="0in" fo:text-align="justify" style:justify-single-word="false" fo:text-indent="0in" style:auto-text-indent="false"/>
    </style:style>
    <style:style style:name="P20" style:family="paragraph" style:parent-style-name="Standard">
      <style:paragraph-properties fo:margin-left="0.5in" fo:margin-right="0in" fo:text-align="justify" style:justify-single-word="false" fo:text-indent="0in" style:auto-text-indent="false"/>
      <style:text-properties fo:font-size="12pt" style:font-size-asian="12pt"/>
    </style:style>
    <style:style style:name="P21" style:family="paragraph" style:parent-style-name="Standard">
      <style:paragraph-properties fo:margin-left="0.5in" fo:margin-right="0in" fo:text-align="justify" style:justify-single-word="false" fo:text-indent="0in" style:auto-text-indent="false"/>
      <style:text-properties fo:font-size="12pt" fo:font-weight="bold" style:font-size-asian="12pt" style:font-weight-asian="bold"/>
    </style:style>
    <style:style style:name="P22" style:family="paragraph" style:parent-style-name="Standard" style:list-style-name="WW8Num6">
      <style:paragraph-properties fo:margin-left="1in" fo:margin-right="0in" fo:text-align="justify" style:justify-single-word="false" fo:text-indent="-0.25in" style:auto-text-indent="false">
        <style:tab-stops>
          <style:tab-stop style:position="0.5in"/>
        </style:tab-stops>
      </style:paragraph-properties>
      <style:text-properties fo:font-size="12pt" style:font-size-asian="12pt"/>
    </style:style>
    <style:style style:name="P23" style:family="paragraph" style:parent-style-name="Standard" style:list-style-name="WW8Num2">
      <style:paragraph-properties fo:margin-left="1in" fo:margin-right="0in" fo:text-align="justify" style:justify-single-word="false" fo:text-indent="-0.25in" style:auto-text-indent="false">
        <style:tab-stops>
          <style:tab-stop style:position="0.5in"/>
          <style:tab-stop style:position="0.75in"/>
        </style:tab-stops>
      </style:paragraph-properties>
      <style:text-properties fo:font-size="12pt" style:font-size-asian="12pt"/>
    </style:style>
    <style:style style:name="P24" style:family="paragraph" style:parent-style-name="Standard" style:list-style-name="WW8Num1">
      <style:paragraph-properties fo:margin-left="1in" fo:margin-right="0in" fo:text-align="justify" style:justify-single-word="false" fo:text-indent="-0.25in" style:auto-text-indent="false">
        <style:tab-stops>
          <style:tab-stop style:position="0.5in"/>
          <style:tab-stop style:position="0.75in"/>
        </style:tab-stops>
      </style:paragraph-properties>
      <style:text-properties fo:font-size="12pt" style:font-size-asian="12pt"/>
    </style:style>
    <style:style style:name="P25" style:family="paragraph" style:parent-style-name="Standard" style:list-style-name="WW8Num7">
      <style:paragraph-properties fo:margin-left="1in" fo:margin-right="0in" fo:text-align="justify" style:justify-single-word="false" fo:text-indent="-0.25in" style:auto-text-indent="false">
        <style:tab-stops>
          <style:tab-stop style:position="0.5in"/>
          <style:tab-stop style:position="0.75in"/>
        </style:tab-stops>
      </style:paragraph-properties>
      <style:text-properties fo:font-size="12pt" style:font-size-asian="12pt"/>
    </style:style>
    <style:style style:name="P26" style:family="paragraph" style:parent-style-name="Standard" style:list-style-name="WW8Num11">
      <style:paragraph-properties fo:margin-left="1in" fo:margin-right="0in" fo:text-align="justify" style:justify-single-word="false" fo:text-indent="-0.25in" style:auto-text-indent="false">
        <style:tab-stops>
          <style:tab-stop style:position="0.5in"/>
          <style:tab-stop style:position="0.75in"/>
        </style:tab-stops>
      </style:paragraph-properties>
      <style:text-properties fo:font-size="12pt" style:font-size-asian="12pt"/>
    </style:style>
    <style:style style:name="P27" style:family="paragraph" style:parent-style-name="Standard">
      <style:paragraph-properties fo:margin-left="0.5in" fo:margin-right="0in" fo:text-align="justify" style:justify-single-word="false" fo:text-indent="0.25in" style:auto-text-indent="false"/>
    </style:style>
    <style:style style:name="P28" style:family="paragraph" style:parent-style-name="Standard">
      <style:paragraph-properties fo:margin-left="0.5in" fo:margin-right="0in" fo:text-align="justify" style:justify-single-word="false" fo:text-indent="0.25in" style:auto-text-indent="false"/>
      <style:text-properties fo:font-size="12pt" style:font-size-asian="12pt"/>
    </style:style>
    <style:style style:name="P29" style:family="paragraph" style:parent-style-name="Standard">
      <style:paragraph-properties fo:margin-left="0.5in" fo:margin-right="0.4374in" fo:text-align="justify" style:justify-single-word="false" fo:text-indent="0in" style:auto-text-indent="false"/>
      <style:text-properties fo:font-size="12pt" fo:font-weight="bold" style:font-size-asian="12pt" style:font-weight-asian="bold"/>
    </style:style>
    <style:style style:name="P30" style:family="paragraph" style:parent-style-name="Standard">
      <style:paragraph-properties fo:margin-left="2in" fo:margin-right="0in" fo:text-indent="0.5in" style:auto-text-indent="false"/>
      <style:text-properties fo:font-size="14pt" fo:font-weight="bold" style:font-size-asian="14pt" style:font-weight-asian="bold"/>
    </style:style>
    <style:style style:name="P31" style:family="paragraph" style:parent-style-name="Standard">
      <style:paragraph-properties fo:margin-left="2in" fo:margin-right="0in" fo:text-indent="0.5in" style:auto-text-indent="false"/>
      <style:text-properties fo:font-size="14pt" style:text-underline-style="solid" style:text-underline-width="auto" style:text-underline-color="font-color" fo:font-weight="bold" style:font-size-asian="14pt" style:font-weight-asian="bold"/>
    </style:style>
    <style:style style:name="P32" style:family="paragraph" style:parent-style-name="Standard">
      <style:paragraph-properties fo:margin-left="0in" fo:margin-right="0in" fo:text-indent="0.5in" style:auto-text-indent="false"/>
    </style:style>
    <style:style style:name="P33" style:family="paragraph" style:parent-style-name="Standard">
      <style:paragraph-properties fo:margin-left="0in" fo:margin-right="0in" fo:text-align="justify" style:justify-single-word="false" fo:text-indent="0.5in" style:auto-text-indent="false"/>
    </style:style>
    <style:style style:name="P34" style:family="paragraph" style:parent-style-name="Standard">
      <style:paragraph-properties fo:margin-left="0in" fo:margin-right="0in" fo:text-align="justify" style:justify-single-word="false" fo:text-indent="0.5in" style:auto-text-indent="false"/>
      <style:text-properties fo:font-size="12pt" style:font-size-asian="12pt"/>
    </style:style>
    <style:style style:name="P35" style:family="paragraph" style:parent-style-name="Standard">
      <style:paragraph-properties fo:margin-left="0in" fo:margin-right="0in" fo:text-align="justify" style:justify-single-word="false" fo:text-indent="0.5in" style:auto-text-indent="false"/>
      <style:text-properties fo:font-size="12pt" fo:font-weight="bold" style:font-size-asian="12pt" style:font-weight-asian="bold"/>
    </style:style>
    <style:style style:name="P36" style:family="paragraph" style:parent-style-name="Standard">
      <style:paragraph-properties fo:margin-left="-0.0626in" fo:margin-right="0in" fo:text-indent="0in" style:auto-text-indent="false"/>
      <style:text-properties fo:font-size="12pt" style:font-size-asian="12pt"/>
    </style:style>
    <style:style style:name="P37" style:family="paragraph" style:parent-style-name="Standard">
      <style:paragraph-properties fo:margin-left="0.5in" fo:margin-right="0in" fo:text-align="justify" style:justify-single-word="false" fo:text-indent="0.5in" style:auto-text-indent="false"/>
    </style:style>
    <style:style style:name="P38" style:family="paragraph" style:parent-style-name="Standard" style:list-style-name="WW8Num8">
      <style:paragraph-properties fo:margin-left="1in" fo:margin-right="0in" fo:text-align="justify" style:justify-single-word="false" fo:text-indent="-0.5in" style:auto-text-indent="false">
        <style:tab-stops>
          <style:tab-stop style:position="1in"/>
        </style:tab-stops>
      </style:paragraph-properties>
    </style:style>
    <style:style style:name="P39" style:family="paragraph" style:parent-style-name="Standard" style:list-style-name="WW8Num5">
      <style:paragraph-properties fo:margin-left="1in" fo:margin-right="0in" fo:text-align="justify" style:justify-single-word="false" fo:text-indent="-0.5in" style:auto-text-indent="false">
        <style:tab-stops>
          <style:tab-stop style:position="1in"/>
        </style:tab-stops>
      </style:paragraph-properties>
    </style:style>
    <style:style style:name="P40" style:family="paragraph" style:parent-style-name="Standard" style:list-style-name="WW8Num3">
      <style:paragraph-properties fo:margin-left="1in" fo:margin-right="0in" fo:text-align="justify" style:justify-single-word="false" fo:text-indent="-0.5in" style:auto-text-indent="false">
        <style:tab-stops>
          <style:tab-stop style:position="1in"/>
        </style:tab-stops>
      </style:paragraph-properties>
      <style:text-properties fo:font-size="12pt" style:font-size-asian="12pt"/>
    </style:style>
    <style:style style:name="P41" style:family="paragraph" style:parent-style-name="Standard" style:master-page-name="Standard">
      <style:paragraph-properties style:page-number="auto"/>
    </style:style>
    <style:style style:name="P42" style:family="paragraph" style:parent-style-name="Text_20_body">
      <style:text-properties fo:font-style="italic" style:font-style-asian="italic"/>
    </style:style>
    <style:style style:name="P43" style:family="paragraph" style:parent-style-name="Text_20_body">
      <style:text-properties fo:font-weight="bold" style:font-weight-asian="bold"/>
    </style:style>
    <style:style style:name="P44" style:family="paragraph" style:parent-style-name="Text_20_body">
      <style:paragraph-properties style:snap-to-layout-grid="false"/>
      <style:text-properties fo:font-weight="bold" style:font-weight-asian="bold"/>
    </style:style>
    <style:style style:name="P45" style:family="paragraph" style:parent-style-name="Text_20_body">
      <style:text-properties style:text-underline-style="solid" style:text-underline-width="auto" style:text-underline-color="font-color"/>
    </style:style>
    <style:style style:name="P46" style:family="paragraph" style:parent-style-name="Text_20_body">
      <style:text-properties style:text-underline-style="solid" style:text-underline-width="auto" style:text-underline-color="font-color" fo:font-weight="bold" style:font-weight-asian="bold"/>
    </style:style>
    <style:style style:name="P47" style:family="paragraph" style:parent-style-name="Text_20_body">
      <style:paragraph-properties style:snap-to-layout-grid="false"/>
    </style:style>
    <style:style style:name="P48" style:family="paragraph" style:parent-style-name="Text_20_body">
      <style:paragraph-properties fo:margin-left="0.5in" fo:margin-right="0in" fo:text-indent="0in" style:auto-text-indent="false"/>
    </style:style>
    <style:style style:name="P49" style:family="paragraph" style:parent-style-name="Heading_20_1">
      <style:paragraph-properties fo:text-align="justify" style:justify-single-word="false"/>
      <style:text-properties style:text-underline-style="solid" style:text-underline-width="auto" style:text-underline-color="font-color"/>
    </style:style>
    <style:style style:name="P50" style:family="paragraph" style:parent-style-name="Heading_20_1">
      <style:paragraph-properties fo:margin-left="0.5in" fo:margin-right="0in" fo:text-indent="0in" style:auto-text-indent="false"/>
      <style:text-properties style:text-underline-style="solid" style:text-underline-width="auto" style:text-underline-color="font-color"/>
    </style:style>
    <style:style style:name="P51" style:family="paragraph" style:parent-style-name="Heading_20_1">
      <style:paragraph-properties fo:margin-left="0in" fo:margin-right="0in" fo:text-indent="0.5in" style:auto-text-indent="false"/>
      <style:text-properties style:text-underline-style="solid" style:text-underline-width="auto" style:text-underline-color="font-color"/>
    </style:style>
    <style:style style:name="P52" style:family="paragraph" style:parent-style-name="Heading_20_2">
      <style:text-properties style:text-underline-style="solid" style:text-underline-width="auto" style:text-underline-color="font-color"/>
    </style:style>
    <style:style style:name="P53" style:family="paragraph" style:parent-style-name="Heading_20_2">
      <style:paragraph-properties fo:margin-left="0in" fo:margin-right="0in" fo:text-indent="0.5in" style:auto-text-indent="false"/>
      <style:text-properties style:text-underline-style="solid" style:text-underline-width="auto" style:text-underline-color="font-color"/>
    </style:style>
    <style:style style:name="P54" style:family="paragraph" style:parent-style-name="Heading_20_3">
      <style:text-properties style:text-underline-style="solid" style:text-underline-width="auto" style:text-underline-color="font-color" fo:font-weight="bold" style:font-weight-asian="bold"/>
    </style:style>
    <style:style style:name="P55" style:family="paragraph" style:parent-style-name="Footer">
      <style:paragraph-properties fo:margin-left="0in" fo:margin-right="0.25in" fo:text-indent="0in" style:auto-text-indent="false"/>
    </style:style>
    <style:style style:name="P56" style:family="paragraph" style:parent-style-name="Body_20_Text_20_2">
      <style:paragraph-properties fo:text-align="justify" style:justify-single-word="false"/>
    </style:style>
    <style:style style:name="P57" style:family="paragraph" style:parent-style-name="Body_20_Text_20_Indent_20_2">
      <style:paragraph-properties fo:margin-left="0.5in" fo:margin-right="0in" fo:text-indent="0in" style:auto-text-indent="false"/>
      <style:text-properties fo:font-size="12pt" style:font-size-asian="12pt"/>
    </style:style>
    <style:style style:name="P58" style:family="paragraph" style:parent-style-name="Text_20_body_20_indent">
      <style:paragraph-properties fo:margin-left="0.5in" fo:margin-right="0in" fo:text-indent="0in" style:auto-text-indent="false"/>
      <style:text-properties fo:font-size="12pt" style:font-size-asian="12pt"/>
    </style:style>
    <style:style style:name="P59" style:family="paragraph">
      <style:paragraph-properties fo:text-align="center" style:writing-mode="lr-tb"/>
    </style:style>
    <style:style style:name="T1" style:family="text">
      <style:text-properties fo:font-size="12pt" style:font-size-asian="12pt"/>
    </style:style>
    <style:style style:name="T2" style:family="text">
      <style:text-properties fo:font-size="12pt" fo:font-style="italic" fo:font-weight="bold" style:font-size-asian="12pt" style:font-style-asian="italic" style:font-weight-asian="bold"/>
    </style:style>
    <style:style style:name="T3" style:family="text">
      <style:text-properties fo:font-size="12pt" fo:font-style="italic" style:font-size-asian="12pt" style:font-style-asian="italic"/>
    </style:style>
    <style:style style:name="T4" style:family="text">
      <style:text-properties fo:font-size="12pt" fo:font-weight="bold" style:font-size-asian="12pt" style:font-weight-asian="bold"/>
    </style:style>
    <style:style style:name="T5" style:family="text">
      <style:text-properties fo:font-size="12pt" fo:language="none" fo:country="none" fo:font-weight="bold" style:font-size-asian="12pt" style:font-weight-asian="bold"/>
    </style:style>
    <style:style style:name="T6" style:family="text">
      <style:text-properties fo:font-weight="bold" style:font-weight-asian="bold"/>
    </style:style>
    <style:style style:name="T7" style:family="text">
      <style:text-properties style:text-underline-style="solid" style:text-underline-width="auto" style:text-underline-color="font-color" fo:font-weight="bold" style:font-weight-asian="bold"/>
    </style:style>
    <style:style style:name="T8" style:family="text">
      <style:text-properties fo:font-size="14pt" style:text-underline-style="solid" style:text-underline-width="auto" style:text-underline-color="font-color" fo:font-weight="bold" style:font-size-asian="14pt" style:font-weight-asian="bold"/>
    </style:style>
    <style:style style:name="T9" style:family="text">
      <style:text-properties style:text-position="sub 58%"/>
    </style:style>
    <style:style style:name="T10" style:family="text">
      <style:text-properties style:text-position="sub 58%" fo:font-size="12pt" style:font-size-asian="12pt"/>
    </style:style>
    <style:style style:name="T11" style:family="text">
      <style:text-properties style:text-position="sub 58%" fo:font-size="12pt" fo:font-style="italic" style:font-size-asian="12pt" style:font-style-asian="italic"/>
    </style:style>
    <style:style style:name="T12" style:family="text">
      <style:text-properties style:text-position="sub 58%" fo:font-size="12pt" fo:font-weight="bold" style:font-size-asian="12pt" style:font-weight-asian="bold"/>
    </style:style>
    <style:style style:name="T13" style:family="text">
      <style:text-properties style:text-position="sub 58%" fo:font-weight="bold" style:font-weight-asian="bold"/>
    </style:style>
    <style:style style:name="T14" style:family="text">
      <style:text-properties style:font-name="Symbol"/>
    </style:style>
    <style:style style:name="T15" style:family="text">
      <style:text-properties style:font-name="Symbol" fo:font-size="12pt" style:font-size-asian="12pt"/>
    </style:style>
    <style:style style:name="T16" style:family="text">
      <style:text-properties style:font-name="Symbol" fo:font-size="12pt" fo:font-style="italic" style:font-size-asian="12pt" style:font-style-asian="italic"/>
    </style:style>
    <style:style style:name="T17" style:family="text">
      <style:text-properties fo:language="none" fo:country="none"/>
    </style:style>
    <style:style style:name="T18" style:family="text">
      <style:text-properties style:text-position="super 58%"/>
    </style:style>
    <style:style style:name="T19" style:family="text">
      <style:text-properties style:text-position="super 58%" fo:font-size="12pt" style:font-size-asian="12pt"/>
    </style:style>
    <style:style style:name="T20" style:family="text"/>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000000" style:shadow="#000000 -0.0835in -0.0835in">
        <style:background-image/>
      </style:graphic-properties>
    </style:style>
    <style:style style:name="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OLE">
      <style:graphic-properties fo:margin-left="0in" fo:margin-right="0in" style:vertical-pos="middle" style:vertical-rel="text" fo:padding-left="0.1102in" fo:padding-right="0.1102in" fo:padding-top="0.0602in" fo:padding-bottom="0.0602in" fo:border="none" draw:ole-draw-aspect="1"/>
    </style:style>
    <style:style style:name="gr1" style:family="graphic">
      <style:graphic-properties draw:stroke="solid" svg:stroke-width="0.0102in" svg:stroke-color="#000000"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1"><text:tab/><text:tab/><text:tab/><text:tab/><text:tab/></text:span><text:span text:style-name="T8">CHAPTER 2</text:span></text:p>
      <text:p text:style-name="P1"/>
      <text:h text:style-name="P50" text:outline-level="1"/>
      <text:h text:style-name="P50" text:outline-level="1"><text:s text:c="7"/></text:h>
      <text:h text:style-name="P51" text:outline-level="1">INTRODUCTION TO OPERATIONS RESEARCH</text:h>
      <text:p text:style-name="P20"/>
      <text:p text:style-name="P20">During World War II, British leaders ask scientists and engineers to analyze several military problems, the deployment of Radar and the management of Convoy, bombing, and mining operations. The applications of mathematics and the scientific methods to military operations was called operations research (O.R) or management science means a scientific approach to decision making, which seeks to determine how best is to design and operate a system, usually under conditions requiring the allocation of scarce resources.</text:p>
      <text:p text:style-name="P21"/>
      <text:h text:style-name="P53" text:outline-level="2">THE METHODOLOGY OF O.R</text:h>
      <text:p text:style-name="P20"/>
      <text:p text:style-name="P20">When Operations Research is used to solve a problem of an organization, the following seven step procedures should be followed:</text:p>
      <text:p text:style-name="P20"/>
      <text:p text:style-name="P21">[1] Formulate the problem</text:p>
      <text:p text:style-name="P21"/>
      <text:p text:style-name="P20">O.R analyst first defines the organization’s problem. Defining the problem includes specifying the organization’s objectives and the part of the organization that must be studied before the problem can be solved.</text:p>
      <text:p text:style-name="P20"/>
      <text:p text:style-name="P20">To illustrate the idea of problem formulation, suppose that a bank manager hires an Operations Research analyst to help the bank reduce the expenditures on tellers’ salaries while still maintaining an adequate level of customer service. After discussion with the manager of the bank, how might the analyst describe the bank’s objectives? Here are three possibilities:</text:p>
      <text:p text:style-name="P20"/>
      <text:list xml:id="list1750429529" text:style-name="WW8Num6">
        <text:list-item>
          <text:p text:style-name="P22">The bank may want to minimize the weekly salary cost needed to ensure that the average time a customer waits in line is at most 3 minutes</text:p>
        </text:list-item>
        <text:list-item>
          <text:p text:style-name="P22">The bank may want to minimize the weekly salary cost required to ensure that only 5% off all customers wait in the line more than 3 minutes for a teller.</text:p>
        </text:list-item>
        <text:list-item>
          <text:p text:style-name="P22">The bank may be willing to spend up to RM 1000 per week on teller’s salaries and minimize the average time a customer must wait in the line for a teller, given the salary constraint.</text:p>
        </text:list-item>
      </text:list>
      <text:p text:style-name="P20"/>
      <text:p text:style-name="P58">The analyst must also identify the aspects of the bank’s operations that effect the achievement of the bank objectives. For instance,</text:p>
      <text:p text:style-name="P20"/>
      <text:list xml:id="list1706970499" text:style-name="WW8Num2">
        <text:list-item>
          <text:p text:style-name="P23">On the average, how many customers arrive at the bank each hour? The mo0re customers, the more tellers will be needed to provide adequate service.</text:p>
        </text:list-item>
        <text:list-item>
          <text:p text:style-name="P23"><text:soft-page-break/>On the average, how many customers can a teller serve per hour?</text:p>
        </text:list-item>
        <text:list-item>
          <text:p text:style-name="P23">How does having customers waiting in a single line rather than in several tellers lines affect the achievement of the bank’s objectives?</text:p>
        </text:list-item>
        <text:list-item>
          <text:p text:style-name="P23">If each teller has one line, will customer’s always join the shortest line? If one or another line becomes much longer, will customers jockey between lines?</text:p>
        </text:list-item>
      </text:list>
      <text:p text:style-name="P20"/>
      <text:p text:style-name="P21">[2] Observe the System </text:p>
      <text:p text:style-name="P20"/>
      <text:p text:style-name="P20">The analyst collects data to estimate the values of parameters that affect the organization’s problem. These estimates are used to develop and evaluate a mathematical model of the organization’s problem.</text:p>
      <text:p text:style-name="P20">In our example, the analyst would collect data to estimate the following system parameters:</text:p>
      <text:p text:style-name="P20"/>
      <text:list xml:id="list631116695" text:style-name="WW8Num1">
        <text:list-item>
          <text:p text:style-name="P24">On the average, how many customers arrive each hour? Does the arrival rate of customers depend on the time of day?</text:p>
        </text:list-item>
        <text:list-item>
          <text:p text:style-name="P24">On the average, how many customers can a teller serve in one hour? Does the speed with which a teller serves customers depend on the number of customers waiting in the line?</text:p>
        </text:list-item>
        <text:list-item>
          <text:p text:style-name="P24">Do customers always join the shortest line? When at the end of a long line, do customers frequently switch to a shorter line?</text:p>
        </text:list-item>
      </text:list>
      <text:p text:style-name="P20"/>
      <text:p text:style-name="P21">[3] Formulate a Mathematical Model of the Problem</text:p>
      <text:p text:style-name="P20"/>
      <text:p text:style-name="P20">The analyst develops a mathematical of the problem. In our example, a mathematical model can be developed to predict the values of</text:p>
      <text:p text:style-name="P20"/>
      <text:p text:style-name="P27"><text:span text:style-name="T1">W</text:span><text:span text:style-name="T10">q</text:span><text:span text:style-name="T1"> = Average time consumer waits in line</text:span></text:p>
      <text:p text:style-name="P28">P<text:tab/>= Probability that a customer will spend at least 3 minutes waiting in line based on knowing the following parameters:</text:p>
      <text:p text:style-name="P19"><text:span text:style-name="T1"><text:s text:c="6"/></text:span><text:span text:style-name="T15"></text:span><text:span text:style-name="T1"> <text:s text:c="2"/>= Average no of customers arriving at the bank each hour</text:span></text:p>
      <text:p text:style-name="P19"><text:span text:style-name="T1"><text:s text:c="6"/></text:span><text:span text:style-name="T15"></text:span><text:span text:style-name="T1"> <text:s text:c="2"/>= Average number of customers a teller can serve in an hour</text:span></text:p>
      <text:p text:style-name="P20"><text:s text:c="6"/>s <text:s text:c="2"/>= Number of bank tellers </text:p>
      <text:p text:style-name="P20"/>
      <text:p text:style-name="P19"><text:span text:style-name="T1">A mathematical model that yields an equation relating these four parameters to W</text:span><text:span text:style-name="T10">q</text:span><text:span text:style-name="T1">, P would be an example of an analytic model. It can be shown that if there is only one teller, then under certain conditions</text:span></text:p>
      <text:p text:style-name="P20"/>
      <text:p text:style-name="P19"><text:span text:style-name="T1"><text:tab/><text:tab/><text:tab/>W</text:span><text:span text:style-name="T10">q</text:span><text:span text:style-name="T1"> = </text:span><text:span text:style-name="T1"><draw:frame draw:style-name="fr3" draw:name="Object1" text:anchor-type="as-char" svg:width="0.7154in" svg:height="0.4in" draw:z-index="0"><draw:object xlink:href="./Object 1" xlink:type="simple" xlink:show="embed" xlink:actuate="onLoad"/><draw:image xlink:href="./ObjectReplacements/Object 1" xlink:type="simple" xlink:show="embed" xlink:actuate="onLoad"/></draw:frame></text:span><text:span text:style-name="T1"><text:tab/><text:tab/>(1)</text:span></text:p>
      <text:p text:style-name="P20"/>
      <text:p text:style-name="P19"><text:span text:style-name="T1">Thus, the knowing these parameters could use equation (1) to determine how well the system is controlling W</text:span><text:span text:style-name="T10">q</text:span><text:span text:style-name="T1">. Many situations, however, are so complex that no analytic model exists. For example, if customer switch between lines, then in most situations there is no “tractable” mathematical equation that can be used to </text:span><text:soft-page-break/><text:span text:style-name="T1">relate the four parameters to W</text:span><text:span text:style-name="T10">q</text:span><text:span text:style-name="T1"> or P. When no tractable analytic model exists, one must often develop </text:span><text:span text:style-name="T2">a simulation model</text:span><text:span text:style-name="T1">. Which enables the computer to approximate the behavior of the actual system.</text:span></text:p>
      <text:p text:style-name="P2"/>
      <text:p text:style-name="P21">[4] Verify the model and use it for Prediction</text:p>
      <text:p text:style-name="P20"/>
      <text:p text:style-name="P19"><text:span text:style-name="T1">The analyst now tries to determine if the mathematical model developed in step [3] is an accurate representation of reality. To determine how the well the model fits reality, one determine how valid the model is for the current situation. For instance, in the bank example, suppose one believes the situation satisfies the conditions for which equation (1) is valid. Then current estimates of the parameters might be substitute into (1), and one would see how well (1) predict the observe values of W</text:span><text:span text:style-name="T10">q</text:span><text:span text:style-name="T1">. If the model predictions of W</text:span><text:span text:style-name="T10">q</text:span><text:span text:style-name="T1"> and P are not close to the actual values, a new model is surly needed. In this case, one would return to either step [2] or [3] and develop a new model that better describes the actual situation.</text:span></text:p>
      <text:p text:style-name="P21"/>
      <text:p text:style-name="P21">[5] Select a suitable Alternative</text:p>
      <text:p text:style-name="P20"/>
      <text:p text:style-name="P20">Given a model and a set of alternatives, the analyst now choose the alternative that best meets the organization’s objectives. In our bank example one might determine the employment policy that minimizes the weekly salary cost needed to ensure that the average customer waits in the line at most three minutes.</text:p>
      <text:p text:style-name="P20">Sometimes the set not available alternatives is subject to certain restrictions or constraints. For example, suppose the bank can hire both full-time tellers and part-time tellers. Assume that part-time tellers are less costly but work more slowly than full-time tellers. One might want to minimize the average time a customer waits in line, subject to the following constraints:</text:p>
      <text:p text:style-name="P20"/>
      <text:list xml:id="list314246687" text:style-name="WW8Num7">
        <text:list-item>
          <text:p text:style-name="P25">At most RM 2000 per week can be sent on tellers salaries.</text:p>
        </text:list-item>
        <text:list-item>
          <text:p text:style-name="P25">Part-time tellers can work at most one quarter of all hours worked each week.</text:p>
        </text:list-item>
      </text:list>
      <text:p text:style-name="P20"/>
      <text:p text:style-name="P20">In many situations, the best alternative may be possible or too costly to determine. For example a company considering purchasing a microcomputers might want to buy the one that best satisfies the following criteria:</text:p>
      <text:p text:style-name="P20"/>
      <text:list xml:id="list1662527121" text:style-name="WW8Num11">
        <text:list-item>
          <text:p text:style-name="P26">Most economical computer</text:p>
        </text:list-item>
        <text:list-item>
          <text:p text:style-name="P26">Ease of use</text:p>
        </text:list-item>
        <text:list-item>
          <text:p text:style-name="P26">Most useful software available</text:p>
        </text:list-item>
        <text:list-item>
          <text:p text:style-name="P26">Speed of operation</text:p>
        </text:list-item>
      </text:list>
      <text:p text:style-name="P20"/>
      <text:p text:style-name="P20">It is likely that no single computer will be the best with respect to all four criteria. Suppose three computers are under consideration. Computer A may be best with respect to criteria 1 and 3 and worst with respect to 2 and 4; computer B may be best with respect to criteria 2 and 4 but less good for the others; and computer C may be second best with respect to all criteria. Which computer would best meet <text:soft-page-break/>the company’s objectives? This is a difficult question that can be answered using the theory of Multi-attribute decision making.</text:p>
      <text:p text:style-name="P3"/>
      <text:p text:style-name="P57">[6] Present the Results and Conclusions of the Study to the Organization</text:p>
      <text:p text:style-name="P20"/>
      <text:p text:style-name="P20">The analyst presents the model and recommendations from step [5] to the decision-making individual or group. In some situations, one might present several alternatives and let the organization choose the one that best meets its needs.</text:p>
      <text:p text:style-name="P20">After presenting the result of OR study to the organization, the analyst may find that the organization doesn’t approve the recommendations. This may result from incorrect definition of the organization’s problems or from failure to involve the decision-maker from the start of the project. In this case the analyst should return to step [1], [2], or [3].</text:p>
      <text:p text:style-name="P20"/>
      <text:p text:style-name="P29">[7] Implement and Evaluate Recommendations</text:p>
      <text:p text:style-name="P20"/>
      <text:p text:style-name="P48">If the organization has accepted the study, the analyst aids in implementing the recommendations. The system must constantly monitored to ensure that the recommendations are enabling the organization to meet the objectives. In the bank example, suppose the objective is to ensure at most 5% of customers wait for more than 3 minutes. Suppose that after the analyst’s suggestions are implemented, 80% of customers spend more than three minutes in the line. Then the bank’s objectives are clearly not being met, and the analyst should return to step [1], [2], or [3] and reexamine the model. </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4" text:outline-level="4"><text:soft-page-break/></text:h>
      <text:h text:style-name="Heading_20_4" text:outline-level="4">CHAPTER 2</text:h>
      <text:p text:style-name="P30"/>
      <text:p text:style-name="P31"/>
      <text:h text:style-name="P49" text:outline-level="1">LINEAR PROGRAMMING FORMULATION</text:h>
      <text:p text:style-name="Standard"/>
      <text:p text:style-name="Text_20_body">Linear Programming (LP) is a tool for solving optimization problems. George Dantzig developed an efficient method, the simplex algorithm, for solving Linear Programming Problems. Some of the major application areas to which LP can be applied are: </text:p>
      <text:p text:style-name="P2"/>
      <text:p text:style-name="P2"><text:s text:c="5"/>1. Blending </text:p>
      <text:p text:style-name="P2"><text:s text:c="5"/>2. Production planning </text:p>
      <text:p text:style-name="P2"><text:s text:c="5"/>3. Oil refinery management </text:p>
      <text:p text:style-name="P2"><text:s text:c="5"/>4. Distribution </text:p>
      <text:p text:style-name="P2"><text:s text:c="5"/>5. Financial and economic planning </text:p>
      <text:p text:style-name="P2"><text:s text:c="5"/>6. Manpower planning </text:p>
      <text:p text:style-name="P2"><text:s text:c="5"/>7. Blast furnace burdening </text:p>
      <text:p text:style-name="P2"><text:s text:c="5"/>8. Farm planning </text:p>
      <text:p text:style-name="P2"/>
      <text:p text:style-name="P6">DEFENITIONS:</text:p>
      <text:p text:style-name="P6"/>
      <text:p text:style-name="P8"><draw:frame draw:style-name="fr1" draw:name="Frame1" text:anchor-type="char" svg:x="0.0453in" svg:y="0.0299in" svg:width="5.9098in" svg:height="0.6098in" draw:z-index="35"><draw:text-box><text:p text:style-name="P12"><text:span text:style-name="T1">A function </text:span><text:span text:style-name="T3">f (x</text:span><text:span text:style-name="T11">1</text:span><text:span text:style-name="T3">, x</text:span><text:span text:style-name="T11">2</text:span><text:span text:style-name="T3">, …, x</text:span><text:span text:style-name="T11">n</text:span><text:span text:style-name="T3">)</text:span><text:span text:style-name="T1"> is a </text:span><text:span text:style-name="T4">Linear Function</text:span><text:span text:style-name="T1"> iff for some set of constants </text:span><text:span text:style-name="T3">c</text:span><text:span text:style-name="T11">1</text:span><text:span text:style-name="T3">, c</text:span><text:span text:style-name="T11">2</text:span><text:span text:style-name="T3">, …, c</text:span><text:span text:style-name="T11">n</text:span><text:span text:style-name="T3">, f(x</text:span><text:span text:style-name="T11">1</text:span><text:span text:style-name="T3">, x</text:span><text:span text:style-name="T11">2</text:span><text:span text:style-name="T3">, …, x</text:span><text:span text:style-name="T11">n</text:span><text:span text:style-name="T3">) = c</text:span><text:span text:style-name="T11">1</text:span><text:span text:style-name="T3">x</text:span><text:span text:style-name="T11">1</text:span><text:span text:style-name="T3"> + c</text:span><text:span text:style-name="T11">2</text:span><text:span text:style-name="T3">x</text:span><text:span text:style-name="T11">2</text:span><text:span text:style-name="T3"> + … + c</text:span><text:span text:style-name="T11">n</text:span><text:span text:style-name="T3">x</text:span><text:span text:style-name="T11">n</text:span><text:span text:style-name="T3">.</text:span></text:p><text:p text:style-name="Standard"/></draw:text-box></draw:frame></text:p>
      <text:p text:style-name="P2"/>
      <text:p text:style-name="P2"/>
      <text:p text:style-name="P2"/>
      <text:p text:style-name="P2"/>
      <text:p text:style-name="P9"><draw:frame draw:style-name="fr1" draw:name="Frame2" text:anchor-type="char" svg:x="0.0453in" svg:y="0.072in" svg:width="5.9098in" svg:height="0.6098in" draw:z-index="36"><draw:text-box><text:p text:style-name="P12"><text:span text:style-name="T1">For any linear function </text:span><text:span text:style-name="T3">f (x</text:span><text:span text:style-name="T11">1</text:span><text:span text:style-name="T3">, x</text:span><text:span text:style-name="T11">2</text:span><text:span text:style-name="T3">, …, x</text:span><text:span text:style-name="T11">n</text:span><text:span text:style-name="T3">)</text:span><text:span text:style-name="T1"> and any number b, the inequalities </text:span><text:span text:style-name="T3">f (x</text:span><text:span text:style-name="T11">1</text:span><text:span text:style-name="T3">, x</text:span><text:span text:style-name="T11">2</text:span><text:span text:style-name="T3">, …, x</text:span><text:span text:style-name="T11">n</text:span><text:span text:style-name="T3">) </text:span><text:span text:style-name="T16"></text:span><text:span text:style-name="T3"> b </text:span><text:span text:style-name="T1">and </text:span><text:span text:style-name="T3">f (x</text:span><text:span text:style-name="T11">1</text:span><text:span text:style-name="T3">, x</text:span><text:span text:style-name="T11">2</text:span><text:span text:style-name="T3">, …, x</text:span><text:span text:style-name="T11">n</text:span><text:span text:style-name="T3">) </text:span><text:span text:style-name="T16"></text:span><text:span text:style-name="T3"> b</text:span><text:span text:style-name="T1"> are </text:span><text:span text:style-name="T4">Linear Inequalities.</text:span></text:p><text:p text:style-name="Standard"/></draw:text-box></draw:frame></text:p>
      <text:p text:style-name="P2"/>
      <text:p text:style-name="P2"/>
      <text:p text:style-name="P2"/>
      <text:p text:style-name="P2"/>
      <text:p text:style-name="P9"><draw:frame draw:style-name="fr1" draw:name="Frame3" text:anchor-type="char" svg:x="0.0398in" svg:y="0.1in" svg:width="5.9209in" svg:height="1.9209in" draw:z-index="37"><draw:text-box><text:p text:style-name="P2"/><text:p text:style-name="P12"><text:span text:style-name="T1">A </text:span><text:span text:style-name="T4">Linear Programming Problem (LP)</text:span><text:span text:style-name="T1"> is an optimization problem for which we do the following:</text:span></text:p><text:p text:style-name="P2"/><text:list xml:id="list404916283" text:style-name="WW8Num4"><text:list-item><text:p text:style-name="P13"><text:span text:style-name="T1">We attempt to maximize or minimize a linear function of the decision variables. The function that is to be maximized or minimized is called </text:span><text:span text:style-name="T4">the Objective Function.</text:span></text:p></text:list-item><text:list-item><text:p text:style-name="P4">The values of the decision variables must satisfy a set of constraints. Each constraint must be a linear equation or linear inequality.</text:p></text:list-item></text:list><text:p text:style-name="P2"><text:s/></text:p><text:p text:style-name="Standard"/></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9"><draw:frame draw:style-name="fr1" draw:name="Frame4" text:anchor-type="char" svg:x="0.0453in" svg:y="0.1055in" svg:width="5.9098in" svg:height="0.6098in" draw:z-index="38"><draw:text-box><text:p text:style-name="P12"><text:span text:style-name="T1">The </text:span><text:span text:style-name="T4">Feasible Region</text:span><text:span text:style-name="T1"> for an LP is the set of all points satisfying all the LP’s constraints and all the LP’s sign restrictions.</text:span></text:p><text:p text:style-name="Standard"/></draw:text-box></draw:frame></text:p>
      <text:p text:style-name="P2"/>
      <text:p text:style-name="P2"/>
      <text:p text:style-name="P2"><text:soft-page-break/></text:p>
      <text:p text:style-name="P2"/>
      <text:p text:style-name="P9"><draw:frame draw:style-name="fr1" draw:name="Frame5" text:anchor-type="char" svg:x="0.0453in" svg:y="-0.1047in" svg:width="5.9098in" svg:height="0.9098in" draw:z-index="39"><draw:text-box><text:p text:style-name="Text_20_body">For a maximization problem, an <text:span text:style-name="T6">Optimal Solution</text:span> to an LP is a point in the feasible region with the largest objective function value. Similarly, for a minimization problem, an optimal solution is a point in the feasible region with the smallest objective function value.</text:p><text:p text:style-name="Standard"/></draw:text-box></draw:frame></text:p>
      <text:p text:style-name="P2"/>
      <text:p text:style-name="P2"/>
      <text:h text:style-name="Heading_20_2" text:outline-level="2"/>
      <text:p text:style-name="P12"/>
      <text:p text:style-name="P16"/>
      <text:h text:style-name="P52" text:outline-level="2">MATHEMATICAL FORMULATION OF THE PROBLEM</text:h>
      <text:p text:style-name="P6"/>
      <text:h text:style-name="Heading_20_5" text:outline-level="5">PRODUCTION ALLOCATION PROBLEM</text:h>
      <text:p text:style-name="P2"/>
      <text:p text:style-name="P12"><text:span text:style-name="T1">A manufacturer produces two types of models M</text:span><text:span text:style-name="T10">1</text:span><text:span text:style-name="T1"> and M</text:span><text:span text:style-name="T10">2</text:span><text:span text:style-name="T1">. Each M</text:span><text:span text:style-name="T10">1</text:span><text:span text:style-name="T1"> model requires 4 hours of grinding and 2 hours of polishing; whereas each M</text:span><text:span text:style-name="T10">2</text:span><text:span text:style-name="T1"> model requires 2 hours of grinding and 5 hours of polishing. The manufacturer has 2 grinders and 3 polishers. Each grinder works for 40 hours a week and each polisher works 60 hours a week. Profit on an M</text:span><text:span text:style-name="T10">1</text:span><text:span text:style-name="T1"> model is RM 3.00 and on M</text:span><text:span text:style-name="T10">2</text:span><text:span text:style-name="T1"> model is RM 4.00. Whatever is produce in a week is sold in the market. How should the manufacturer allocate his production capacity to the two types of models so that he may make the maximum profit in a week?</text:span></text:p>
      <text:p text:style-name="P2"/>
      <text:p text:style-name="P12"><text:span text:style-name="T1">Let x</text:span><text:span text:style-name="T10">1</text:span><text:span text:style-name="T1"> be the number of M</text:span><text:span text:style-name="T10">1</text:span><text:span text:style-name="T1"> and M</text:span><text:span text:style-name="T10">2</text:span><text:span text:style-name="T1"> models that the manufacturer decided to produce per week. Then his weekly profit <text:s/>(in RM) is given by:</text:span></text:p>
      <text:p text:style-name="P2"/>
      <text:p text:style-name="P12"><text:span text:style-name="T1"><text:tab/><text:tab/>Z = 3x</text:span><text:span text:style-name="T10">1</text:span><text:span text:style-name="T1"> + 4x</text:span><text:span text:style-name="T10">2</text:span></text:p>
      <text:p text:style-name="P2"/>
      <text:p text:style-name="P2">This is in the assumption that he has enough grinders and polishers capacity to produce these numbers of models.</text:p>
      <text:p text:style-name="P2">Now, in order to produce these numbers of models, the total number of grinding hours needed per week is given by:</text:p>
      <text:p text:style-name="P2"/>
      <text:p text:style-name="P12"><text:span text:style-name="T1"><text:tab/><text:tab/>4x</text:span><text:span text:style-name="T10">1</text:span><text:span text:style-name="T1"> + 2x</text:span><text:span text:style-name="T10">2</text:span></text:p>
      <text:p text:style-name="P2"/>
      <text:p text:style-name="P2">and the total number of polishing hours per week is given by:</text:p>
      <text:p text:style-name="P2"/>
      <text:p text:style-name="P12"><text:span text:style-name="T1"><text:tab/><text:tab/>2x</text:span><text:span text:style-name="T10">1</text:span><text:span text:style-name="T1"> + 5x</text:span><text:span text:style-name="T10">2</text:span><text:span text:style-name="T1">.</text:span></text:p>
      <text:p text:style-name="P2"/>
      <text:p text:style-name="P2">Since he does not have more than 80 hours of grinding and 180 hours of polishing, we must have:</text:p>
      <text:p text:style-name="P12"><text:span text:style-name="T1"><text:tab/><text:tab/>4x</text:span><text:span text:style-name="T10">1</text:span><text:span text:style-name="T1"> + 2x</text:span><text:span text:style-name="T10">2</text:span><text:span text:style-name="T1"> </text:span><text:span text:style-name="T15"></text:span><text:span text:style-name="T1"> 80</text:span></text:p>
      <text:p text:style-name="P12"><text:span text:style-name="T1"><text:tab/><text:tab/>2x</text:span><text:span text:style-name="T10">1</text:span><text:span text:style-name="T1"> + 5x</text:span><text:span text:style-name="T10">2</text:span><text:span text:style-name="T1"> </text:span><text:span text:style-name="T15"></text:span><text:span text:style-name="T1"> 180.</text:span></text:p>
      <text:p text:style-name="P2"/>
      <text:p text:style-name="P2">Also, it is not possible for the manufacturer to produce a negative number of models, it is obvious that we must also have</text:p>
      <text:p text:style-name="P2"/>
      <text:p text:style-name="P12"><text:span text:style-name="T1"><text:tab/><text:tab/>x</text:span><text:span text:style-name="T10">1</text:span><text:span text:style-name="T1"> </text:span><text:span text:style-name="T15"></text:span><text:span text:style-name="T1"> 0</text:span><text:span text:style-name="T10"> </text:span><text:span text:style-name="T1">and x</text:span><text:span text:style-name="T10">2</text:span><text:span text:style-name="T1"> </text:span><text:span text:style-name="T15"></text:span><text:span text:style-name="T1"> 0.</text:span></text:p>
      <text:p text:style-name="P2"/>
      <text:p text:style-name="P2"><text:soft-page-break/></text:p>
      <text:p text:style-name="P2">Hence the manufacturer’s allocation problem can be formulated as:</text:p>
      <text:p text:style-name="P2"/>
      <text:p text:style-name="P9"><draw:frame draw:style-name="fr1" draw:name="Frame6" text:anchor-type="char" svg:x="0.0453in" svg:y="0.222in" svg:width="6.2098in" svg:height="1.6098in" draw:z-index="40"><draw:text-box><text:p text:style-name="Standard"><text:span text:style-name="T1">Find two real numbers, x</text:span><text:span text:style-name="T10">1</text:span><text:span text:style-name="T1"> and x</text:span><text:span text:style-name="T10">2</text:span><text:span text:style-name="T1">, such that</text:span></text:p><text:p text:style-name="P12"><text:span text:style-name="T1">(i) <text:tab/>4x</text:span><text:span text:style-name="T10">1</text:span><text:span text:style-name="T1"> + 2x</text:span><text:span text:style-name="T10">2</text:span><text:span text:style-name="T1"> </text:span><text:span text:style-name="T15"></text:span><text:span text:style-name="T1"> 80</text:span></text:p><text:list xml:id="list490414859" text:style-name="WW8Num10"><text:list-item><text:p text:style-name="P17"><text:span text:style-name="T1">2x</text:span><text:span text:style-name="T10">1</text:span><text:span text:style-name="T1"> + 5x</text:span><text:span text:style-name="T10">2</text:span><text:span text:style-name="T1"> </text:span><text:span text:style-name="T15"></text:span><text:span text:style-name="T1"> 180.</text:span></text:p></text:list-item><text:list-item><text:p text:style-name="P17"><text:span text:style-name="T1">x</text:span><text:span text:style-name="T10">1</text:span><text:span text:style-name="T1">, x</text:span><text:span text:style-name="T10">2</text:span><text:span text:style-name="T1"> </text:span><text:span text:style-name="T15"></text:span><text:span text:style-name="T1"> 0.</text:span></text:p></text:list-item></text:list><text:p text:style-name="P1">And for which the expression (Objective function)</text:p><text:p text:style-name="P32"><text:span text:style-name="T1">Z = 3x</text:span><text:span text:style-name="T10">1</text:span><text:span text:style-name="T1"> + 4x</text:span><text:span text:style-name="T10">2<text:tab/></text:span></text:p><text:p text:style-name="P1">May be maximized. </text:p><text:p text:style-name="P36"/></draw:text-box></draw:frame></text:p>
      <text:p text:style-name="P2"/>
      <text:p text:style-name="P2"/>
      <text:p text:style-name="P2"/>
      <text:p text:style-name="P2"/>
      <text:p text:style-name="P2"/>
      <text:p text:style-name="P2"/>
      <text:p text:style-name="P2"/>
      <text:p text:style-name="P2"/>
      <text:p text:style-name="P2"/>
      <text:p text:style-name="P6"/>
      <text:p text:style-name="P2"/>
      <text:h text:style-name="P52" text:outline-level="2">MEDIA SELECTION PROBLEM</text:h>
      <text:p text:style-name="P2"/>
      <text:p text:style-name="P2">The owner of metro sports wishes to determine how many advertisement to place in selected three monthly magazines A, B, and C. His objective is to advertise in such away that total exposure to principle buyers of expensive sports goods is maximized. Percentage of readers in each magazine is known. Exposure in any particular magazines is the number of advertisements placed multiplied by the number of principle buyers. The following data may be used:</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5"/>
          </table:table-cell>
          <table:table-cell table:style-name="Table1.B1" table:number-columns-spanned="3" office:value-type="string">
            <text:p text:style-name="P5"><text:s text:c="27"/>Magazine</text:p>
          </table:table-cell>
          <table:covered-table-cell/>
          <table:covered-table-cell/>
        </table:table-row>
        <table:table-row table:style-name="Table1.1">
          <table:covered-table-cell/>
          <table:table-cell table:style-name="Table1.B2" office:value-type="string">
            <text:p text:style-name="P5"><text:s text:c="9"/>A</text:p>
          </table:table-cell>
          <table:table-cell table:style-name="Table1.B2" office:value-type="string">
            <text:p text:style-name="P5"><text:s text:c="10"/>B</text:p>
          </table:table-cell>
          <table:table-cell table:style-name="Table1.B1" office:value-type="string">
            <text:p text:style-name="P5"><text:s text:c="9"/>C</text:p>
          </table:table-cell>
        </table:table-row>
        <table:table-row table:style-name="Table1.1">
          <table:table-cell table:style-name="Table1.B2" office:value-type="string">
            <text:p text:style-name="P5">Readers</text:p>
          </table:table-cell>
          <table:table-cell table:style-name="Table1.B2" office:value-type="string">
            <text:p text:style-name="P5">100,000</text:p>
          </table:table-cell>
          <table:table-cell table:style-name="Table1.B2" office:value-type="string">
            <text:p text:style-name="P5">60,000</text:p>
          </table:table-cell>
          <table:table-cell table:style-name="Table1.B1" office:value-type="string">
            <text:p text:style-name="P5">40,000</text:p>
          </table:table-cell>
        </table:table-row>
        <table:table-row table:style-name="Table1.1">
          <table:table-cell table:style-name="Table1.B2" office:value-type="string">
            <text:p text:style-name="P5">Principle buyers</text:p>
          </table:table-cell>
          <table:table-cell table:style-name="Table1.B2" office:value-type="string">
            <text:p text:style-name="P5">10%</text:p>
          </table:table-cell>
          <table:table-cell table:style-name="Table1.B2" office:value-type="string">
            <text:p text:style-name="P5">15%</text:p>
          </table:table-cell>
          <table:table-cell table:style-name="Table1.B1" office:value-type="string">
            <text:p text:style-name="P5">07%</text:p>
          </table:table-cell>
        </table:table-row>
        <table:table-row table:style-name="Table1.1">
          <table:table-cell table:style-name="Table1.B2" office:value-type="string">
            <text:p text:style-name="P5">Cost per advertisement (RM)</text:p>
          </table:table-cell>
          <table:table-cell table:style-name="Table1.B2" office:value-type="string">
            <text:p text:style-name="P5">5,000</text:p>
          </table:table-cell>
          <table:table-cell table:style-name="Table1.B2" office:value-type="string">
            <text:p text:style-name="P5">4,500</text:p>
          </table:table-cell>
          <table:table-cell table:style-name="Table1.B1" office:value-type="string">
            <text:p text:style-name="P5">4,250</text:p>
          </table:table-cell>
        </table:table-row>
      </table:table>
      <text:p text:style-name="P2"/>
      <text:p text:style-name="P2">The budget amount is at most RM 100,000 for the advertisements. The owner has already decided that magazine A. should have no more than 6 advertisements and that B, and C each have at least 2 advertisements. Formulate an LP model for the problem.</text:p>
      <text:p text:style-name="P2">Solution:</text:p>
      <text:p text:style-name="P12"><text:span text:style-name="T1">Let x</text:span><text:span text:style-name="T10">1</text:span><text:span text:style-name="T1">, x</text:span><text:span text:style-name="T10">2</text:span><text:span text:style-name="T1">, and x</text:span><text:span text:style-name="T10">3</text:span><text:span text:style-name="T1"> denote the desired number of insertions in magazines A, B, and C. Then the total exposure to principle buyers of the magazine is given by:</text:span></text:p>
      <text:p text:style-name="P2"/>
      <text:p text:style-name="P12"><text:span text:style-name="T1"><text:tab/><text:tab/>Z = 0.10 * 100,000 x</text:span><text:span text:style-name="T10">1 </text:span><text:span text:style-name="T1">+ 0.15 * 60,000 x</text:span><text:span text:style-name="T10">2 </text:span><text:span text:style-name="T1">+ 0.07 * 40,000 x</text:span><text:span text:style-name="T10">3</text:span></text:p>
      <text:p text:style-name="P2">The budging constraints is</text:p>
      <text:p text:style-name="P2"/>
      <text:p text:style-name="P12"><text:span text:style-name="T1"><text:tab/><text:tab/>5,000 x</text:span><text:span text:style-name="T10">1</text:span><text:span text:style-name="T1"> + 4,500 x</text:span><text:span text:style-name="T10">2</text:span><text:span text:style-name="T1"> + 4,250 x</text:span><text:span text:style-name="T10">3</text:span><text:span text:style-name="T1"> </text:span><text:span text:style-name="T15"></text:span><text:span text:style-name="T1"> 100,000</text:span></text:p>
      <text:p text:style-name="P2">and the advertisement constraints are </text:p>
      <text:p text:style-name="P2"/>
      <text:p text:style-name="P12"><text:span text:style-name="T1"><text:tab/><text:tab/>x</text:span><text:span text:style-name="T10">1</text:span><text:span text:style-name="T15"></text:span><text:span text:style-name="T1"> 6, x</text:span><text:span text:style-name="T10">2</text:span><text:span text:style-name="T1"> </text:span><text:span text:style-name="T15"></text:span><text:span text:style-name="T1"> 2, x</text:span><text:span text:style-name="T10">3</text:span><text:span text:style-name="T1"> </text:span><text:span text:style-name="T15"></text:span><text:span text:style-name="T1"> 2.</text:span></text:p>
      <text:p text:style-name="P2">Thus an LP model for Metro owner’s problem is :</text:p>
      <text:p text:style-name="P2">Maximize </text:p>
      <text:p text:style-name="P12"><text:soft-page-break/><text:span text:style-name="T1"><text:tab/><text:tab/>Z = 10,000 x</text:span><text:span text:style-name="T10">1 </text:span><text:span text:style-name="T1">+ 9,000 x</text:span><text:span text:style-name="T10">2 </text:span><text:span text:style-name="T1">+ 0.07 * 2,800 x</text:span><text:span text:style-name="T10">3</text:span></text:p>
      <text:p text:style-name="P2">Subject to the constraints</text:p>
      <text:p text:style-name="P12"><text:span text:style-name="T1"><text:tab/><text:tab/>5,000 x</text:span><text:span text:style-name="T10">1</text:span><text:span text:style-name="T1"> + 4,500 x</text:span><text:span text:style-name="T10">2</text:span><text:span text:style-name="T1"> + 4,250 x</text:span><text:span text:style-name="T10">3</text:span><text:span text:style-name="T1"> </text:span><text:span text:style-name="T15"></text:span><text:span text:style-name="T1"> 100,000</text:span></text:p>
      <text:p text:style-name="P12"><text:span text:style-name="T1"><text:tab/><text:tab/>x</text:span><text:span text:style-name="T10">1</text:span><text:span text:style-name="T15"></text:span><text:span text:style-name="T1"> 6, x</text:span><text:span text:style-name="T10">2</text:span><text:span text:style-name="T1"> </text:span><text:span text:style-name="T15"></text:span><text:span text:style-name="T1"> 2, x</text:span><text:span text:style-name="T10">3</text:span><text:span text:style-name="T1"> </text:span><text:span text:style-name="T15"></text:span><text:span text:style-name="T1"> 2.</text:span></text:p>
      <text:p text:style-name="P12"><text:span text:style-name="T1"><text:tab/><text:tab/>x</text:span><text:span text:style-name="T10">1</text:span><text:span text:style-name="T1">, x</text:span><text:span text:style-name="T10">2</text:span><text:span text:style-name="T1">, x</text:span><text:span text:style-name="T10">3</text:span><text:span text:style-name="T1"> </text:span><text:span text:style-name="T15"></text:span><text:span text:style-name="T1"> 0.</text:span></text:p>
      <text:p text:style-name="P2"/>
      <text:h text:style-name="P52" text:outline-level="2">GRAPHIC SOLUTION METHOD</text:h>
      <text:p text:style-name="P2"/>
      <text:p text:style-name="P2">Let us return to the Production Allocation Problem. We obtained a mathematical formulation of the problem as follows:</text:p>
      <text:p text:style-name="P2"/>
      <text:p text:style-name="P34">Maximize</text:p>
      <text:p text:style-name="P37"><text:span text:style-name="T1">Z = 3x</text:span><text:span text:style-name="T10">1</text:span><text:span text:style-name="T1"> + 4x</text:span><text:span text:style-name="T10">2<text:tab/></text:span></text:p>
      <text:p text:style-name="P2">Subject to the constraints:</text:p>
      <text:p text:style-name="P37"><text:span text:style-name="T1">4x</text:span><text:span text:style-name="T10">1</text:span><text:span text:style-name="T1"> + 2x</text:span><text:span text:style-name="T10">2</text:span><text:span text:style-name="T1"> </text:span><text:span text:style-name="T15"></text:span><text:span text:style-name="T1"> 80</text:span></text:p>
      <text:p text:style-name="P37"><text:span text:style-name="T1">2x</text:span><text:span text:style-name="T10">1</text:span><text:span text:style-name="T1"> + 5x</text:span><text:span text:style-name="T10">2</text:span><text:span text:style-name="T1"> </text:span><text:span text:style-name="T15"></text:span><text:span text:style-name="T1"> 180.</text:span></text:p>
      <text:p text:style-name="P19"><text:span text:style-name="T1"><text:s text:c="5"/><text:tab/> x</text:span><text:span text:style-name="T10">1</text:span><text:span text:style-name="T1">, x</text:span><text:span text:style-name="T10">2</text:span><text:span text:style-name="T1"> </text:span><text:span text:style-name="T15"></text:span><text:span text:style-name="T1"> 0.</text:span></text:p>
      <text:p text:style-name="P2"/>
      <text:p text:style-name="P6"><text:s/>A graphic solution of the problem:</text:p>
      <text:p text:style-name="P6"/>
      <text:p text:style-name="P12"><text:span text:style-name="T4"><text:tab/><text:tab/>X</text:span><text:span text:style-name="T12">2</text:span></text:p>
      <text:p text:style-name="P8"><draw:line text:anchor-type="char" draw:z-index="44" draw:style-name="gr2" draw:text-style-name="P59" svg:x1="1.05in" svg:y1="0.1209in" svg:x2="2.35in" svg:y2="2.0209in"><text:p/></draw:line><draw:line text:anchor-type="char" draw:z-index="42" draw:style-name="gr1" draw:text-style-name="P59" svg:x1="1.15in" svg:y1="1.7209in" svg:x2="1.15in" svg:y2="0.0209in"><text:p/></draw:line></text:p>
      <text:p text:style-name="P6"><draw:line text:anchor-type="char" draw:z-index="43" draw:style-name="gr2" draw:text-style-name="P59" svg:x1="0.95in" svg:y1="0.1291in" svg:x2="4.65in" svg:y2="1.7291in"><text:p/></draw:line><text:tab/><text:tab/> <text:s text:c="6"/>C</text:p>
      <text:p text:style-name="P6"><text:tab/><text:tab/>B <text:s text:c="3"/></text:p>
      <text:p text:style-name="P6"/>
      <text:p text:style-name="P12"><draw:line text:anchor-type="char" draw:z-index="47" draw:style-name="gr1" draw:text-style-name="P59" svg:x1="1.65in" svg:y1="0.1626in" svg:x2="1.45in" svg:y2="0.2626in"><text:p/></draw:line><text:span text:style-name="T4"><text:tab/><text:tab/><text:tab/><text:tab/><text:tab/></text:span><text:span text:style-name="T1">2x</text:span><text:span text:style-name="T10">1</text:span><text:span text:style-name="T1"> + 5x</text:span><text:span text:style-name="T10">2</text:span><text:span text:style-name="T1"> = 180</text:span></text:p>
      <text:p text:style-name="P8"><draw:line text:anchor-type="char" draw:z-index="45" draw:style-name="gr1" draw:text-style-name="P59" svg:x1="1.15in" svg:y1="0.1709in" svg:x2="1.35in" svg:y2="0.1709in"><text:p/></draw:line></text:p>
      <text:p text:style-name="P12"><text:span text:style-name="T4"><text:tab/><text:tab/><text:tab/></text:span><text:span text:style-name="T1">4x</text:span><text:span text:style-name="T10">1</text:span><text:span text:style-name="T1"> + 2x</text:span><text:span text:style-name="T10">2</text:span><text:span text:style-name="T1"> = 80</text:span></text:p>
      <text:p text:style-name="P8"><draw:line text:anchor-type="char" draw:z-index="46" draw:style-name="gr1" draw:text-style-name="P59" svg:x1="1.45in" svg:y1="0.3874in" svg:x2="1.45in" svg:y2="0.0874in"><text:p/></draw:line></text:p>
      <text:p text:style-name="P6"/>
      <text:p text:style-name="P12"><draw:line text:anchor-type="char" draw:z-index="41" draw:style-name="gr1" draw:text-style-name="P59" svg:x1="1.15in" svg:y1="-0.0043in" svg:x2="4.65in" svg:y2="-0.0043in"><text:p/></draw:line><text:span text:style-name="T4"><text:tab/><text:tab/>O<text:tab/><text:tab/> <text:s/>A<text:tab/><text:tab/><text:tab/><text:tab/><text:tab/> <text:s text:c="4"/>X</text:span><text:span text:style-name="T12">1</text:span></text:p>
      <text:p text:style-name="P6"/>
      <text:p text:style-name="P6"/>
      <text:p text:style-name="P12"><text:span text:style-name="T1">Consider a set of rectangular Cartesian axes OX</text:span><text:span text:style-name="T10">1</text:span><text:span text:style-name="T1">X</text:span><text:span text:style-name="T10">2</text:span><text:span text:style-name="T1"> in the plane. Each point has coordinates of the type (x</text:span><text:span text:style-name="T10">1</text:span><text:span text:style-name="T1">,x</text:span><text:span text:style-name="T10">2</text:span><text:span text:style-name="T1">) and conversely every ordered pair (x</text:span><text:span text:style-name="T10">1</text:span><text:span text:style-name="T1">,x</text:span><text:span text:style-name="T10">2</text:span><text:span text:style-name="T1">) of real number determines a point in the plane.</text:span></text:p>
      <text:p text:style-name="P12"><text:span text:style-name="T1">It is clear that every point which satisfies the condition x</text:span><text:span text:style-name="T10">1</text:span><text:span text:style-name="T1"> </text:span><text:span text:style-name="T15"></text:span><text:span text:style-name="T1"> 0 and x</text:span><text:span text:style-name="T10">2</text:span><text:span text:style-name="T1"> </text:span><text:span text:style-name="T15"></text:span><text:span text:style-name="T1"> 0, lies in the first quadrant.</text:span></text:p>
      <text:p text:style-name="P12"><text:span text:style-name="T1">Similarly, since 4x</text:span><text:span text:style-name="T10">1</text:span><text:span text:style-name="T1"> + 2x</text:span><text:span text:style-name="T10">2</text:span><text:span text:style-name="T1"> </text:span><text:span text:style-name="T15"></text:span><text:span text:style-name="T1"> 80 and 2x</text:span><text:span text:style-name="T10">1</text:span><text:span text:style-name="T1"> + 5x</text:span><text:span text:style-name="T10">2</text:span><text:span text:style-name="T1"> </text:span><text:span text:style-name="T15"></text:span><text:span text:style-name="T1"> 180, the desired point (x</text:span><text:span text:style-name="T10">1</text:span><text:span text:style-name="T1">,x</text:span><text:span text:style-name="T10">2</text:span><text:span text:style-name="T1">) may be some where in the convex region OACB is bounded by the lines x</text:span><text:span text:style-name="T10">2</text:span><text:span text:style-name="T1"> = 0, x</text:span><text:span text:style-name="T10">1</text:span><text:span text:style-name="T1"> = 0, 4x</text:span><text:span text:style-name="T10">1</text:span><text:span text:style-name="T1"> + 2x</text:span><text:span text:style-name="T10">2</text:span><text:span text:style-name="T1"> = 80 and 2x</text:span><text:span text:style-name="T10">1</text:span><text:span text:style-name="T1"> + 5x</text:span><text:span text:style-name="T10">2</text:span><text:span text:style-name="T1"> = 180. This region is called the </text:span><text:span text:style-name="T4">Solution Space</text:span><text:span text:style-name="T1"> for the given problem.</text:span></text:p>
      <text:p text:style-name="Text_20_body">The four vertices of the convex region are:</text:p>
      <text:p text:style-name="P2">O = (0,0),<text:tab/>A = ( 20,0),<text:tab/>B = (0,36), <text:tab/>C = (2.5,35). </text:p>
      <text:p text:style-name="P2">Will you be surprised if we tell you now that the solution to the manufacturer’s problem is:</text:p>
      <text:p text:style-name="P2"><text:soft-page-break/></text:p>
      <text:p text:style-name="P33"><text:span text:style-name="T1">x</text:span><text:span text:style-name="T10">1</text:span><text:span text:style-name="T1"> = 2.5, x</text:span><text:span text:style-name="T10">2</text:span><text:span text:style-name="T1"> = 35, and <text:s/>max </text:span><text:span text:style-name="T4">Z = 147.5.</text:span></text:p>
      <text:p text:style-name="P35"/>
      <text:h text:style-name="P54" text:outline-level="3">THE SIMPLEX ALGORITHM</text:h>
      <text:p text:style-name="P12"/>
      <text:p text:style-name="P56">The Simplex Method also called as Simplex Technique, or Simplex Algorithm is an alternative procedure for solving a linear programming problem in a finite number of steps.</text:p>
      <text:p text:style-name="Text_20_body">For the solution of any LP problem by simplex algorithm, the existence of an initial basic feasible solution is always assumed. The steps for the computation of an optimum solution are as follows:</text:p>
      <text:p text:style-name="P1"/>
      <text:p text:style-name="P12"><text:span text:style-name="T4">Step 1.</text:span><text:span text:style-name="T1"> Check whether the objective function of the given Lp problem is to be maximized or minimized. If it is to be minimized then we convert it into a problem of maximization using the result</text:span></text:p>
      <text:p text:style-name="P2">Minimum Z = - Maximum (-Z).</text:p>
      <text:p text:style-name="P2"/>
      <text:p text:style-name="P12"><text:span text:style-name="T4">Step 2.</text:span><text:span text:style-name="T1"> Check whether all b</text:span><text:span text:style-name="T10">i</text:span><text:span text:style-name="T1"> (i = 1,2,….,m) are non-negative. If any of them is negative then multiply the corresponding in-equation of the constraints by –1.</text:span></text:p>
      <text:p text:style-name="P2"/>
      <text:p text:style-name="P12"><text:span text:style-name="T4">Step 3.</text:span><text:span text:style-name="T1"> Convert all the inequations of the constraints to equations by introducing slack and /or surplus variables in the constraints.</text:span></text:p>
      <text:p text:style-name="P2"/>
      <text:p text:style-name="P12"><text:span text:style-name="T4">Step 4.</text:span><text:span text:style-name="T1"> Obtain an initial feasible solution to the problem in the form</text:span></text:p>
      <text:p text:style-name="P2"/>
      <text:p text:style-name="P12"><text:span text:style-name="T1"><text:tab/><text:tab/>X</text:span><text:span text:style-name="T10">B </text:span><text:span text:style-name="T1">= B</text:span><text:span text:style-name="T19">-1</text:span><text:span text:style-name="T1">b</text:span></text:p>
      <text:p text:style-name="P2">And put it in the first column of the simplex table.</text:p>
      <text:p text:style-name="P2"/>
      <table:table table:name="Table2" table:style-name="Table2">
        <table:table-column table:style-name="Table2.A" table:number-columns-repeated="6"/>
        <table:table-column table:style-name="Table2.G"/>
        <table:table-row table:style-name="Table2.1">
          <table:table-cell table:style-name="Table2.A1" table:number-columns-spanned="3" office:value-type="string">
            <text:p text:style-name="P11"/>
          </table:table-cell>
          <table:covered-table-cell/>
          <table:covered-table-cell/>
          <table:table-cell table:style-name="Table2.D1" office:value-type="string">
            <text:p text:style-name="P14"><text:span text:style-name="T3">C</text:span><text:span text:style-name="T11">1</text:span></text:p>
          </table:table-cell>
          <table:table-cell table:style-name="Table2.D1" office:value-type="string">
            <text:p text:style-name="P14"><text:span text:style-name="T3">C</text:span><text:span text:style-name="T11">2</text:span></text:p>
          </table:table-cell>
          <table:table-cell table:style-name="Table2.D1" office:value-type="string">
            <text:p text:style-name="P18">……………</text:p>
          </table:table-cell>
          <table:table-cell table:style-name="Table2.G1" office:value-type="string">
            <text:p text:style-name="P14"><text:span text:style-name="T3">C</text:span><text:span text:style-name="T11">3</text:span></text:p>
          </table:table-cell>
        </table:table-row>
        <table:table-row table:style-name="Table2.1">
          <table:table-cell table:style-name="Table2.D1" office:value-type="string">
            <text:p text:style-name="P14"><text:span text:style-name="T3">C</text:span><text:span text:style-name="T11">B</text:span></text:p>
          </table:table-cell>
          <table:table-cell table:style-name="Table2.D1" office:value-type="string">
            <text:p text:style-name="P14"><text:span text:style-name="T3">Y</text:span><text:span text:style-name="T11">B</text:span></text:p>
          </table:table-cell>
          <table:table-cell table:style-name="Table2.D1" office:value-type="string">
            <text:p text:style-name="P14"><text:span text:style-name="T3">X</text:span><text:span text:style-name="T11">B</text:span></text:p>
          </table:table-cell>
          <table:table-cell table:style-name="Table2.D1" office:value-type="string">
            <text:p text:style-name="P14"><text:span text:style-name="T3">Y</text:span><text:span text:style-name="T11">1</text:span></text:p>
          </table:table-cell>
          <table:table-cell table:style-name="Table2.D1" office:value-type="string">
            <text:p text:style-name="P14"><text:span text:style-name="T3">Y</text:span><text:span text:style-name="T11">2</text:span></text:p>
          </table:table-cell>
          <table:table-cell table:style-name="Table2.D1" office:value-type="string">
            <text:p text:style-name="P11">……….</text:p>
          </table:table-cell>
          <table:table-cell table:style-name="Table2.G1" office:value-type="string">
            <text:p text:style-name="P14"><text:span text:style-name="T3">Y</text:span><text:span text:style-name="T11">n</text:span></text:p>
          </table:table-cell>
        </table:table-row>
        <table:table-row table:style-name="Table2.3">
          <table:table-cell table:style-name="Table2.D1" office:value-type="string">
            <text:p text:style-name="P14"><text:span text:style-name="T3">C</text:span><text:span text:style-name="T11">B1</text:span></text:p>
            <text:p text:style-name="P12"><text:span text:style-name="T3">C</text:span><text:span text:style-name="T11">B2</text:span></text:p>
            <text:p text:style-name="P10">:</text:p>
            <text:p text:style-name="P12"><text:span text:style-name="T3">C</text:span><text:span text:style-name="T11">Bm</text:span></text:p>
          </table:table-cell>
          <table:table-cell table:style-name="Table2.D1" office:value-type="string">
            <text:p text:style-name="P14"><text:span text:style-name="T3">Y</text:span><text:span text:style-name="T11">B1</text:span></text:p>
            <text:p text:style-name="P12"><text:span text:style-name="T3">Y</text:span><text:span text:style-name="T11">B2</text:span></text:p>
            <text:p text:style-name="P10">:</text:p>
            <text:p text:style-name="P12"><text:span text:style-name="T3">Y</text:span><text:span text:style-name="T11">Bm</text:span></text:p>
          </table:table-cell>
          <table:table-cell table:style-name="Table2.D1" office:value-type="string">
            <text:p text:style-name="P14"><text:span text:style-name="T3">X</text:span><text:span text:style-name="T11">B1</text:span></text:p>
            <text:p text:style-name="P12"><text:span text:style-name="T3">X</text:span><text:span text:style-name="T11">B2</text:span></text:p>
            <text:p text:style-name="P10">:</text:p>
            <text:p text:style-name="P12"><text:span text:style-name="T3">X</text:span><text:span text:style-name="T11">Bm</text:span></text:p>
          </table:table-cell>
          <table:table-cell table:style-name="Table2.D1" office:value-type="string">
            <text:p text:style-name="P14"><text:span text:style-name="T3">Y</text:span><text:span text:style-name="T11">11</text:span></text:p>
            <text:p text:style-name="P12"><text:span text:style-name="T3">Y</text:span><text:span text:style-name="T11">21</text:span></text:p>
            <text:p text:style-name="P42">:</text:p>
            <text:p text:style-name="P12"><text:span text:style-name="T3">Y</text:span><text:span text:style-name="T11">m1</text:span></text:p>
          </table:table-cell>
          <table:table-cell table:style-name="Table2.D1" office:value-type="string">
            <text:p text:style-name="P14"><text:span text:style-name="T3">Y</text:span><text:span text:style-name="T11">12</text:span></text:p>
            <text:p text:style-name="P12"><text:span text:style-name="T3">Y</text:span><text:span text:style-name="T11">22</text:span></text:p>
            <text:p text:style-name="P10">:</text:p>
            <text:p text:style-name="P12"><text:span text:style-name="T3">Y</text:span><text:span text:style-name="T11">m2</text:span></text:p>
          </table:table-cell>
          <table:table-cell table:style-name="Table2.D1" office:value-type="string">
            <text:p text:style-name="P11">……….</text:p>
            <text:p text:style-name="P10">……….</text:p>
            <text:p text:style-name="P10">……….</text:p>
            <text:p text:style-name="P10">……….</text:p>
          </table:table-cell>
          <table:table-cell table:style-name="Table2.G1" office:value-type="string">
            <text:p text:style-name="P14"><text:span text:style-name="T3">Y</text:span><text:span text:style-name="T11">1n</text:span></text:p>
            <text:p text:style-name="P12"><text:span text:style-name="T3">Y</text:span><text:span text:style-name="T11">2n</text:span></text:p>
            <text:p text:style-name="P42">:</text:p>
            <text:p text:style-name="P10">Ymn</text:p>
          </table:table-cell>
        </table:table-row>
        <table:table-row table:style-name="Table2.1">
          <table:table-cell table:style-name="Table2.A4" table:number-columns-spanned="2" office:value-type="string">
            <text:p text:style-name="P11"/>
          </table:table-cell>
          <table:covered-table-cell/>
          <table:table-cell table:style-name="Table2.D1" office:value-type="string">
            <text:p text:style-name="P14"><text:span text:style-name="T3">Z</text:span><text:span text:style-name="T11">0</text:span></text:p>
          </table:table-cell>
          <table:table-cell table:style-name="Table2.D1" office:value-type="string">
            <text:p text:style-name="P14"><text:span text:style-name="T3">Z</text:span><text:span text:style-name="T11">1</text:span><text:span text:style-name="T3">- C</text:span><text:span text:style-name="T11">1</text:span></text:p>
          </table:table-cell>
          <table:table-cell table:style-name="Table2.D1" office:value-type="string">
            <text:p text:style-name="P14"><text:span text:style-name="T3">Z</text:span><text:span text:style-name="T11">2</text:span><text:span text:style-name="T3">- C</text:span><text:span text:style-name="T11">2</text:span></text:p>
          </table:table-cell>
          <table:table-cell table:style-name="Table2.D1" office:value-type="string">
            <text:p text:style-name="P11">……….</text:p>
          </table:table-cell>
          <table:table-cell table:style-name="Table2.G1" office:value-type="string">
            <text:p text:style-name="P14"><text:span text:style-name="T3">Z</text:span><text:span text:style-name="T11">n</text:span><text:span text:style-name="T3">- C</text:span><text:span text:style-name="T11">n</text:span></text:p>
          </table:table-cell>
        </table:table-row>
      </table:table>
      <text:p text:style-name="P12"/>
      <text:p text:style-name="P12"><text:span text:style-name="T4">Step 5.</text:span><text:span text:style-name="T1"> Compute the net evaluations Z</text:span><text:span text:style-name="T10">j</text:span><text:span text:style-name="T1"> – C</text:span><text:span text:style-name="T10">j</text:span><text:span text:style-name="T1"> = C</text:span><text:span text:style-name="T10">B</text:span><text:span text:style-name="T1"> Y</text:span><text:span text:style-name="T10">j</text:span><text:span text:style-name="T1"> - C</text:span><text:span text:style-name="T10">j</text:span></text:p>
      <text:p text:style-name="P2"/>
      <text:list xml:id="list641393278" text:style-name="WW8Num8">
        <text:list-item>
          <text:p text:style-name="P38"><text:span text:style-name="T1">If all (Z</text:span><text:span text:style-name="T10">j</text:span><text:span text:style-name="T1"> – C</text:span><text:span text:style-name="T10">j</text:span><text:span text:style-name="T1">) </text:span><text:span text:style-name="T15"></text:span><text:span text:style-name="T1"> 0 then the initial basic feasible solution X</text:span><text:span text:style-name="T10">B </text:span><text:span text:style-name="T1">is an optimum basic feasible solution.</text:span></text:p>
        </text:list-item>
        <text:list-item>
          <text:p text:style-name="P38"><text:span text:style-name="T1">If at least one (Z</text:span><text:span text:style-name="T10">j</text:span><text:span text:style-name="T1"> – C</text:span><text:span text:style-name="T10">j</text:span><text:span text:style-name="T1">) </text:span><text:span text:style-name="T15"></text:span><text:span text:style-name="T1"> 0 , proceed into the next step.</text:span></text:p>
        </text:list-item>
      </text:list>
      <text:p text:style-name="P20"/>
      <text:p text:style-name="P12"><text:span text:style-name="T4">Step 6.</text:span><text:span text:style-name="T1"> If there are more than one negative Z</text:span><text:span text:style-name="T10">j</text:span><text:span text:style-name="T1"> – C</text:span><text:span text:style-name="T10">j</text:span><text:span text:style-name="T1"> , then choose the most negative of them. Let it be Z</text:span><text:span text:style-name="T10">r </text:span><text:span text:style-name="T1">- C</text:span><text:span text:style-name="T10">r</text:span><text:span text:style-name="T1"> for some j = r.</text:span></text:p>
      <text:p text:style-name="P2"/>
      <text:list xml:id="list2080668441" text:style-name="WW8Num5">
        <text:list-item>
          <text:p text:style-name="P39"><text:span text:style-name="T1">If all Y</text:span><text:span text:style-name="T10">ir</text:span><text:span text:style-name="T1"> </text:span><text:span text:style-name="T15"></text:span><text:span text:style-name="T1"> 0, then there is unbounded solution to the given problem.</text:span></text:p>
        </text:list-item>
        <text:list-item>
          <text:p text:style-name="P39"><text:soft-page-break/><text:span text:style-name="T1">If at least one Y</text:span><text:span text:style-name="T10">ir</text:span><text:span text:style-name="T1"> </text:span><text:span text:style-name="T15"></text:span><text:span text:style-name="T1"> 0, then the corresponding vector Y</text:span><text:span text:style-name="T10">r</text:span><text:span text:style-name="T1"> enter the basis Y</text:span><text:span text:style-name="T10">B.</text:span></text:p>
        </text:list-item>
      </text:list>
      <text:p text:style-name="P12"><text:span text:style-name="T4">Step 7.</text:span><text:span text:style-name="T1"> Compute the ratios </text:span><text:span text:style-name="T1"><draw:frame draw:style-name="fr3" draw:name="Object2" text:anchor-type="as-char" svg:width="1.2402in" svg:height="0.6783in" draw:z-index="1"><draw:object xlink:href="./Object 2" xlink:type="simple" xlink:show="embed" xlink:actuate="onLoad"/><draw:image xlink:href="./ObjectReplacements/Object 2" xlink:type="simple" xlink:show="embed" xlink:actuate="onLoad"/></draw:frame></text:span><text:span text:style-name="T1">and chose the minimum of them. Let the minimum of these ratios be </text:span><text:span text:style-name="T1"><draw:frame draw:style-name="fr3" draw:name="Object3" text:anchor-type="as-char" svg:width="0.3626in" svg:height="0.4665in" draw:z-index="2"><draw:object xlink:href="./Object 3" xlink:type="simple" xlink:show="embed" xlink:actuate="onLoad"/><draw:image xlink:href="./ObjectReplacements/Object 3" xlink:type="simple" xlink:show="embed" xlink:actuate="onLoad"/></draw:frame></text:span><text:span text:style-name="T1"> then the vector y</text:span><text:span text:style-name="T10">k</text:span><text:span text:style-name="T1"> will level the basis y</text:span><text:span text:style-name="T10">B</text:span><text:span text:style-name="T1">. The common element y</text:span><text:span text:style-name="T10">kr</text:span><text:span text:style-name="T1">, which in the k</text:span><text:span text:style-name="T19">th</text:span><text:span text:style-name="T1"> row and the r</text:span><text:span text:style-name="T19">th</text:span><text:span text:style-name="T1"> column is known as the </text:span><text:span text:style-name="T2">leading element (or pivotal element</text:span><text:span text:style-name="T4">) </text:span><text:span text:style-name="T1">of the table.</text:span></text:p>
      <text:p text:style-name="P2"/>
      <text:p text:style-name="P12"><text:span text:style-name="T4">Step 8.</text:span><text:span text:style-name="T1"> Convert the leading element to unity by dividing its row by the leading element itself and all other elements in its column to zeroes by making use of the relations:</text:span></text:p>
      <text:p text:style-name="P2"/>
      <text:p text:style-name="P12"><text:span text:style-name="T1"><text:tab/></text:span><text:span text:style-name="T1"><draw:frame draw:style-name="fr3" draw:name="Object4" text:anchor-type="as-char" svg:width="1.1811in" svg:height="0.4665in" draw:z-index="3"><draw:object xlink:href="./Object 4" xlink:type="simple" xlink:show="embed" xlink:actuate="onLoad"/><draw:image xlink:href="./ObjectReplacements/Object 4" xlink:type="simple" xlink:show="embed" xlink:actuate="onLoad"/></draw:frame></text:span><text:span text:style-name="T3"><text:tab/>i = 1, 2, …, m+1;i </text:span><text:span text:style-name="T16"></text:span><text:span text:style-name="T3"> k</text:span></text:p>
      <text:p text:style-name="P12"><text:span text:style-name="T3"><text:tab/></text:span><text:span text:style-name="T1">and </text:span><text:span text:style-name="T3"><draw:frame draw:style-name="fr3" draw:name="Object5" text:anchor-type="as-char" svg:width="0.689in" svg:height="0.4665in" draw:z-index="4"><draw:object xlink:href="./Object 5" xlink:type="simple" xlink:show="embed" xlink:actuate="onLoad"/><draw:image xlink:href="./ObjectReplacements/Object 5" xlink:type="simple" xlink:show="embed" xlink:actuate="onLoad"/></draw:frame></text:span><text:span text:style-name="T3"><text:tab/><text:tab/>j = 0,1, 2, …, n.</text:span></text:p>
      <text:p text:style-name="Text_20_body"><text:span text:style-name="T6">Step 9</text:span>. Go to step 5 and repeat the computational procedure until either optimum solution is obtained or there is indication of an unbounded solution.</text:p>
      <text:p text:style-name="Text_20_body"/>
      <text:h text:style-name="P52" text:outline-level="2">SAMPLE PROBLEM</text:h>
      <text:p text:style-name="P2"/>
      <text:p text:style-name="P2">Use the simplex method to solve the following LP:</text:p>
      <text:h text:style-name="Heading_20_2" text:outline-level="2">Maximize</text:h>
      <text:p text:style-name="P12"><text:span text:style-name="T1"><text:tab/><text:tab/>Z = 7x</text:span><text:span text:style-name="T10">1</text:span><text:span text:style-name="T1"> + 5x</text:span><text:span text:style-name="T10">2</text:span></text:p>
      <text:p text:style-name="P2"><text:tab/>Subject to the constraints</text:p>
      <text:p text:style-name="P12"><text:span text:style-name="T1"><text:tab/><text:tab/>x</text:span><text:span text:style-name="T10">1</text:span><text:span text:style-name="T1"> + 2x</text:span><text:span text:style-name="T10">2</text:span><text:span text:style-name="T1"> </text:span><text:span text:style-name="T15"></text:span><text:span text:style-name="T1"> 6</text:span></text:p>
      <text:p text:style-name="P12"><text:span text:style-name="T1"><text:tab/> <text:s text:c="9"/>4x</text:span><text:span text:style-name="T10">1</text:span><text:span text:style-name="T1"> + 3x</text:span><text:span text:style-name="T10">2</text:span><text:span text:style-name="T1"> </text:span><text:span text:style-name="T15"></text:span><text:span text:style-name="T1"> 12</text:span></text:p>
      <text:p text:style-name="P12"><text:span text:style-name="T4"><text:tab/></text:span><text:span text:style-name="T1"><text:tab/>x</text:span><text:span text:style-name="T10">1</text:span><text:span text:style-name="T1">,x</text:span><text:span text:style-name="T10">2 <text:s text:c="6"/></text:span><text:span text:style-name="T1"><text:s/></text:span><text:span text:style-name="T15"></text:span><text:span text:style-name="T1"> 0.</text:span></text:p>
      <text:h text:style-name="Heading_20_2" text:outline-level="2">Solution:</text:h>
      <text:p text:style-name="Standard"/>
      <text:p text:style-name="P12"><text:span text:style-name="T1">We observe that the given LP is that of maximizing the objective function subject to the given constraints in which the upper limits are non-negative. The inequations of the constraints can be converted into equations by introducing slack variables x</text:span><text:span text:style-name="T10">3</text:span><text:span text:style-name="T1"> and x</text:span><text:span text:style-name="T10">4</text:span><text:span text:style-name="T1">.</text:span></text:p>
      <text:p text:style-name="P2"/>
      <text:p text:style-name="P12"><text:span text:style-name="T1"><text:tab/><text:tab/>x</text:span><text:span text:style-name="T10">1</text:span><text:span text:style-name="T1"> + 2x</text:span><text:span text:style-name="T10">2</text:span><text:span text:style-name="T1"> + <text:s text:c="3"/>x</text:span><text:span text:style-name="T10">3 <text:s/></text:span><text:span text:style-name="T1">+ 0 x</text:span><text:span text:style-name="T10">4 <text:s text:c="2"/></text:span><text:span text:style-name="T1">= <text:s/>6</text:span></text:p>
      <text:p text:style-name="P12"><text:span text:style-name="T1"><text:tab/> <text:s text:c="9"/>4x</text:span><text:span text:style-name="T10">1</text:span><text:span text:style-name="T1"> + 3x</text:span><text:span text:style-name="T10">2</text:span><text:span text:style-name="T1"> + 0 x</text:span><text:span text:style-name="T10">3</text:span><text:span text:style-name="T1"> <text:s/>+ <text:s text:c="2"/>x</text:span><text:span text:style-name="T10">4</text:span><text:span text:style-name="T1"> <text:s text:c="2"/>=12<text:tab/><text:tab/><text:tab/><text:tab/>(1)</text:span></text:p>
      <text:p text:style-name="P2">then the new objective function is:</text:p>
      <text:p text:style-name="P12"><text:span text:style-name="T1"><text:tab/><text:tab/>Z = 7x</text:span><text:span text:style-name="T10">1</text:span><text:span text:style-name="T1"> + 5x</text:span><text:span text:style-name="T10">2</text:span><text:span text:style-name="T1"> + 0.x</text:span><text:span text:style-name="T10">3</text:span><text:span text:style-name="T1"> + 0.x</text:span><text:span text:style-name="T10">4</text:span></text:p>
      <text:p text:style-name="P2">The set of equation (1) can be written as:</text:p>
      <text:p text:style-name="P2"/>
      <text:p text:style-name="P12"><text:soft-page-break/><text:span text:style-name="T1"><text:tab/></text:span><text:span text:style-name="T1"><draw:frame draw:style-name="fr3" draw:name="Object6" text:anchor-type="as-char" svg:width="1.0898in" svg:height="0.4362in" draw:z-index="5"><draw:object xlink:href="./Object 6" xlink:type="simple" xlink:show="embed" xlink:actuate="onLoad"/><draw:image xlink:href="./ObjectReplacements/Object 6" xlink:type="simple" xlink:show="embed" xlink:actuate="onLoad"/></draw:frame></text:span><text:span text:style-name="T1"><draw:frame draw:style-name="fr3" draw:name="Object7" text:anchor-type="as-char" svg:width="0.3827in" svg:height="1.0346in" draw:z-index="6"><draw:object xlink:href="./Object 7" xlink:type="simple" xlink:show="embed" xlink:actuate="onLoad"/><draw:image xlink:href="./ObjectReplacements/Object 7" xlink:type="simple" xlink:show="embed" xlink:actuate="onLoad"/></draw:frame></text:span><text:span text:style-name="T1">= </text:span><text:span text:style-name="T1"><draw:frame draw:style-name="fr3" draw:name="Object8" text:anchor-type="as-char" svg:width="0.378in" svg:height="0.4362in" draw:z-index="7"><draw:object xlink:href="./Object 8" xlink:type="simple" xlink:show="embed" xlink:actuate="onLoad"/><draw:image xlink:href="./ObjectReplacements/Object 8" xlink:type="simple" xlink:show="embed" xlink:actuate="onLoad"/></draw:frame></text:span><text:span text:style-name="T1"><text:tab/>,Or AX = b</text:span></text:p>
      <text:p text:style-name="P12"><text:span text:style-name="T1">Clearly </text:span><text:span text:style-name="T15"></text:span><text:span text:style-name="T1">(A) = 2 and since </text:span><text:span text:style-name="T1"><draw:frame draw:style-name="fr3" draw:name="Object9" text:anchor-type="as-char" svg:width="0.3098in" svg:height="0.4362in" draw:z-index="8"><draw:object xlink:href="./Object 9" xlink:type="simple" xlink:show="embed" xlink:actuate="onLoad"/><draw:image xlink:href="./ObjectReplacements/Object 9" xlink:type="simple" xlink:show="embed" xlink:actuate="onLoad"/></draw:frame></text:span><text:span text:style-name="T1">and </text:span><text:span text:style-name="T1"><draw:frame draw:style-name="fr3" draw:name="Object10" text:anchor-type="as-char" svg:width="0.3154in" svg:height="0.4362in" draw:z-index="9"><draw:object xlink:href="./Object 10" xlink:type="simple" xlink:show="embed" xlink:actuate="onLoad"/><draw:image xlink:href="./ObjectReplacements/Object 10" xlink:type="simple" xlink:show="embed" xlink:actuate="onLoad"/></draw:frame></text:span><text:span text:style-name="T1">are two linearly independent column vectors of A, we can take B = </text:span><text:span text:style-name="T1"><draw:frame draw:style-name="fr3" draw:name="Object11" text:anchor-type="as-char" svg:width="0.5756in" svg:height="0.4362in" draw:z-index="10"><draw:object xlink:href="./Object 11" xlink:type="simple" xlink:show="embed" xlink:actuate="onLoad"/><draw:image xlink:href="./ObjectReplacements/Object 11" xlink:type="simple" xlink:show="embed" xlink:actuate="onLoad"/></draw:frame></text:span><text:span text:style-name="T1"> as anon singular basis sub-matrix of A. The basic variables are , therefore, x</text:span><text:span text:style-name="T10">3</text:span><text:span text:style-name="T1"> and x</text:span><text:span text:style-name="T10">4</text:span><text:span text:style-name="T1"> and an obvious basic feasible solution is </text:span></text:p>
      <text:p text:style-name="P12"><text:span text:style-name="T1"><text:tab/><text:tab/>x</text:span><text:span text:style-name="T10">B</text:span><text:span text:style-name="T1"> = B</text:span><text:span text:style-name="T19">-1</text:span><text:span text:style-name="T1">b</text:span></text:p>
      <text:p text:style-name="P12"><text:span text:style-name="T1"><text:tab/><text:tab/> <text:s text:c="4"/>= </text:span><text:span text:style-name="T1"><draw:frame draw:style-name="fr3" draw:name="Object12" text:anchor-type="as-char" svg:width="0.5756in" svg:height="0.4362in" draw:z-index="11"><draw:object xlink:href="./Object 12" xlink:type="simple" xlink:show="embed" xlink:actuate="onLoad"/><draw:image xlink:href="./ObjectReplacements/Object 12" xlink:type="simple" xlink:show="embed" xlink:actuate="onLoad"/></draw:frame></text:span><text:span text:style-name="T1"><draw:frame draw:style-name="fr3" draw:name="Object13" text:anchor-type="as-char" svg:width="0.378in" svg:height="0.4362in" draw:z-index="12"><draw:object xlink:href="./Object 13" xlink:type="simple" xlink:show="embed" xlink:actuate="onLoad"/><draw:image xlink:href="./ObjectReplacements/Object 13" xlink:type="simple" xlink:show="embed" xlink:actuate="onLoad"/></draw:frame></text:span><text:span text:style-name="T1">= </text:span><text:span text:style-name="T1"><draw:frame draw:style-name="fr3" draw:name="Object14" text:anchor-type="as-char" svg:width="0.378in" svg:height="0.4362in" draw:z-index="13"><draw:object xlink:href="./Object 14" xlink:type="simple" xlink:show="embed" xlink:actuate="onLoad"/><draw:image xlink:href="./ObjectReplacements/Object 14" xlink:type="simple" xlink:show="embed" xlink:actuate="onLoad"/></draw:frame></text:span></text:p>
      <text:p text:style-name="P12"><text:span text:style-name="T1"><text:tab/><text:tab/>i.e., x</text:span><text:span text:style-name="T10">B</text:span><text:span text:style-name="T1"> = </text:span><text:span text:style-name="T1"><draw:frame draw:style-name="fr3" draw:name="Object15" text:anchor-type="as-char" svg:width="0.3799in" svg:height="0.5173in" draw:z-index="14"><draw:object xlink:href="./Object 15" xlink:type="simple" xlink:show="embed" xlink:actuate="onLoad"/><draw:image xlink:href="./ObjectReplacements/Object 15" xlink:type="simple" xlink:show="embed" xlink:actuate="onLoad"/></draw:frame></text:span><text:span text:style-name="T1">= </text:span><text:span text:style-name="T1"><draw:frame draw:style-name="fr3" draw:name="Object16" text:anchor-type="as-char" svg:width="0.378in" svg:height="0.4362in" draw:z-index="15"><draw:object xlink:href="./Object 16" xlink:type="simple" xlink:show="embed" xlink:actuate="onLoad"/><draw:image xlink:href="./ObjectReplacements/Object 16" xlink:type="simple" xlink:show="embed" xlink:actuate="onLoad"/></draw:frame></text:span></text:p>
      <text:p text:style-name="P2">corresponding to these basic variables, the matrix</text:p>
      <text:p text:style-name="P2"/>
      <text:p text:style-name="P12"><text:span text:style-name="T1"><text:tab/><text:tab/>Y = B</text:span><text:span text:style-name="T19">-1</text:span><text:span text:style-name="T1">A</text:span></text:p>
      <text:p text:style-name="P12"><text:span text:style-name="T1">And the net evaluations z</text:span><text:span text:style-name="T10">j</text:span><text:span text:style-name="T1"> – c</text:span><text:span text:style-name="T10">j</text:span><text:span text:style-name="T1"> = c</text:span><text:span text:style-name="T10">B </text:span><text:span text:style-name="T1">y</text:span><text:span text:style-name="T10">j</text:span><text:span text:style-name="T1"> – c</text:span><text:span text:style-name="T10">j</text:span><text:span text:style-name="T1">; are now computed, where c</text:span><text:span text:style-name="T10">B</text:span><text:span text:style-name="T1"> is the matrix of costs corresponding to the basic variables in the objective function. Now, for this initial basic feasible solution</text:span></text:p>
      <text:p text:style-name="P2"/>
      <text:p text:style-name="P12"><text:span text:style-name="T1"><text:tab/><text:tab/>z = c</text:span><text:span text:style-name="T10">B</text:span><text:span text:style-name="T1"> x</text:span><text:span text:style-name="T10">B</text:span><text:span text:style-name="T19"> </text:span><text:span text:style-name="T1">= 0</text:span></text:p>
      <text:p text:style-name="P12"><text:span text:style-name="T1">To see whether these exists some better basic feasible solution, we compute z</text:span><text:span text:style-name="T10">j</text:span><text:span text:style-name="T1">-c</text:span><text:span text:style-name="T10">j</text:span><text:span text:style-name="T1"> for the non-basic variables x</text:span><text:span text:style-name="T10">1</text:span><text:span text:style-name="T1"> and x</text:span><text:span text:style-name="T10">2</text:span><text:span text:style-name="T1"> as follows:</text:span></text:p>
      <text:p text:style-name="P2"/>
      <text:p text:style-name="P37"><text:span text:style-name="T1">Z</text:span><text:span text:style-name="T10">1</text:span><text:span text:style-name="T1"> – c</text:span><text:span text:style-name="T10">1</text:span><text:span text:style-name="T1"> = c</text:span><text:span text:style-name="T10">B</text:span><text:span text:style-name="T1">y</text:span><text:span text:style-name="T10">1</text:span><text:span text:style-name="T1"> – c</text:span><text:span text:style-name="T10">1</text:span></text:p>
      <text:p text:style-name="P12"><text:span text:style-name="T1"><text:tab/><text:tab/> <text:s text:c="8"/>= (0,0) </text:span><text:span text:style-name="T1"><draw:frame draw:style-name="fr3" draw:name="Object17" text:anchor-type="as-char" svg:width="0.3098in" svg:height="0.4362in" draw:z-index="16"><draw:object xlink:href="./Object 17" xlink:type="simple" xlink:show="embed" xlink:actuate="onLoad"/><draw:image xlink:href="./ObjectReplacements/Object 17" xlink:type="simple" xlink:show="embed" xlink:actuate="onLoad"/></draw:frame></text:span><text:span text:style-name="T1"> - 7 = -7</text:span></text:p>
      <text:p text:style-name="P12"><text:span text:style-name="T1"><text:tab/><text:tab/>z</text:span><text:span text:style-name="T10">2</text:span><text:span text:style-name="T1"> – c</text:span><text:span text:style-name="T10">2</text:span><text:span text:style-name="T1"> = c</text:span><text:span text:style-name="T10">B</text:span><text:span text:style-name="T1">y</text:span><text:span text:style-name="T10">2</text:span><text:span text:style-name="T1"> – c</text:span><text:span text:style-name="T10">2</text:span></text:p>
      <text:p text:style-name="P12"><text:span text:style-name="T1"><text:tab/><text:tab/>= (0,0) </text:span><text:span text:style-name="T1"><draw:frame draw:style-name="fr3" draw:name="Object18" text:anchor-type="as-char" svg:width="0.3161in" svg:height="0.4362in" draw:z-index="17"><draw:object xlink:href="./Object 18" xlink:type="simple" xlink:show="embed" xlink:actuate="onLoad"/><draw:image xlink:href="./ObjectReplacements/Object 18" xlink:type="simple" xlink:show="embed" xlink:actuate="onLoad"/></draw:frame></text:span><text:span text:style-name="T1"> - 5 = -5</text:span></text:p>
      <text:p text:style-name="P2">Thus the initial simplex table is</text:p>
      <text:p text:style-name="P6">Table (1)</text:p>
      <text:p text:style-name="P2"><text:tab/><text:tab/><text:tab/><text:tab/><text:tab/>C = <text:s text:c="18"/>(7 <text:s text:c="11"/>5 <text:s text:c="9"/>0 <text:s text:c="8"/>0)</text:p>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row table:style-name="Table3.1">
          <table:table-cell table:style-name="Table3.A1" office:value-type="string">
            <text:p text:style-name="P14"><text:span text:style-name="T1"><text:s text:c="6"/>C</text:span><text:span text:style-name="T10">B</text:span><text:span text:style-name="T1"> <text:s text:c="18"/>y</text:span><text:span text:style-name="T10">B</text:span></text:p>
          </table:table-cell>
          <table:table-cell table:style-name="Table3.A1" office:value-type="string">
            <text:p text:style-name="P14"><text:span text:style-name="T1">x</text:span><text:span text:style-name="T10">B</text:span></text:p>
          </table:table-cell>
          <table:table-cell table:style-name="Table3.A1" office:value-type="string">
            <text:p text:style-name="P14"><text:span text:style-name="T1">y</text:span><text:span text:style-name="T10">1</text:span></text:p>
          </table:table-cell>
          <table:table-cell table:style-name="Table3.A1" office:value-type="string">
            <text:p text:style-name="P14"><text:span text:style-name="T1">y</text:span><text:span text:style-name="T10">2</text:span></text:p>
          </table:table-cell>
          <table:table-cell table:style-name="Table3.A1" office:value-type="string">
            <text:p text:style-name="P14"><text:span text:style-name="T1">y</text:span><text:span text:style-name="T10">3</text:span></text:p>
          </table:table-cell>
          <table:table-cell table:style-name="Table3.F1" office:value-type="string">
            <text:p text:style-name="P14"><text:span text:style-name="T1">y</text:span><text:span text:style-name="T10">4</text:span></text:p>
          </table:table-cell>
        </table:table-row>
        <table:table-row table:style-name="Table3.1">
          <table:table-cell table:style-name="Table3.A1" office:value-type="string">
            <text:p text:style-name="P14"><text:span text:style-name="T1"><text:s text:c="6"/>0 <text:s text:c="20"/>y</text:span><text:span text:style-name="T10">3</text:span></text:p>
          </table:table-cell>
          <table:table-cell table:style-name="Table3.A1" office:value-type="string">
            <text:p text:style-name="P14"><text:span text:style-name="T1">x</text:span><text:span text:style-name="T10">3</text:span><text:span text:style-name="T1"> = 6</text:span></text:p>
          </table:table-cell>
          <table:table-cell table:style-name="Table3.A1" office:value-type="string">
            <text:p text:style-name="P5"><text:s/>1</text:p>
          </table:table-cell>
          <table:table-cell table:style-name="Table3.A1" office:value-type="string">
            <text:p text:style-name="P5"><text:s/>2</text:p>
          </table:table-cell>
          <table:table-cell table:style-name="Table3.A1" office:value-type="string">
            <text:p text:style-name="P5"><text:s/>1</text:p>
          </table:table-cell>
          <table:table-cell table:style-name="Table3.F1" office:value-type="string">
            <text:p text:style-name="P5">0</text:p>
          </table:table-cell>
        </table:table-row>
        <table:table-row table:style-name="Table3.1">
          <table:table-cell table:style-name="Table3.A1" office:value-type="string">
            <text:p text:style-name="P14"><text:span text:style-name="T1"><text:s text:c="6"/>0 <text:s text:c="20"/>y</text:span><text:span text:style-name="T10">4</text:span></text:p>
          </table:table-cell>
          <table:table-cell table:style-name="Table3.A1" office:value-type="string">
            <text:p text:style-name="P14"><text:span text:style-name="T1">x</text:span><text:span text:style-name="T10">4 </text:span><text:span text:style-name="T1">= 12</text:span></text:p>
          </table:table-cell>
          <table:table-cell table:style-name="Table3.A1" office:value-type="string">
            <text:p text:style-name="P7"><text:s/>4</text:p>
          </table:table-cell>
          <table:table-cell table:style-name="Table3.A1" office:value-type="string">
            <text:p text:style-name="P5"><text:s/>3</text:p>
          </table:table-cell>
          <table:table-cell table:style-name="Table3.A1" office:value-type="string">
            <text:p text:style-name="P5"><text:s/>0</text:p>
          </table:table-cell>
          <table:table-cell table:style-name="Table3.F1" office:value-type="string">
            <text:p text:style-name="P5">1</text:p>
          </table:table-cell>
        </table:table-row>
        <table:table-row table:style-name="Table3.1">
          <table:table-cell table:style-name="Table3.A4" office:value-type="string">
            <text:p text:style-name="P5"/>
          </table:table-cell>
          <table:table-cell table:style-name="Table3.A1" office:value-type="string">
            <text:p text:style-name="P5">z = 0</text:p>
          </table:table-cell>
          <table:table-cell table:style-name="Table3.A1" office:value-type="string">
            <text:p text:style-name="P5">-7</text:p>
          </table:table-cell>
          <table:table-cell table:style-name="Table3.A1" office:value-type="string">
            <text:p text:style-name="P5">-5</text:p>
          </table:table-cell>
          <table:table-cell table:style-name="Table3.A1" office:value-type="string">
            <text:p text:style-name="P5"><text:s/>0</text:p>
          </table:table-cell>
          <table:table-cell table:style-name="Table3.F1" office:value-type="string">
            <text:p text:style-name="P5">0</text:p>
          </table:table-cell>
        </table:table-row>
      </table:table>
      <text:p text:style-name="P2"/>
      <text:p text:style-name="P12"><text:span text:style-name="T1">Now, since more than one z</text:span><text:span text:style-name="T10">j</text:span><text:span text:style-name="T1"> – c</text:span><text:span text:style-name="T10">j</text:span><text:span text:style-name="T1"> are negative, therefore we choose the most negative of these; -7, which lies in the column y</text:span><text:span text:style-name="T10">1</text:span><text:span text:style-name="T1"> will enter the basis y</text:span><text:span text:style-name="T10">B</text:span><text:span text:style-name="T1">.</text:span></text:p>
      <text:p text:style-name="P12"><text:soft-page-break/><text:span text:style-name="T1">To select the vector which should leave the basis y</text:span><text:span text:style-name="T10">B</text:span><text:span text:style-name="T1">, we compute </text:span><text:span text:style-name="T1"><draw:frame draw:style-name="fr3" draw:name="Object19" text:anchor-type="as-char" svg:width="0.0799in" svg:height="0.1839in" draw:z-index="18"><draw:object xlink:href="./Object 19" xlink:type="simple" xlink:show="embed" xlink:actuate="onLoad"/><draw:image xlink:href="./ObjectReplacements/Object 19" xlink:type="simple" xlink:show="embed" xlink:actuate="onLoad"/></draw:frame></text:span><text:span text:style-name="T1"> </text:span><text:span text:style-name="T1"><draw:frame draw:style-name="fr3" draw:name="Object20" text:anchor-type="as-char" svg:width="0.8138in" svg:height="0.6783in" draw:z-index="19"><draw:object xlink:href="./Object 20" xlink:type="simple" xlink:show="embed" xlink:actuate="onLoad"/><draw:image xlink:href="./ObjectReplacements/Object 20" xlink:type="simple" xlink:show="embed" xlink:actuate="onLoad"/></draw:frame></text:span><text:span text:style-name="T1">and choose the minimum of these ratios, viz, 12/4 = 3. Thus the vector y</text:span><text:span text:style-name="T10">4</text:span><text:span text:style-name="T1"> leaves the basis. The leading common element is 4, which becomes the leading element for the next iteration. The leading element has been shown in the table in bold.</text:span></text:p>
      <text:p text:style-name="P2"/>
      <text:p text:style-name="P6">First Iteration:</text:p>
      <text:p text:style-name="P12"><text:span text:style-name="T1">Introduce y</text:span><text:span text:style-name="T10">1</text:span><text:span text:style-name="T1"> and drop y</text:span><text:span text:style-name="T10">4</text:span><text:span text:style-name="T1"> from y</text:span><text:span text:style-name="T10">B</text:span><text:span text:style-name="T1">. Convert the leading element to unity by dividing that row by 4 and all other elements of the column y</text:span><text:span text:style-name="T10">1</text:span><text:span text:style-name="T1"> to zero by using the relation given in Step 8. Compute again the net evaluation z</text:span><text:span text:style-name="T10">j</text:span><text:span text:style-name="T1">-c</text:span><text:span text:style-name="T10">j</text:span><text:span text:style-name="T1">.</text:span></text:p>
      <text:p text:style-name="P2"/>
      <text:h text:style-name="Heading_20_2" text:outline-level="2">Table 2</text:h>
      <text:p text:style-name="P2"><text:tab/><text:tab/><text:tab/><text:tab/><text:tab/>C = <text:s text:c="18"/>(7 <text:s text:c="11"/>5 <text:s text:c="9"/>0 <text:s text:c="8"/>0)</text:p>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row table:style-name="Table4.1">
          <table:table-cell table:style-name="Table4.A1" office:value-type="string">
            <text:p text:style-name="P14"><text:span text:style-name="T1"><text:s text:c="6"/>C</text:span><text:span text:style-name="T10">B</text:span><text:span text:style-name="T1"> <text:s text:c="18"/>y</text:span><text:span text:style-name="T10">B</text:span></text:p>
          </table:table-cell>
          <table:table-cell table:style-name="Table4.A1" office:value-type="string">
            <text:p text:style-name="P14"><text:span text:style-name="T1">x</text:span><text:span text:style-name="T10">B</text:span></text:p>
          </table:table-cell>
          <table:table-cell table:style-name="Table4.A1" office:value-type="string">
            <text:p text:style-name="P14"><text:span text:style-name="T1">y</text:span><text:span text:style-name="T10">1</text:span></text:p>
          </table:table-cell>
          <table:table-cell table:style-name="Table4.A1" office:value-type="string">
            <text:p text:style-name="P14"><text:span text:style-name="T1">y</text:span><text:span text:style-name="T10">2</text:span></text:p>
          </table:table-cell>
          <table:table-cell table:style-name="Table4.A1" office:value-type="string">
            <text:p text:style-name="P14"><text:span text:style-name="T1">y</text:span><text:span text:style-name="T10">3</text:span></text:p>
          </table:table-cell>
          <table:table-cell table:style-name="Table4.F1" office:value-type="string">
            <text:p text:style-name="P14"><text:span text:style-name="T1">y</text:span><text:span text:style-name="T10">4</text:span></text:p>
          </table:table-cell>
        </table:table-row>
        <table:table-row table:style-name="Table4.1">
          <table:table-cell table:style-name="Table4.A1" office:value-type="string">
            <text:p text:style-name="P14"><text:span text:style-name="T1"><text:s text:c="6"/>0 <text:s text:c="20"/>y</text:span><text:span text:style-name="T10">3</text:span></text:p>
          </table:table-cell>
          <table:table-cell table:style-name="Table4.A1" office:value-type="string">
            <text:p text:style-name="P14"><text:span text:style-name="T1">x</text:span><text:span text:style-name="T10">3</text:span><text:span text:style-name="T1"> = 3</text:span></text:p>
          </table:table-cell>
          <table:table-cell table:style-name="Table4.A1" office:value-type="string">
            <text:p text:style-name="P5"><text:s/>0</text:p>
          </table:table-cell>
          <table:table-cell table:style-name="Table4.A1" office:value-type="string">
            <text:p text:style-name="P5"><text:s/>5/4</text:p>
          </table:table-cell>
          <table:table-cell table:style-name="Table4.A1" office:value-type="string">
            <text:p text:style-name="P5"><text:s/>1</text:p>
          </table:table-cell>
          <table:table-cell table:style-name="Table4.F1" office:value-type="string">
            <text:p text:style-name="P5">-1/4</text:p>
          </table:table-cell>
        </table:table-row>
        <table:table-row table:style-name="Table4.1">
          <table:table-cell table:style-name="Table4.A1" office:value-type="string">
            <text:p text:style-name="P14"><text:span text:style-name="T1"><text:s text:c="6"/>7 <text:s text:c="19"/>y</text:span><text:span text:style-name="T10">1</text:span></text:p>
          </table:table-cell>
          <table:table-cell table:style-name="Table4.A1" office:value-type="string">
            <text:p text:style-name="P14"><text:span text:style-name="T1">x</text:span><text:span text:style-name="T10">1 </text:span><text:span text:style-name="T1">= 3</text:span></text:p>
          </table:table-cell>
          <table:table-cell table:style-name="Table4.A1" office:value-type="string">
            <text:p text:style-name="P14"><text:span text:style-name="T4"><text:s/></text:span><text:span text:style-name="T1">1</text:span></text:p>
          </table:table-cell>
          <table:table-cell table:style-name="Table4.A1" office:value-type="string">
            <text:p text:style-name="P5"><text:s/>3/4</text:p>
          </table:table-cell>
          <table:table-cell table:style-name="Table4.A1" office:value-type="string">
            <text:p text:style-name="P5"><text:s/>0</text:p>
          </table:table-cell>
          <table:table-cell table:style-name="Table4.F1" office:value-type="string">
            <text:p text:style-name="P5"><text:s/>1/4</text:p>
          </table:table-cell>
        </table:table-row>
        <table:table-row table:style-name="Table4.1">
          <table:table-cell table:style-name="Table4.A4" office:value-type="string">
            <text:p text:style-name="P5"/>
          </table:table-cell>
          <table:table-cell table:style-name="Table4.A1" office:value-type="string">
            <text:p text:style-name="P5"><text:s/>z = 21</text:p>
          </table:table-cell>
          <table:table-cell table:style-name="Table4.A1" office:value-type="string">
            <text:p text:style-name="P5"><text:s/>0</text:p>
          </table:table-cell>
          <table:table-cell table:style-name="Table4.A1" office:value-type="string">
            <text:p text:style-name="P5">1/4</text:p>
          </table:table-cell>
          <table:table-cell table:style-name="Table4.A1" office:value-type="string">
            <text:p text:style-name="P5"><text:s/>0</text:p>
          </table:table-cell>
          <table:table-cell table:style-name="Table4.F1" office:value-type="string">
            <text:p text:style-name="P5">7/4</text:p>
          </table:table-cell>
        </table:table-row>
      </table:table>
      <text:p text:style-name="P12"><text:span text:style-name="T1"><text:s/>It is apparent from the table that all new z</text:span><text:span text:style-name="T10">j</text:span><text:span text:style-name="T1">-c</text:span><text:span text:style-name="T10">j</text:span><text:span text:style-name="T1"> are non-negative and hence an optimum solution has been reached. Thus an optimum basic feasible solution to the given LP is:</text:span></text:p>
      <text:p text:style-name="P12"><text:span text:style-name="T1"><text:tab/><text:tab/>x</text:span><text:span text:style-name="T10">1</text:span><text:span text:style-name="T1"> = 3, x</text:span><text:span text:style-name="T10">2</text:span><text:span text:style-name="T1"> = 0; max </text:span><text:span text:style-name="T4">z = 21.</text:span></text:p>
      <text:p text:style-name="P2"/>
      <text:h text:style-name="P54" text:outline-level="3">ARTIFICIAL VARIABLE TECHNIQUES</text:h>
      <text:p text:style-name="P2"/>
      <text:p text:style-name="P2">There are many linear programming problems where slack variables cannot provide such a solution. To solve such problems, there are two methods:</text:p>
      <text:list xml:id="list316973592" text:style-name="WW8Num3">
        <text:list-item>
          <text:p text:style-name="P40">Big M-Method</text:p>
        </text:list-item>
        <text:list-item>
          <text:p text:style-name="P40">Two-phase Method.</text:p>
        </text:list-item>
      </text:list>
      <text:p text:style-name="P2"/>
      <text:p text:style-name="P2"/>
      <text:p text:style-name="P2"/>
      <text:h text:style-name="P52" text:outline-level="2">THE BIG M-METHOD</text:h>
      <text:p text:style-name="P2"/>
      <text:p text:style-name="Text_20_body">The Big M-Method or the method of penalties consists of the following steps:</text:p>
      <text:p text:style-name="P2"/>
      <text:p text:style-name="P12"><text:span text:style-name="T4">Step 1.</text:span><text:span text:style-name="T1"><text:tab/>Express the linear programming problem in the standard form by introducing slack and /or surplus variables.</text:span></text:p>
      <text:p text:style-name="P2"/>
      <text:p text:style-name="P12"><text:span text:style-name="T4">Step 2.</text:span><text:span text:style-name="T1"><text:tab/>Introduce non-negative variable to the left-hand side of the constraints of (</text:span><text:span text:style-name="T15"></text:span><text:span text:style-name="T1"> or =) type. These variables are called </text:span><text:span text:style-name="T2">artificial variables.</text:span><text:span text:style-name="T4"> </text:span><text:span text:style-name="T1">The purpose of introducing these variables is just to obtain an initial basic feasible solution. However, addition of these artificial variables causes violation of the corresponding constraints. Therefore we would like to get rid of these variables. To achieve this, we assign a very large penalty “ –M” to these artificial variables in the objective function.</text:span></text:p>
      <text:p text:style-name="P2"/>
      <text:p text:style-name="P12"><text:soft-page-break/><text:span text:style-name="T4">Step 3.</text:span><text:span text:style-name="T1"><text:tab/>Solve the modified LP by simplex method. At any iteration of the usual simplex method there can arise any one of the following three cases.</text:span></text:p>
      <text:p text:style-name="P2"/>
      <text:list xml:id="list1670782064" text:style-name="WW8Num9">
        <text:list-item>
          <text:p text:style-name="P15"><text:span text:style-name="T1">There is no vector corresponding to some artificial variable in the basis y</text:span><text:span text:style-name="T10">B</text:span><text:span text:style-name="T1">. We proceed to step 4.</text:span></text:p>
        </text:list-item>
        <text:list-item>
          <text:p text:style-name="P15"><text:span text:style-name="T1">There is at least one corresponding to some artificial variable in the basis y</text:span><text:span text:style-name="T10">B</text:span><text:span text:style-name="T1"> at the zero level. The coefficient of M in each net evaluation z</text:span><text:span text:style-name="T10">j</text:span><text:span text:style-name="T1">-c</text:span><text:span text:style-name="T10">j</text:span><text:span text:style-name="T1"> in x</text:span><text:span text:style-name="T10">B</text:span><text:span text:style-name="T1"> is zero. In such a case, the current basic feasible solution is a degenerate one. This is the case when an optimum solution to the given LP includes artificial variables and an optimum basic feasible solution.</text:span></text:p>
        </text:list-item>
        <text:list-item>
          <text:p text:style-name="P15"><text:span text:style-name="T1">At least one artificial vector is in the basis y</text:span><text:span text:style-name="T10">B</text:span><text:span text:style-name="T1">, but not at the zero level. The coefficient of M in each net evaluation z</text:span><text:span text:style-name="T10">j</text:span><text:span text:style-name="T1">-c</text:span><text:span text:style-name="T10">j</text:span><text:span text:style-name="T1"> is non-negative, in this case, the given LP doesn’t possess an optimum basic feasible solution, since M is involve in the objective function. In this case we say that the given problem has </text:span><text:span text:style-name="T3">a </text:span><text:span text:style-name="T2">Pseudo Optimum</text:span><text:span text:style-name="T1"> basic feasible solution.</text:span></text:p>
        </text:list-item>
      </text:list>
      <text:p text:style-name="P20"/>
      <text:p text:style-name="Text_20_body"><text:span text:style-name="T6">Step 4.</text:span> Application of simplex method is continue until either an optimum basic feasible solution is obtained or there is indication of unbounded solution.</text:p>
      <text:p text:style-name="Text_20_body"/>
      <text:p text:style-name="Text_20_body"><text:s/><text:span text:style-name="T7">SAMPLE PROBLEM</text:span></text:p>
      <text:p text:style-name="P46"/>
      <text:p text:style-name="Text_20_body">Use penalty method to </text:p>
      <text:p text:style-name="Text_20_body"/>
      <text:p text:style-name="P43">Maximize</text:p>
      <text:p text:style-name="Text_20_body"><text:tab/>Z = 3x<text:span text:style-name="T9">1</text:span> + 2x<text:span text:style-name="T9">2</text:span> + 3x<text:span text:style-name="T9">3</text:span></text:p>
      <text:p text:style-name="Text_20_body">Subject to the constraints</text:p>
      <text:p text:style-name="Text_20_body"><text:tab/>2x<text:span text:style-name="T9">1</text:span> + <text:s text:c="2"/>x<text:span text:style-name="T9">2</text:span> + <text:s text:c="2"/>x<text:span text:style-name="T9">3</text:span> <text:span text:style-name="T14"></text:span> 2</text:p>
      <text:p text:style-name="Text_20_body"><text:tab/>3x<text:span text:style-name="T18">1</text:span> + 4x<text:span text:style-name="T9">2</text:span> + 2x<text:span text:style-name="T9">3 </text:span><text:span text:style-name="T14"></text:span> 8</text:p>
      <text:p text:style-name="Text_20_body"><text:tab/> x<text:span text:style-name="T9">1</text:span>, x<text:span text:style-name="T9">2</text:span>, x<text:span text:style-name="T9">3</text:span> <text:s text:c="9"/><text:span text:style-name="T14"></text:span> 0.</text:p>
      <text:p text:style-name="Text_20_body"/>
      <text:p text:style-name="P43">Solution:</text:p>
      <text:p text:style-name="Text_20_body">Let introduce the slack, surplus and artificial variables x<text:span text:style-name="T9">4,</text:span> x<text:span text:style-name="T9">5,</text:span> x<text:span text:style-name="T9">6 </text:span><text:span text:style-name="T14"></text:span> 0</text:p>
      <text:p text:style-name="Text_20_body"><text:tab/><text:tab/>x<text:span text:style-name="T9">B </text:span>= [2 <text:s text:c="4"/>8]</text:p>
      <text:p text:style-name="P6"/>
      <text:p text:style-name="P12"><text:span text:style-name="T1">Taking B = I</text:span><text:span text:style-name="T10">2</text:span><text:span text:style-name="T1"> as the basic sub-matrix.</text:span></text:p>
      <text:p text:style-name="P12"><text:span text:style-name="T1">Starting Table: The matrix y</text:span><text:span text:style-name="T10">B</text:span><text:span text:style-name="T1"> = [y</text:span><text:span text:style-name="T10">1</text:span><text:span text:style-name="T1">, y</text:span><text:span text:style-name="T10">2</text:span><text:span text:style-name="T1">, …, y</text:span><text:span text:style-name="T10">6</text:span><text:span text:style-name="T1">] and the evaluation z</text:span><text:span text:style-name="T10">j</text:span><text:span text:style-name="T1">-c</text:span><text:span text:style-name="T10">j</text:span><text:span text:style-name="T1">, j = 1,2,…,6 are computed by using the usual formula. </text:span></text:p>
      <text:p text:style-name="P2"/>
      <text:h text:style-name="Heading_20_2" text:outline-level="2">Table. 1</text:h>
      <text:p text:style-name="P6"><text:tab/><text:tab/><text:tab/><text:tab/><text:tab/><text:tab/>3<text:tab/> 2<text:tab/> <text:s text:c="4"/>3<text:tab/> <text:s text:c="9"/>0 <text:s text:c="8"/>0 <text:s text:c="4"/>-M</text:p>
      <table:table table:name="Table5" table:style-name="Table5">
        <table:table-column table:style-name="Table5.A"/>
        <table:table-column table:style-name="Table5.B"/>
        <table:table-column table:style-name="Table5.C"/>
        <table:table-column table:style-name="Table5.D" table:number-columns-repeated="2"/>
        <table:table-column table:style-name="Table5.F" table:number-columns-repeated="2"/>
        <table:table-column table:style-name="Table5.H"/>
        <table:table-row table:style-name="Table5.1">
          <table:table-cell table:style-name="Table5.A1" office:value-type="string">
            <text:p text:style-name="P14"><text:span text:style-name="T1"><text:s text:c="3"/>C</text:span><text:span text:style-name="T10">B</text:span><text:span text:style-name="T1"> <text:s text:c="16"/>V</text:span><text:span text:style-name="T10">B</text:span></text:p>
          </table:table-cell>
          <table:table-cell table:style-name="Table5.A1" office:value-type="string">
            <text:p text:style-name="P14"><text:span text:style-name="T1">X</text:span><text:span text:style-name="T10">B</text:span></text:p>
          </table:table-cell>
          <table:table-cell table:style-name="Table5.A1" office:value-type="string">
            <text:p text:style-name="P14"><text:span text:style-name="T1">Y</text:span><text:span text:style-name="T10">1</text:span></text:p>
          </table:table-cell>
          <table:table-cell table:style-name="Table5.A1" office:value-type="string">
            <text:p text:style-name="P14"><text:span text:style-name="T1">Y</text:span><text:span text:style-name="T10">2</text:span></text:p>
          </table:table-cell>
          <table:table-cell table:style-name="Table5.A1" office:value-type="string">
            <text:p text:style-name="P14"><text:span text:style-name="T1">Y</text:span><text:span text:style-name="T10">3</text:span></text:p>
          </table:table-cell>
          <table:table-cell table:style-name="Table5.A1" office:value-type="string">
            <text:p text:style-name="P14"><text:span text:style-name="T1">Y</text:span><text:span text:style-name="T10">4</text:span></text:p>
          </table:table-cell>
          <table:table-cell table:style-name="Table5.A1" office:value-type="string">
            <text:p text:style-name="P14"><text:span text:style-name="T1">Y</text:span><text:span text:style-name="T10">5</text:span></text:p>
          </table:table-cell>
          <table:table-cell table:style-name="Table5.H1" office:value-type="string">
            <text:p text:style-name="P14"><text:span text:style-name="T1">Y</text:span><text:span text:style-name="T10">6</text:span></text:p>
          </table:table-cell>
        </table:table-row>
        <table:table-row table:style-name="Table5.1">
          <table:table-cell table:style-name="Table5.A1" office:value-type="string">
            <text:p text:style-name="P14"><text:span text:style-name="T1"><text:s text:c="4"/>0 <text:s text:c="17"/>y</text:span><text:span text:style-name="T10">4</text:span></text:p>
          </table:table-cell>
          <table:table-cell table:style-name="Table5.A1" office:value-type="string">
            <text:p text:style-name="P5">2</text:p>
          </table:table-cell>
          <table:table-cell table:style-name="Table5.A1" office:value-type="string">
            <text:p text:style-name="P5">2</text:p>
          </table:table-cell>
          <table:table-cell table:style-name="Table5.A1" office:value-type="string">
            <text:p text:style-name="P7">1</text:p>
          </table:table-cell>
          <table:table-cell table:style-name="Table5.A1" office:value-type="string">
            <text:p text:style-name="P5">1</text:p>
          </table:table-cell>
          <table:table-cell table:style-name="Table5.A1" office:value-type="string">
            <text:p text:style-name="P5">1</text:p>
          </table:table-cell>
          <table:table-cell table:style-name="Table5.A1" office:value-type="string">
            <text:p text:style-name="P5"><text:s/>0</text:p>
          </table:table-cell>
          <table:table-cell table:style-name="Table5.H1" office:value-type="string">
            <text:p text:style-name="P5">0</text:p>
          </table:table-cell>
        </table:table-row>
        <table:table-row table:style-name="Table5.1">
          <table:table-cell table:style-name="Table5.A1" office:value-type="string">
            <text:p text:style-name="P14"><text:span text:style-name="T1"><text:s text:c="3"/>-M <text:s text:c="15"/>y</text:span><text:span text:style-name="T10">6</text:span></text:p>
          </table:table-cell>
          <table:table-cell table:style-name="Table5.A1" office:value-type="string">
            <text:p text:style-name="P5">8</text:p>
          </table:table-cell>
          <table:table-cell table:style-name="Table5.A1" office:value-type="string">
            <text:p text:style-name="P5">3</text:p>
          </table:table-cell>
          <table:table-cell table:style-name="Table5.A1" office:value-type="string">
            <text:p text:style-name="P5">4</text:p>
          </table:table-cell>
          <table:table-cell table:style-name="Table5.A1" office:value-type="string">
            <text:p text:style-name="P5">2</text:p>
          </table:table-cell>
          <table:table-cell table:style-name="Table5.A1" office:value-type="string">
            <text:p text:style-name="P5">0</text:p>
          </table:table-cell>
          <table:table-cell table:style-name="Table5.A1" office:value-type="string">
            <text:p text:style-name="P5">-1</text:p>
          </table:table-cell>
          <table:table-cell table:style-name="Table5.H1" office:value-type="string">
            <text:p text:style-name="P5">1</text:p>
          </table:table-cell>
        </table:table-row>
        <table:table-row table:style-name="Table5.1">
          <table:table-cell table:style-name="Table5.A4" office:value-type="string">
            <text:p text:style-name="P5"/>
          </table:table-cell>
          <table:table-cell table:style-name="Table5.A1" office:value-type="string">
            <text:p text:style-name="P5">-8M</text:p>
          </table:table-cell>
          <table:table-cell table:style-name="Table5.A1" office:value-type="string">
            <text:p text:style-name="P5">-3M-3</text:p>
          </table:table-cell>
          <table:table-cell table:style-name="Table5.A1" office:value-type="string">
            <text:p text:style-name="P5">-4M-2</text:p>
          </table:table-cell>
          <table:table-cell table:style-name="Table5.A1" office:value-type="string">
            <text:p text:style-name="P5">-2M-3</text:p>
          </table:table-cell>
          <table:table-cell table:style-name="Table5.A1" office:value-type="string">
            <text:p text:style-name="P5">0</text:p>
          </table:table-cell>
          <table:table-cell table:style-name="Table5.A1" office:value-type="string">
            <text:p text:style-name="P5">M</text:p>
          </table:table-cell>
          <table:table-cell table:style-name="Table5.H1" office:value-type="string">
            <text:p text:style-name="P5">0</text:p>
          </table:table-cell>
        </table:table-row>
      </table:table>
      <text:p text:style-name="P12"/>
      <text:h text:style-name="Heading_20_2" text:outline-level="2"><text:soft-page-break/>Table .2</text:h>
      <text:p text:style-name="P35"><text:tab/><text:tab/><text:tab/><text:tab/> <text:s text:c="9"/>3<text:tab/> 2<text:tab/>3<text:tab/> <text:s text:c="4"/>0 <text:s text:c="13"/>0 <text:s text:c="4"/>-M</text:p>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D"/>
        <table:table-column table:style-name="Table6.H"/>
        <table:table-row table:style-name="Table6.1">
          <table:table-cell table:style-name="Table6.A1" office:value-type="string">
            <text:p text:style-name="P14"><text:span text:style-name="T1"><text:s text:c="3"/>C</text:span><text:span text:style-name="T10">B</text:span><text:span text:style-name="T1"> <text:s text:c="16"/>V</text:span><text:span text:style-name="T10">B</text:span></text:p>
          </table:table-cell>
          <table:table-cell table:style-name="Table6.A1" office:value-type="string">
            <text:p text:style-name="P14"><text:span text:style-name="T1">X</text:span><text:span text:style-name="T10">B</text:span></text:p>
          </table:table-cell>
          <table:table-cell table:style-name="Table6.A1" office:value-type="string">
            <text:p text:style-name="P14"><text:span text:style-name="T1">Y</text:span><text:span text:style-name="T10">1</text:span></text:p>
          </table:table-cell>
          <table:table-cell table:style-name="Table6.A1" office:value-type="string">
            <text:p text:style-name="P14"><text:span text:style-name="T1">Y</text:span><text:span text:style-name="T10">2</text:span></text:p>
          </table:table-cell>
          <table:table-cell table:style-name="Table6.A1" office:value-type="string">
            <text:p text:style-name="P14"><text:span text:style-name="T1">Y</text:span><text:span text:style-name="T10">3</text:span></text:p>
          </table:table-cell>
          <table:table-cell table:style-name="Table6.A1" office:value-type="string">
            <text:p text:style-name="P14"><text:span text:style-name="T1">Y</text:span><text:span text:style-name="T10">4</text:span></text:p>
          </table:table-cell>
          <table:table-cell table:style-name="Table6.A1" office:value-type="string">
            <text:p text:style-name="P14"><text:span text:style-name="T1">Y</text:span><text:span text:style-name="T10">5</text:span></text:p>
          </table:table-cell>
          <table:table-cell table:style-name="Table6.H1" office:value-type="string">
            <text:p text:style-name="P14"><text:span text:style-name="T1">Y</text:span><text:span text:style-name="T10">6</text:span></text:p>
          </table:table-cell>
        </table:table-row>
        <table:table-row table:style-name="Table6.1">
          <table:table-cell table:style-name="Table6.A1" office:value-type="string">
            <text:p text:style-name="P14"><text:span text:style-name="T1"><text:s text:c="5"/>2 <text:s text:c="15"/>y</text:span><text:span text:style-name="T10">2</text:span></text:p>
          </table:table-cell>
          <table:table-cell table:style-name="Table6.A1" office:value-type="string">
            <text:p text:style-name="P5">2</text:p>
          </table:table-cell>
          <table:table-cell table:style-name="Table6.A1" office:value-type="string">
            <text:p text:style-name="P5"><text:s/>2</text:p>
          </table:table-cell>
          <table:table-cell table:style-name="Table6.A1" office:value-type="string">
            <text:p text:style-name="P5">1</text:p>
          </table:table-cell>
          <table:table-cell table:style-name="Table6.A1" office:value-type="string">
            <text:p text:style-name="P5"><text:s/>1</text:p>
          </table:table-cell>
          <table:table-cell table:style-name="Table6.A1" office:value-type="string">
            <text:p text:style-name="P5"><text:s/>1</text:p>
          </table:table-cell>
          <table:table-cell table:style-name="Table6.A1" office:value-type="string">
            <text:p text:style-name="P5"><text:s/>0</text:p>
          </table:table-cell>
          <table:table-cell table:style-name="Table6.H1" office:value-type="string">
            <text:p text:style-name="P5">0</text:p>
          </table:table-cell>
        </table:table-row>
        <table:table-row table:style-name="Table6.1">
          <table:table-cell table:style-name="Table6.A1" office:value-type="string">
            <text:p text:style-name="P14"><text:span text:style-name="T1"><text:s text:c="3"/>-M <text:s text:c="15"/>y</text:span><text:span text:style-name="T10">6</text:span></text:p>
          </table:table-cell>
          <table:table-cell table:style-name="Table6.A1" office:value-type="string">
            <text:p text:style-name="P5">0</text:p>
          </table:table-cell>
          <table:table-cell table:style-name="Table6.A1" office:value-type="string">
            <text:p text:style-name="P5">-5</text:p>
          </table:table-cell>
          <table:table-cell table:style-name="Table6.A1" office:value-type="string">
            <text:p text:style-name="P5">0</text:p>
          </table:table-cell>
          <table:table-cell table:style-name="Table6.A1" office:value-type="string">
            <text:p text:style-name="P5">-2</text:p>
          </table:table-cell>
          <table:table-cell table:style-name="Table6.A1" office:value-type="string">
            <text:p text:style-name="P5">-4</text:p>
          </table:table-cell>
          <table:table-cell table:style-name="Table6.A1" office:value-type="string">
            <text:p text:style-name="P5">-1</text:p>
          </table:table-cell>
          <table:table-cell table:style-name="Table6.H1" office:value-type="string">
            <text:p text:style-name="P5">1</text:p>
          </table:table-cell>
        </table:table-row>
        <table:table-row table:style-name="Table6.1">
          <table:table-cell table:style-name="Table6.A4" office:value-type="string">
            <text:p text:style-name="P5"/>
          </table:table-cell>
          <table:table-cell table:style-name="Table6.A1" office:value-type="string">
            <text:p text:style-name="P5">4</text:p>
          </table:table-cell>
          <table:table-cell table:style-name="Table6.A1" office:value-type="string">
            <text:p text:style-name="P5">5M+1</text:p>
          </table:table-cell>
          <table:table-cell table:style-name="Table6.A1" office:value-type="string">
            <text:p text:style-name="P5">0</text:p>
          </table:table-cell>
          <table:table-cell table:style-name="Table6.A1" office:value-type="string">
            <text:p text:style-name="P5">2M-1</text:p>
          </table:table-cell>
          <table:table-cell table:style-name="Table6.A1" office:value-type="string">
            <text:p text:style-name="P5">4M+2</text:p>
          </table:table-cell>
          <table:table-cell table:style-name="Table6.A1" office:value-type="string">
            <text:p text:style-name="P5">M</text:p>
          </table:table-cell>
          <table:table-cell table:style-name="Table6.H1" office:value-type="string">
            <text:p text:style-name="P5">0</text:p>
          </table:table-cell>
        </table:table-row>
      </table:table>
      <text:p text:style-name="Standard"/>
      <text:p text:style-name="P12"><text:span text:style-name="T1">Hence the coefficient of M in each z</text:span><text:span text:style-name="T10">j</text:span><text:span text:style-name="T1">-c</text:span><text:span text:style-name="T10">j</text:span><text:span text:style-name="T1"> is strictly non-negative and one artificial vector appears in the basis y</text:span><text:span text:style-name="T10">B</text:span><text:span text:style-name="T1"> at zero level. The optimum basic feasible solution is:</text:span></text:p>
      <text:p text:style-name="P12"><text:span text:style-name="T4">x</text:span><text:span text:style-name="T12">1</text:span><text:span text:style-name="T4"> = 0, <text:tab/>x</text:span><text:span text:style-name="T12">2</text:span><text:span text:style-name="T4"> = 0,<text:tab/>max. Z = 4.</text:span></text:p>
      <text:p text:style-name="P6"/>
      <text:h text:style-name="P52" text:outline-level="2">TWO-PHASE SIMPLEX METHOD</text:h>
      <text:p text:style-name="P2"/>
      <text:p text:style-name="Text_20_body">The two-phase simplex method is an alternative method to solve a given LP in which some artificial variables are involved. In the first phase, the simplex method is applied to special constructed LP leading to a final simplex table that contains a basic feasible solution to the original problem.</text:p>
      <text:p text:style-name="Text_20_body">Second phase, leads form the basic feasible solution determined by first phase to an optimum basic feasible solution if any, by application of simplex method.</text:p>
      <text:p text:style-name="P45"/>
      <text:p text:style-name="P46">SAMPLE PROBLEM</text:p>
      <text:p text:style-name="P43"/>
      <text:p text:style-name="Text_20_body">Use two-phase simplex method to</text:p>
      <text:p text:style-name="Text_20_body"><text:s/><text:span text:style-name="T6">Minimize</text:span></text:p>
      <text:p text:style-name="Text_20_body"><text:tab/>Z = 15/2 x<text:span text:style-name="T9">1</text:span> – 3x<text:span text:style-name="T9">2</text:span></text:p>
      <text:p text:style-name="Text_20_body">Subject to the constraints</text:p>
      <text:p text:style-name="Text_20_body"><text:tab/>3x<text:span text:style-name="T9">1</text:span> – x<text:span text:style-name="T9">2</text:span> – x<text:span text:style-name="T9">3</text:span> <text:span text:style-name="T14"></text:span> 3</text:p>
      <text:p text:style-name="Text_20_body"><text:tab/> <text:s/>x<text:span text:style-name="T9">1</text:span>- <text:s/>x<text:span text:style-name="T9">2</text:span> + x<text:span text:style-name="T9">3</text:span> <text:span text:style-name="T14"></text:span> 2</text:p>
      <text:p text:style-name="Text_20_body"><text:tab/> <text:s/>x<text:span text:style-name="T9">1</text:span>, <text:s/>x<text:span text:style-name="T9">2</text:span>, x<text:span text:style-name="T9">3 <text:s text:c="3"/></text:span><text:span text:style-name="T14"></text:span> 0.</text:p>
      <text:p text:style-name="Text_20_body"/>
      <text:p text:style-name="P43">Solution:</text:p>
      <text:p text:style-name="Text_20_body">As usual, since the objective function is to be minimized, we convert it into that of maximization so that the problem becomes that of maximizing</text:p>
      <text:p text:style-name="Text_20_body"/>
      <text:p text:style-name="Text_20_body"><text:tab/><text:tab/>Z* = - 15/2 x<text:span text:style-name="T9">1</text:span> + 3x<text:span text:style-name="T9">2</text:span></text:p>
      <text:p text:style-name="Text_20_body">Now by introducing surplus variable x<text:span text:style-name="T9">4</text:span>, x<text:span text:style-name="T9">5</text:span> <text:span text:style-name="T14"></text:span> 0and artificial variables x<text:span text:style-name="T9">6</text:span>, x<text:span text:style-name="T9">7 </text:span><text:span text:style-name="T14"></text:span> 0in the constraints of the given LP; an initial basic feasible solution to the problem is:</text:p>
      <text:p text:style-name="Text_20_body"><text:span text:style-name="T6"><text:tab/><text:tab/></text:span><text:tab/>[x<text:span text:style-name="T9">6, </text:span>x<text:span text:style-name="T9">7</text:span>] = [ 3, 2] , with I<text:span text:style-name="T9">2</text:span> as the basic matrix.</text:p>
      <text:p text:style-name="Text_20_body"><text:span text:style-name="T6">Phase 1.<text:tab/></text:span>Assigning a cost –1 to the artificial variables x<text:span text:style-name="T9">6</text:span> and x<text:span text:style-name="T9">7</text:span> and cost 0 to all other variables, in the objective function.</text:p>
      <text:p text:style-name="Text_20_body">Maximize</text:p>
      <text:p text:style-name="Text_20_body"><text:tab/>Z* = 0.x<text:span text:style-name="T9">1</text:span> + 0.x<text:span text:style-name="T9">2</text:span> + 0.x<text:span text:style-name="T9">3</text:span> + 0.x<text:span text:style-name="T9">4</text:span> – 0.x<text:span text:style-name="T9">5</text:span> –1.x<text:span text:style-name="T9">6</text:span> – 1.x<text:span text:style-name="T9">7</text:span></text:p>
      <text:p text:style-name="Text_20_body">Starting table: After computing Y and the net evaluation z<text:span text:style-name="T9">j</text:span>-c<text:span text:style-name="T9">j</text:span>, the initial simplex table is:</text:p>
      <text:p text:style-name="Text_20_body"/>
      <text:p text:style-name="P43">Table. 1</text:p>
      <text:p text:style-name="P43"/>
      <table:table table:name="Table7" table:style-name="Table7">
        <table:table-column table:style-name="Table7.A"/>
        <table:table-column table:style-name="Table7.B"/>
        <table:table-column table:style-name="Table7.C"/>
        <table:table-column table:style-name="Table7.D" table:number-columns-repeated="2"/>
        <table:table-column table:style-name="Table7.C" table:number-columns-repeated="2"/>
        <table:table-column table:style-name="Table7.H"/>
        <table:table-column table:style-name="Table7.I"/>
        <text:soft-page-break/>
        <table:table-row table:style-name="Table7.1">
          <table:table-cell table:style-name="Table7.A1" table:number-columns-spanned="2" office:value-type="string">
            <text:p text:style-name="P47"/>
          </table:table-cell>
          <table:covered-table-cell/>
          <table:table-cell table:style-name="Table7.C1" office:value-type="string">
            <text:p text:style-name="P47">0</text:p>
          </table:table-cell>
          <table:table-cell table:style-name="Table7.C1" office:value-type="string">
            <text:p text:style-name="P47">0</text:p>
          </table:table-cell>
          <table:table-cell table:style-name="Table7.C1" office:value-type="string">
            <text:p text:style-name="P47">0</text:p>
          </table:table-cell>
          <table:table-cell table:style-name="Table7.C1" office:value-type="string">
            <text:p text:style-name="P47">0</text:p>
          </table:table-cell>
          <table:table-cell table:style-name="Table7.C1" office:value-type="string">
            <text:p text:style-name="P47">0</text:p>
          </table:table-cell>
          <table:table-cell table:style-name="Table7.C1" office:value-type="string">
            <text:p text:style-name="P47">-1</text:p>
          </table:table-cell>
          <table:table-cell table:style-name="Table7.I1" office:value-type="string">
            <text:p text:style-name="P47">-1</text:p>
          </table:table-cell>
        </table:table-row>
        <table:table-row table:style-name="Table7.1">
          <table:table-cell table:style-name="Table7.C1" office:value-type="string">
            <text:p text:style-name="P47">C<text:span text:style-name="T9">B <text:s text:c="17"/></text:span>Y<text:span text:style-name="T9">B</text:span></text:p>
          </table:table-cell>
          <table:table-cell table:style-name="Table7.C1" office:value-type="string">
            <text:p text:style-name="P47">X<text:span text:style-name="T9">B </text:span></text:p>
          </table:table-cell>
          <table:table-cell table:style-name="Table7.C1" office:value-type="string">
            <text:p text:style-name="P47">Y<text:span text:style-name="T9">1</text:span></text:p>
          </table:table-cell>
          <table:table-cell table:style-name="Table7.C1" office:value-type="string">
            <text:p text:style-name="P47">Y<text:span text:style-name="T9">2</text:span></text:p>
          </table:table-cell>
          <table:table-cell table:style-name="Table7.C1" office:value-type="string">
            <text:p text:style-name="P47">Y<text:span text:style-name="T9">3</text:span></text:p>
          </table:table-cell>
          <table:table-cell table:style-name="Table7.C1" office:value-type="string">
            <text:p text:style-name="P47">Y<text:span text:style-name="T9">4</text:span></text:p>
          </table:table-cell>
          <table:table-cell table:style-name="Table7.C1" office:value-type="string">
            <text:p text:style-name="P47">Y<text:span text:style-name="T9">5</text:span></text:p>
          </table:table-cell>
          <table:table-cell table:style-name="Table7.C1" office:value-type="string">
            <text:p text:style-name="P47">Y<text:span text:style-name="T9">6</text:span></text:p>
          </table:table-cell>
          <table:table-cell table:style-name="Table7.I1" office:value-type="string">
            <text:p text:style-name="P47">Y<text:span text:style-name="T9">7</text:span></text:p>
          </table:table-cell>
        </table:table-row>
        <table:table-row table:style-name="Table7.1">
          <table:table-cell table:style-name="Table7.C1" office:value-type="string">
            <text:p text:style-name="P47">-1 <text:s text:c="13"/>y<text:span text:style-name="T9">6</text:span></text:p>
          </table:table-cell>
          <table:table-cell table:style-name="Table7.C1" office:value-type="string">
            <text:p text:style-name="P47">3</text:p>
          </table:table-cell>
          <table:table-cell table:style-name="Table7.C1" office:value-type="string">
            <text:p text:style-name="P44">3</text:p>
          </table:table-cell>
          <table:table-cell table:style-name="Table7.C1" office:value-type="string">
            <text:p text:style-name="P47">-1</text:p>
          </table:table-cell>
          <table:table-cell table:style-name="Table7.C1" office:value-type="string">
            <text:p text:style-name="P47">-1</text:p>
          </table:table-cell>
          <table:table-cell table:style-name="Table7.C1" office:value-type="string">
            <text:p text:style-name="P47">-1</text:p>
          </table:table-cell>
          <table:table-cell table:style-name="Table7.C1" office:value-type="string">
            <text:p text:style-name="P47">0</text:p>
          </table:table-cell>
          <table:table-cell table:style-name="Table7.C1" office:value-type="string">
            <text:p text:style-name="P47">1</text:p>
          </table:table-cell>
          <table:table-cell table:style-name="Table7.I1" office:value-type="string">
            <text:p text:style-name="P47">0</text:p>
          </table:table-cell>
        </table:table-row>
        <table:table-row table:style-name="Table7.1">
          <table:table-cell table:style-name="Table7.C1" office:value-type="string">
            <text:p text:style-name="P47">-1 <text:s text:c="13"/>y<text:span text:style-name="T9">7</text:span></text:p>
          </table:table-cell>
          <table:table-cell table:style-name="Table7.C1" office:value-type="string">
            <text:p text:style-name="P47">2</text:p>
          </table:table-cell>
          <table:table-cell table:style-name="Table7.C1" office:value-type="string">
            <text:p text:style-name="P47">1</text:p>
          </table:table-cell>
          <table:table-cell table:style-name="Table7.C1" office:value-type="string">
            <text:p text:style-name="P47">-1</text:p>
          </table:table-cell>
          <table:table-cell table:style-name="Table7.C1" office:value-type="string">
            <text:p text:style-name="P47">1</text:p>
          </table:table-cell>
          <table:table-cell table:style-name="Table7.C1" office:value-type="string">
            <text:p text:style-name="P47">0</text:p>
          </table:table-cell>
          <table:table-cell table:style-name="Table7.C1" office:value-type="string">
            <text:p text:style-name="P47">-1</text:p>
          </table:table-cell>
          <table:table-cell table:style-name="Table7.C1" office:value-type="string">
            <text:p text:style-name="P47">0</text:p>
          </table:table-cell>
          <table:table-cell table:style-name="Table7.I1" office:value-type="string">
            <text:p text:style-name="P47">1</text:p>
          </table:table-cell>
        </table:table-row>
        <table:table-row table:style-name="Table7.1">
          <table:table-cell table:style-name="Table7.A5" office:value-type="string">
            <text:p text:style-name="P47"/>
          </table:table-cell>
          <table:table-cell table:style-name="Table7.C1" office:value-type="string">
            <text:p text:style-name="P47">-5</text:p>
          </table:table-cell>
          <table:table-cell table:style-name="Table7.C1" office:value-type="string">
            <text:p text:style-name="P47">-4</text:p>
          </table:table-cell>
          <table:table-cell table:style-name="Table7.C1" office:value-type="string">
            <text:p text:style-name="P47">2</text:p>
          </table:table-cell>
          <table:table-cell table:style-name="Table7.C1" office:value-type="string">
            <text:p text:style-name="P47">0</text:p>
          </table:table-cell>
          <table:table-cell table:style-name="Table7.C1" office:value-type="string">
            <text:p text:style-name="P47">1</text:p>
          </table:table-cell>
          <table:table-cell table:style-name="Table7.C1" office:value-type="string">
            <text:p text:style-name="P47">1</text:p>
          </table:table-cell>
          <table:table-cell table:style-name="Table7.C1" office:value-type="string">
            <text:p text:style-name="P47">0</text:p>
          </table:table-cell>
          <table:table-cell table:style-name="Table7.I1" office:value-type="string">
            <text:p text:style-name="P47">0</text:p>
          </table:table-cell>
        </table:table-row>
      </table:table>
      <text:p text:style-name="P43"/>
      <text:p text:style-name="Text_20_body"><text:span text:style-name="T6">First iteration:</text:span> Introduce y<text:span text:style-name="T9">1</text:span> and drop y<text:span text:style-name="T9">6</text:span></text:p>
      <text:p text:style-name="Text_20_body"/>
      <text:p text:style-name="P43">Table. 2</text:p>
      <text:p text:style-name="P43"/>
      <table:table table:name="Table8" table:style-name="Table8">
        <table:table-column table:style-name="Table8.A"/>
        <table:table-column table:style-name="Table8.B"/>
        <table:table-column table:style-name="Table8.C"/>
        <table:table-column table:style-name="Table8.D" table:number-columns-repeated="2"/>
        <table:table-column table:style-name="Table8.C" table:number-columns-repeated="2"/>
        <table:table-column table:style-name="Table8.H"/>
        <table:table-column table:style-name="Table8.I"/>
        <table:table-row table:style-name="Table8.1">
          <table:table-cell table:style-name="Table8.A1" table:number-columns-spanned="2" office:value-type="string">
            <text:p text:style-name="P47"/>
          </table:table-cell>
          <table:covered-table-cell/>
          <table:table-cell table:style-name="Table8.C1" office:value-type="string">
            <text:p text:style-name="P47">0</text:p>
          </table:table-cell>
          <table:table-cell table:style-name="Table8.C1" office:value-type="string">
            <text:p text:style-name="P47">0</text:p>
          </table:table-cell>
          <table:table-cell table:style-name="Table8.C1" office:value-type="string">
            <text:p text:style-name="P47">0</text:p>
          </table:table-cell>
          <table:table-cell table:style-name="Table8.C1" office:value-type="string">
            <text:p text:style-name="P47">0</text:p>
          </table:table-cell>
          <table:table-cell table:style-name="Table8.C1" office:value-type="string">
            <text:p text:style-name="P47">0</text:p>
          </table:table-cell>
          <table:table-cell table:style-name="Table8.C1" office:value-type="string">
            <text:p text:style-name="P47">-1</text:p>
          </table:table-cell>
          <table:table-cell table:style-name="Table8.I1" office:value-type="string">
            <text:p text:style-name="P47">-1</text:p>
          </table:table-cell>
        </table:table-row>
        <table:table-row table:style-name="Table8.1">
          <table:table-cell table:style-name="Table8.C1" office:value-type="string">
            <text:p text:style-name="P47">C<text:span text:style-name="T9">B <text:s text:c="17"/></text:span>Y<text:span text:style-name="T9">B</text:span></text:p>
          </table:table-cell>
          <table:table-cell table:style-name="Table8.C1" office:value-type="string">
            <text:p text:style-name="P47">X<text:span text:style-name="T9">B </text:span></text:p>
          </table:table-cell>
          <table:table-cell table:style-name="Table8.C1" office:value-type="string">
            <text:p text:style-name="P47">Y<text:span text:style-name="T9">1</text:span></text:p>
          </table:table-cell>
          <table:table-cell table:style-name="Table8.C1" office:value-type="string">
            <text:p text:style-name="P47">Y<text:span text:style-name="T9">2</text:span></text:p>
          </table:table-cell>
          <table:table-cell table:style-name="Table8.C1" office:value-type="string">
            <text:p text:style-name="P47">Y<text:span text:style-name="T9">3</text:span></text:p>
          </table:table-cell>
          <table:table-cell table:style-name="Table8.C1" office:value-type="string">
            <text:p text:style-name="P47">Y<text:span text:style-name="T9">4</text:span></text:p>
          </table:table-cell>
          <table:table-cell table:style-name="Table8.C1" office:value-type="string">
            <text:p text:style-name="P47">Y<text:span text:style-name="T9">5</text:span></text:p>
          </table:table-cell>
          <table:table-cell table:style-name="Table8.C1" office:value-type="string">
            <text:p text:style-name="P47">Y<text:span text:style-name="T9">6</text:span></text:p>
          </table:table-cell>
          <table:table-cell table:style-name="Table8.I1" office:value-type="string">
            <text:p text:style-name="P47">Y<text:span text:style-name="T9">7</text:span></text:p>
          </table:table-cell>
        </table:table-row>
        <table:table-row table:style-name="Table8.3">
          <table:table-cell table:style-name="Table8.C1" office:value-type="string">
            <text:p text:style-name="P47"><text:s/>0 <text:s text:c="13"/>y<text:span text:style-name="T9">1</text:span></text:p>
          </table:table-cell>
          <table:table-cell table:style-name="Table8.C1" office:value-type="string">
            <text:p text:style-name="P47">1</text:p>
          </table:table-cell>
          <table:table-cell table:style-name="Table8.C1" office:value-type="string">
            <text:p text:style-name="P47">1</text:p>
          </table:table-cell>
          <table:table-cell table:style-name="Table8.C1" office:value-type="string">
            <text:p text:style-name="P47">-1/3</text:p>
          </table:table-cell>
          <table:table-cell table:style-name="Table8.C1" office:value-type="string">
            <text:p text:style-name="P47">-1/3</text:p>
          </table:table-cell>
          <table:table-cell table:style-name="Table8.C1" office:value-type="string">
            <text:p text:style-name="P47">-1/3</text:p>
          </table:table-cell>
          <table:table-cell table:style-name="Table8.C1" office:value-type="string">
            <text:p text:style-name="P47">0</text:p>
          </table:table-cell>
          <table:table-cell table:style-name="Table8.C1" office:value-type="string">
            <text:p text:style-name="P47">1/3</text:p>
          </table:table-cell>
          <table:table-cell table:style-name="Table8.I1" office:value-type="string">
            <text:p text:style-name="P47">0</text:p>
          </table:table-cell>
        </table:table-row>
        <table:table-row table:style-name="Table8.1">
          <table:table-cell table:style-name="Table8.C1" office:value-type="string">
            <text:p text:style-name="P47">-1 <text:s text:c="13"/>y<text:span text:style-name="T9">7</text:span></text:p>
          </table:table-cell>
          <table:table-cell table:style-name="Table8.C1" office:value-type="string">
            <text:p text:style-name="P47">1</text:p>
          </table:table-cell>
          <table:table-cell table:style-name="Table8.C1" office:value-type="string">
            <text:p text:style-name="P47">0</text:p>
          </table:table-cell>
          <table:table-cell table:style-name="Table8.C1" office:value-type="string">
            <text:p text:style-name="P47">-2/3</text:p>
          </table:table-cell>
          <table:table-cell table:style-name="Table8.C1" office:value-type="string">
            <text:p text:style-name="P44">4/3</text:p>
          </table:table-cell>
          <table:table-cell table:style-name="Table8.C1" office:value-type="string">
            <text:p text:style-name="P47">1/3</text:p>
          </table:table-cell>
          <table:table-cell table:style-name="Table8.C1" office:value-type="string">
            <text:p text:style-name="P47">-1</text:p>
          </table:table-cell>
          <table:table-cell table:style-name="Table8.C1" office:value-type="string">
            <text:p text:style-name="P47">-1/3</text:p>
          </table:table-cell>
          <table:table-cell table:style-name="Table8.I1" office:value-type="string">
            <text:p text:style-name="P47">1</text:p>
          </table:table-cell>
        </table:table-row>
        <table:table-row table:style-name="Table8.1">
          <table:table-cell table:style-name="Table8.A5" office:value-type="string">
            <text:p text:style-name="P47"/>
          </table:table-cell>
          <table:table-cell table:style-name="Table8.C1" office:value-type="string">
            <text:p text:style-name="P47">-1</text:p>
          </table:table-cell>
          <table:table-cell table:style-name="Table8.C1" office:value-type="string">
            <text:p text:style-name="P47">0</text:p>
          </table:table-cell>
          <table:table-cell table:style-name="Table8.C1" office:value-type="string">
            <text:p text:style-name="P47">2/3</text:p>
          </table:table-cell>
          <table:table-cell table:style-name="Table8.C1" office:value-type="string">
            <text:p text:style-name="P47">-4/3</text:p>
          </table:table-cell>
          <table:table-cell table:style-name="Table8.C1" office:value-type="string">
            <text:p text:style-name="P47">-1/3</text:p>
          </table:table-cell>
          <table:table-cell table:style-name="Table8.C1" office:value-type="string">
            <text:p text:style-name="P47">1</text:p>
          </table:table-cell>
          <table:table-cell table:style-name="Table8.C1" office:value-type="string">
            <text:p text:style-name="P47">4/3</text:p>
          </table:table-cell>
          <table:table-cell table:style-name="Table8.I1" office:value-type="string">
            <text:p text:style-name="P47">0</text:p>
          </table:table-cell>
        </table:table-row>
      </table:table>
      <text:p text:style-name="Text_20_body"/>
      <text:p text:style-name="Text_20_body"><text:span text:style-name="T6">Second iteration:</text:span> Introduce y<text:span text:style-name="T9">3</text:span> and drop y<text:span text:style-name="T9">6</text:span>.</text:p>
      <text:p text:style-name="P43">Table. 3</text:p>
      <text:p text:style-name="P43"/>
      <table:table table:name="Table9" table:style-name="Table9">
        <table:table-column table:style-name="Table9.A"/>
        <table:table-column table:style-name="Table9.B"/>
        <table:table-column table:style-name="Table9.C"/>
        <table:table-column table:style-name="Table9.D" table:number-columns-repeated="2"/>
        <table:table-column table:style-name="Table9.C" table:number-columns-repeated="2"/>
        <table:table-column table:style-name="Table9.H"/>
        <table:table-column table:style-name="Table9.I"/>
        <table:table-row table:style-name="Table9.1">
          <table:table-cell table:style-name="Table9.A1" table:number-columns-spanned="2" office:value-type="string">
            <text:p text:style-name="P47"/>
          </table:table-cell>
          <table:covered-table-cell/>
          <table:table-cell table:style-name="Table9.C1" office:value-type="string">
            <text:p text:style-name="P47">0</text:p>
          </table:table-cell>
          <table:table-cell table:style-name="Table9.C1" office:value-type="string">
            <text:p text:style-name="P47">0</text:p>
          </table:table-cell>
          <table:table-cell table:style-name="Table9.C1" office:value-type="string">
            <text:p text:style-name="P47">0</text:p>
          </table:table-cell>
          <table:table-cell table:style-name="Table9.C1" office:value-type="string">
            <text:p text:style-name="P47">0</text:p>
          </table:table-cell>
          <table:table-cell table:style-name="Table9.C1" office:value-type="string">
            <text:p text:style-name="P47">0</text:p>
          </table:table-cell>
          <table:table-cell table:style-name="Table9.C1" office:value-type="string">
            <text:p text:style-name="P47">-1</text:p>
          </table:table-cell>
          <table:table-cell table:style-name="Table9.I1" office:value-type="string">
            <text:p text:style-name="P47">-1</text:p>
          </table:table-cell>
        </table:table-row>
        <table:table-row table:style-name="Table9.1">
          <table:table-cell table:style-name="Table9.C1" office:value-type="string">
            <text:p text:style-name="P47">C<text:span text:style-name="T9">B <text:s text:c="17"/></text:span>Y<text:span text:style-name="T9">B</text:span></text:p>
          </table:table-cell>
          <table:table-cell table:style-name="Table9.C1" office:value-type="string">
            <text:p text:style-name="P47">X<text:span text:style-name="T9">B </text:span></text:p>
          </table:table-cell>
          <table:table-cell table:style-name="Table9.C1" office:value-type="string">
            <text:p text:style-name="P47">Y<text:span text:style-name="T9">1</text:span></text:p>
          </table:table-cell>
          <table:table-cell table:style-name="Table9.C1" office:value-type="string">
            <text:p text:style-name="P47">Y<text:span text:style-name="T9">2</text:span></text:p>
          </table:table-cell>
          <table:table-cell table:style-name="Table9.C1" office:value-type="string">
            <text:p text:style-name="P47">Y<text:span text:style-name="T9">3</text:span></text:p>
          </table:table-cell>
          <table:table-cell table:style-name="Table9.C1" office:value-type="string">
            <text:p text:style-name="P47">Y<text:span text:style-name="T9">4</text:span></text:p>
          </table:table-cell>
          <table:table-cell table:style-name="Table9.C1" office:value-type="string">
            <text:p text:style-name="P47">Y<text:span text:style-name="T9">5</text:span></text:p>
          </table:table-cell>
          <table:table-cell table:style-name="Table9.C1" office:value-type="string">
            <text:p text:style-name="P47">Y<text:span text:style-name="T9">6</text:span></text:p>
          </table:table-cell>
          <table:table-cell table:style-name="Table9.I1" office:value-type="string">
            <text:p text:style-name="P47">Y<text:span text:style-name="T9">7</text:span></text:p>
          </table:table-cell>
        </table:table-row>
        <table:table-row table:style-name="Table9.1">
          <table:table-cell table:style-name="Table9.C1" office:value-type="string">
            <text:p text:style-name="P47"><text:s text:c="2"/>0 <text:s text:c="13"/>y<text:span text:style-name="T9">1</text:span></text:p>
          </table:table-cell>
          <table:table-cell table:style-name="Table9.C1" office:value-type="string">
            <text:p text:style-name="P47">5/4</text:p>
          </table:table-cell>
          <table:table-cell table:style-name="Table9.C1" office:value-type="string">
            <text:p text:style-name="P47">1</text:p>
          </table:table-cell>
          <table:table-cell table:style-name="Table9.C1" office:value-type="string">
            <text:p text:style-name="P47">-1/2</text:p>
          </table:table-cell>
          <table:table-cell table:style-name="Table9.C1" office:value-type="string">
            <text:p text:style-name="P47">0</text:p>
          </table:table-cell>
          <table:table-cell table:style-name="Table9.C1" office:value-type="string">
            <text:p text:style-name="P47">-1/4</text:p>
          </table:table-cell>
          <table:table-cell table:style-name="Table9.C1" office:value-type="string">
            <text:p text:style-name="P47">-1/4</text:p>
          </table:table-cell>
          <table:table-cell table:style-name="Table9.C1" office:value-type="string">
            <text:p text:style-name="P47">1/4</text:p>
          </table:table-cell>
          <table:table-cell table:style-name="Table9.I1" office:value-type="string">
            <text:p text:style-name="P47">1/4</text:p>
          </table:table-cell>
        </table:table-row>
        <table:table-row table:style-name="Table9.1">
          <table:table-cell table:style-name="Table9.C1" office:value-type="string">
            <text:p text:style-name="P47"><text:s text:c="2"/>0 <text:s text:c="13"/>y<text:span text:style-name="T9">3</text:span></text:p>
          </table:table-cell>
          <table:table-cell table:style-name="Table9.C1" office:value-type="string">
            <text:p text:style-name="P47">¾</text:p>
          </table:table-cell>
          <table:table-cell table:style-name="Table9.C1" office:value-type="string">
            <text:p text:style-name="P47">0</text:p>
          </table:table-cell>
          <table:table-cell table:style-name="Table9.C1" office:value-type="string">
            <text:p text:style-name="P47">-1/2</text:p>
          </table:table-cell>
          <table:table-cell table:style-name="Table9.C1" office:value-type="string">
            <text:p text:style-name="P47">1</text:p>
          </table:table-cell>
          <table:table-cell table:style-name="Table9.C1" office:value-type="string">
            <text:p text:style-name="P47"><text:s/>1/4</text:p>
          </table:table-cell>
          <table:table-cell table:style-name="Table9.C1" office:value-type="string">
            <text:p text:style-name="P47">-3/4</text:p>
          </table:table-cell>
          <table:table-cell table:style-name="Table9.C1" office:value-type="string">
            <text:p text:style-name="P47">-1/4</text:p>
          </table:table-cell>
          <table:table-cell table:style-name="Table9.I1" office:value-type="string">
            <text:p text:style-name="P47">3/4</text:p>
          </table:table-cell>
        </table:table-row>
        <table:table-row table:style-name="Table9.1">
          <table:table-cell table:style-name="Table9.A5" office:value-type="string">
            <text:p text:style-name="P47"/>
          </table:table-cell>
          <table:table-cell table:style-name="Table9.C1" office:value-type="string">
            <text:p text:style-name="P47"><text:s/>0</text:p>
          </table:table-cell>
          <table:table-cell table:style-name="Table9.C1" office:value-type="string">
            <text:p text:style-name="P47">0</text:p>
          </table:table-cell>
          <table:table-cell table:style-name="Table9.C1" office:value-type="string">
            <text:p text:style-name="P47">0</text:p>
          </table:table-cell>
          <table:table-cell table:style-name="Table9.C1" office:value-type="string">
            <text:p text:style-name="P47">0</text:p>
          </table:table-cell>
          <table:table-cell table:style-name="Table9.C1" office:value-type="string">
            <text:p text:style-name="P47">0</text:p>
          </table:table-cell>
          <table:table-cell table:style-name="Table9.C1" office:value-type="string">
            <text:p text:style-name="P47">0</text:p>
          </table:table-cell>
          <table:table-cell table:style-name="Table9.C1" office:value-type="string">
            <text:p text:style-name="P47">1</text:p>
          </table:table-cell>
          <table:table-cell table:style-name="Table9.I1" office:value-type="string">
            <text:p text:style-name="P47">1</text:p>
          </table:table-cell>
        </table:table-row>
      </table:table>
      <text:p text:style-name="Text_20_body"/>
      <text:p text:style-name="Text_20_body">Now since all z<text:span text:style-name="T9">j</text:span>-c<text:span text:style-name="T9">j</text:span> <text:span text:style-name="T14"></text:span> 0 and no artificial variable appears in the basis, therefore an optimum basic feasible solution has been attained. Therefore we proceed on to phase 2.</text:p>
      <text:p text:style-name="Text_20_body">Phase 2.<text:tab/>Here we consider the actual costs associated with the original variables. Then objective function, therefore is:</text:p>
      <text:p text:style-name="Text_20_body"/>
      <text:p text:style-name="Text_20_body"><text:tab/>Z* = - 15/2 x<text:span text:style-name="T9">1</text:span> + 3x<text:span text:style-name="T9">2</text:span> + 0.x<text:span text:style-name="T9">3</text:span> + 0.x<text:span text:style-name="T9">4</text:span> – 0.x<text:span text:style-name="T9">5</text:span> - ).x<text:span text:style-name="T9">6</text:span>.</text:p>
      <text:p text:style-name="Text_20_body">We wish to maximize this new objective.</text:p>
      <text:p text:style-name="Text_20_body">Starting table: Using the optimum simplex table of phase 1, the first simplex table of phase 2 is as follows:</text:p>
      <text:p text:style-name="Text_20_body"/>
      <table:table table:name="Table10" table:style-name="Table10">
        <table:table-column table:style-name="Table10.A"/>
        <table:table-column table:style-name="Table10.B"/>
        <table:table-column table:style-name="Table10.C"/>
        <table:table-column table:style-name="Table10.D"/>
        <table:table-column table:style-name="Table10.B"/>
        <table:table-column table:style-name="Table10.F"/>
        <table:table-column table:style-name="Table10.G"/>
        <table:table-row table:style-name="Table10.1">
          <table:table-cell table:style-name="Table10.A1" office:value-type="string">
            <text:p text:style-name="P47"/>
          </table:table-cell>
          <table:table-cell table:style-name="Table10.A1" office:value-type="string">
            <text:p text:style-name="P47"/>
          </table:table-cell>
          <table:table-cell table:style-name="Table10.A1" office:value-type="string">
            <text:p text:style-name="P47">-15/2</text:p>
          </table:table-cell>
          <table:table-cell table:style-name="Table10.A1" office:value-type="string">
            <text:p text:style-name="P47">3</text:p>
          </table:table-cell>
          <table:table-cell table:style-name="Table10.A1" office:value-type="string">
            <text:p text:style-name="P47">0</text:p>
          </table:table-cell>
          <table:table-cell table:style-name="Table10.A1" office:value-type="string">
            <text:p text:style-name="P47">0</text:p>
          </table:table-cell>
          <table:table-cell table:style-name="Table10.G1" office:value-type="string">
            <text:p text:style-name="P47">0</text:p>
          </table:table-cell>
        </table:table-row>
        <table:table-row table:style-name="Table10.1">
          <table:table-cell table:style-name="Table10.A1" office:value-type="string">
            <text:p text:style-name="P47">C<text:span text:style-name="T9">B <text:s text:c="17"/></text:span>Y<text:span text:style-name="T9">B</text:span></text:p>
          </table:table-cell>
          <table:table-cell table:style-name="Table10.A1" office:value-type="string">
            <text:p text:style-name="P47">X<text:span text:style-name="T9">B </text:span></text:p>
          </table:table-cell>
          <table:table-cell table:style-name="Table10.A1" office:value-type="string">
            <text:p text:style-name="P47">Y<text:span text:style-name="T9">1</text:span></text:p>
          </table:table-cell>
          <table:table-cell table:style-name="Table10.A1" office:value-type="string">
            <text:p text:style-name="P47">Y<text:span text:style-name="T9">2</text:span></text:p>
          </table:table-cell>
          <table:table-cell table:style-name="Table10.A1" office:value-type="string">
            <text:p text:style-name="P47">Y<text:span text:style-name="T9">3</text:span></text:p>
          </table:table-cell>
          <table:table-cell table:style-name="Table10.A1" office:value-type="string">
            <text:p text:style-name="P47">Y<text:span text:style-name="T9">4</text:span></text:p>
          </table:table-cell>
          <table:table-cell table:style-name="Table10.G1" office:value-type="string">
            <text:p text:style-name="P47">Y<text:span text:style-name="T9">5</text:span></text:p>
          </table:table-cell>
        </table:table-row>
        <table:table-row table:style-name="Table10.1">
          <table:table-cell table:style-name="Table10.A1" office:value-type="string">
            <text:p text:style-name="P47">-15/2 <text:s text:c="8"/>y<text:span text:style-name="T9">1</text:span></text:p>
          </table:table-cell>
          <table:table-cell table:style-name="Table10.A1" office:value-type="string">
            <text:p text:style-name="P47">5/4</text:p>
          </table:table-cell>
          <table:table-cell table:style-name="Table10.A1" office:value-type="string">
            <text:p text:style-name="P47">1</text:p>
          </table:table-cell>
          <table:table-cell table:style-name="Table10.A1" office:value-type="string">
            <text:p text:style-name="P47">-1/2</text:p>
          </table:table-cell>
          <table:table-cell table:style-name="Table10.A1" office:value-type="string">
            <text:p text:style-name="P47">0</text:p>
          </table:table-cell>
          <table:table-cell table:style-name="Table10.A1" office:value-type="string">
            <text:p text:style-name="P47">-1/4</text:p>
          </table:table-cell>
          <table:table-cell table:style-name="Table10.G1" office:value-type="string">
            <text:p text:style-name="P47">-1/4</text:p>
          </table:table-cell>
        </table:table-row>
        <table:table-row table:style-name="Table10.1">
          <table:table-cell table:style-name="Table10.A1" office:value-type="string">
            <text:p text:style-name="P47"><text:s/>0 <text:s text:c="13"/>y<text:span text:style-name="T9">3</text:span></text:p>
          </table:table-cell>
          <table:table-cell table:style-name="Table10.A1" office:value-type="string">
            <text:p text:style-name="P47">3/4</text:p>
          </table:table-cell>
          <table:table-cell table:style-name="Table10.A1" office:value-type="string">
            <text:p text:style-name="P47">0</text:p>
          </table:table-cell>
          <table:table-cell table:style-name="Table10.A1" office:value-type="string">
            <text:p text:style-name="P47">-1/2</text:p>
          </table:table-cell>
          <table:table-cell table:style-name="Table10.A1" office:value-type="string">
            <text:p text:style-name="P47">1</text:p>
          </table:table-cell>
          <table:table-cell table:style-name="Table10.A1" office:value-type="string">
            <text:p text:style-name="P47"><text:s/>1/4</text:p>
          </table:table-cell>
          <table:table-cell table:style-name="Table10.G1" office:value-type="string">
            <text:p text:style-name="P47">-3/4</text:p>
          </table:table-cell>
        </table:table-row>
        <table:table-row table:style-name="Table10.1">
          <table:table-cell table:style-name="Table10.A1" office:value-type="string">
            <text:p text:style-name="P47"/>
          </table:table-cell>
          <table:table-cell table:style-name="Table10.A1" office:value-type="string">
            <text:p text:style-name="P47">-75/8</text:p>
          </table:table-cell>
          <table:table-cell table:style-name="Table10.A1" office:value-type="string">
            <text:p text:style-name="P47">0</text:p>
          </table:table-cell>
          <table:table-cell table:style-name="Table10.A1" office:value-type="string">
            <text:p text:style-name="P47"><text:s/>3/4</text:p>
          </table:table-cell>
          <table:table-cell table:style-name="Table10.A1" office:value-type="string">
            <text:p text:style-name="P47">0</text:p>
          </table:table-cell>
          <table:table-cell table:style-name="Table10.A1" office:value-type="string">
            <text:p text:style-name="P47">15/8</text:p>
          </table:table-cell>
          <table:table-cell table:style-name="Table10.G1" office:value-type="string">
            <text:p text:style-name="P47">15/8</text:p>
          </table:table-cell>
        </table:table-row>
      </table:table>
      <text:p text:style-name="Text_20_body"/>
      <text:p text:style-name="Text_20_body">Since all z<text:span text:style-name="T9">j</text:span>-c<text:span text:style-name="T9">j</text:span> <text:span text:style-name="T14"></text:span> 0, an optimum basic feasible solution has been attained. Hence an optimum basic feasible solution to the given LP is:</text:p>
      <text:p text:style-name="Text_20_body"><text:span text:style-name="T6">x</text:span><text:span text:style-name="T13">1</text:span><text:span text:style-name="T6"> = 5/4,<text:tab/>x</text:span><text:span text:style-name="T13">2</text:span><text:span text:style-name="T6"> = 0,<text:tab/>x</text:span><text:span text:style-name="T13">3</text:span><text:span text:style-name="T6"> = ¾; Min. Z = 75/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msArrowEnd_20_5" draw:display-name="msArrowEnd 5" svg:viewBox="0 0 120 120" svg:d="m60 0 60 120h-1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left="2in" fo:margin-right="0in" fo:text-indent="0.5in" style:auto-text-indent="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fo:font-size="12pt" style:text-underline-style="solid" style:text-underline-width="auto" style:text-underline-color="font-color" fo:font-weight="bold" style:font-size-asian="12pt" style:font-weight-asian="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2" style:display-name="Body Text 2" style:family="paragraph" style:parent-style-name="Standard">
      <style:text-properties fo:font-size="12pt" style:font-size-asian="12pt"/>
    </style:style>
    <style:style style:name="Text_20_body_20_indent" style:display-name="Text body indent" style:family="paragraph" style:parent-style-name="Standard" style:class="text">
      <style:paragraph-properties fo:margin-left="1.5in" fo:margin-right="0in" fo:text-align="justify" style:justify-single-word="false" fo:text-indent="0in" style:auto-text-indent="false"/>
    </style:style>
    <style:style style:name="Body_20_Text_20_Indent_20_2" style:display-name="Body Text Indent 2" style:family="paragraph" style:parent-style-name="Standard">
      <style:paragraph-properties fo:margin-left="1.75in" fo:margin-right="0in" fo:text-align="justify" style:justify-single-word="false" fo:text-indent="0in" style:auto-text-indent="false"/>
      <style:text-properties fo:font-weight="bold" style:font-weight-asian="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4z0" style:family="text">
      <style:text-properties fo:font-weight="normal" style:font-weight-asian="normal"/>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prefix="(" style:num-suffix=")" style:num-format="i" text:start-value="2">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draw:frame draw:style-name="Mfr1" draw:name="Frame7" text:anchor-type="paragraph" svg:y="0.0008in" fo:min-width="0in" draw:z-index="34"><draw:text-box fo:min-height="0.1457in"><text:p text:style-name="Footer"><text:span text:style-name="Page_20_Number"><text:page-number text:select-page="current">11</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2</dc:title>
    <meta:initial-creator>Unitele</meta:initial-creator>
    <meta:creation-date>2001-07-01T10:57:00</meta:creation-date>
    <dc:creator>IT Faculty</dc:creator>
    <dc:date>2001-07-01T10:57:00</dc:date>
    <meta:editing-cycles>2</meta:editing-cycles>
    <meta:editing-duration>PT00H01M00S</meta:editing-duration>
    <meta:document-statistic meta:table-count="10" meta:image-count="0" meta:object-count="20" meta:page-count="15" meta:paragraph-count="585" meta:word-count="4603" meta:character-count="24733"/>
    <meta:generator>OpenOffice.org/3.2$Unix OpenOffice.org_project/320m12$Build-9483</meta:generator>
    <meta:user-defined meta:name="Info 1"/>
    <meta:user-defined meta:name="Info 2"/>
    <meta:user-defined meta:name="Info 3"/>
    <meta:user-defined meta:name="Info 4"/>
  </office:meta>
</office:document-meta>
</file>

<file path=Object 1/content.xml><?xml version="1.0" encoding="utf-8"?>
<math xmlns="http://www.w3.org/1998/Math/MathML">
  <semantics>
    <mrow>
      <mstyle mathsize="12pt">
        <mrow>
          <mfrac>
            <mi>λ</mi>
            <mrow>
              <mi>μ</mi>
              <mo stretchy="false">(</mo>
              <mrow>
                <mi>μ</mi>
                <mi mathvariant="normal">−</mi>
                <mi>λ</mi>
              </mrow>
              <mo stretchy="false">)</mo>
            </mrow>
          </mfrac>
        </mrow>
      </mstyle>
    </mrow>
    <annotation encoding="StarMath 5.0"> size 12{ {  {λ}  over  {μ \( μ - λ \) } } } {}</annotation>
  </semantics>
</math>
</file>

<file path=Object 10/content.xml><?xml version="1.0" encoding="utf-8"?>
<math xmlns="http://www.w3.org/1998/Math/MathML">
  <semantics>
    <mrow>
      <mstyle mathsize="12pt">
        <mrow>
          <mfenced open="[" close="]">
            <mtable>
              <mtr>
                <mtd>
                  <mrow>
                    <mn>0</mn>
                  </mrow>
                </mtd>
              </mtr>
              <mtr>
                <mtd>
                  <mn>1</mn>
                </mtd>
              </mtr>
            </mtable>
          </mfenced>
        </mrow>
      </mstyle>
    </mrow>
    <annotation encoding="StarMath 5.0"> size 12{ left [ matrix {
0 {} ##
1
}  right ]} {}</annotation>
  </semantics>
</math>
</file>

<file path=Object 11/content.xml><?xml version="1.0" encoding="utf-8"?>
<math xmlns="http://www.w3.org/1998/Math/MathML">
  <semantics>
    <mrow>
      <mstyle mathsize="12pt">
        <mrow>
          <mfenced open="" close="">
            <mtable>
              <mtr>
                <mtd>
                  <mrow>
                    <mn>1</mn>
                  </mrow>
                </mtd>
                <mtd>
                  <mrow>
                    <mn>0</mn>
                  </mrow>
                </mtd>
              </mtr>
              <mtr>
                <mtd>
                  <mrow>
                    <mn>0</mn>
                  </mrow>
                </mtd>
                <mtd>
                  <mrow>
                    <mn>1</mn>
                  </mrow>
                </mtd>
              </mtr>
            </mtable>
          </mfenced>
        </mrow>
      </mstyle>
    </mrow>
    <annotation encoding="StarMath 5.0"> size 12{ left ( matrix {
1 {} # 0 {} ##
0 {} # 1{}
}  right )} {}</annotation>
  </semantics>
</math>
</file>

<file path=Object 12/content.xml><?xml version="1.0" encoding="utf-8"?>
<math xmlns="http://www.w3.org/1998/Math/MathML">
  <semantics>
    <mrow>
      <mstyle mathsize="12pt">
        <mrow>
          <mfenced open="" close="">
            <mtable>
              <mtr>
                <mtd>
                  <mrow>
                    <mn>1</mn>
                  </mrow>
                </mtd>
                <mtd>
                  <mrow>
                    <mn>0</mn>
                  </mrow>
                </mtd>
              </mtr>
              <mtr>
                <mtd>
                  <mrow>
                    <mn>0</mn>
                  </mrow>
                </mtd>
                <mtd>
                  <mrow>
                    <mn>1</mn>
                  </mrow>
                </mtd>
              </mtr>
            </mtable>
          </mfenced>
        </mrow>
      </mstyle>
    </mrow>
    <annotation encoding="StarMath 5.0"> size 12{ left ( matrix {
1 {} # 0 {} ##
0 {} # 1{}
}  right )} {}</annotation>
  </semantics>
</math>
</file>

<file path=Object 13/content.xml><?xml version="1.0" encoding="utf-8"?>
<math xmlns="http://www.w3.org/1998/Math/MathML">
  <semantics>
    <mrow>
      <mstyle mathsize="12pt">
        <mrow>
          <mfenced open="[" close="]">
            <mtable>
              <mtr>
                <mtd>
                  <mrow>
                    <mn>6</mn>
                  </mrow>
                </mtd>
              </mtr>
              <mtr>
                <mtd>
                  <mtext>12</mtext>
                </mtd>
              </mtr>
            </mtable>
          </mfenced>
        </mrow>
      </mstyle>
    </mrow>
    <annotation encoding="StarMath 5.0"> size 12{ left [ matrix {
6 {} ##
"12"
}  right ]} {}</annotation>
  </semantics>
</math>
</file>

<file path=Object 14/content.xml><?xml version="1.0" encoding="utf-8"?>
<math xmlns="http://www.w3.org/1998/Math/MathML">
  <semantics>
    <mrow>
      <mstyle mathsize="12pt">
        <mrow>
          <mfenced open="[" close="]">
            <mtable>
              <mtr>
                <mtd>
                  <mrow>
                    <mn>6</mn>
                  </mrow>
                </mtd>
              </mtr>
              <mtr>
                <mtd>
                  <mtext>12</mtext>
                </mtd>
              </mtr>
            </mtable>
          </mfenced>
        </mrow>
      </mstyle>
    </mrow>
    <annotation encoding="StarMath 5.0"> size 12{ left [ matrix {
6 {} ##
"12"
}  right ]} {}</annotation>
  </semantics>
</math>
</file>

<file path=Object 15/content.xml><?xml version="1.0" encoding="utf-8"?>
<math xmlns="http://www.w3.org/1998/Math/MathML">
  <semantics>
    <mrow>
      <mstyle mathsize="12pt">
        <mrow>
          <mfenced open="[" close="]">
            <mtable>
              <mtr>
                <mtd>
                  <mrow>
                    <msub>
                      <mi>x</mi>
                      <mstyle mathsize="8pt">
                        <mrow>
                          <mn>3</mn>
                        </mrow>
                      </mstyle>
                    </msub>
                  </mrow>
                </mtd>
              </mtr>
              <mtr>
                <mtd>
                  <msub>
                    <mi>x</mi>
                    <mstyle mathsize="8pt">
                      <mrow>
                        <mn>4</mn>
                      </mrow>
                    </mstyle>
                  </msub>
                </mtd>
              </mtr>
            </mtable>
          </mfenced>
        </mrow>
      </mstyle>
    </mrow>
    <annotation encoding="StarMath 5.0"> size 12{ left [ matrix {
x rSub { size 8{3} }  {} ##
x rSub { size 8{4} } 
}  right ]} {}</annotation>
  </semantics>
</math>
</file>

<file path=Object 16/content.xml><?xml version="1.0" encoding="utf-8"?>
<math xmlns="http://www.w3.org/1998/Math/MathML">
  <semantics>
    <mrow>
      <mstyle mathsize="12pt">
        <mrow>
          <mfenced open="[" close="]">
            <mtable>
              <mtr>
                <mtd>
                  <mrow>
                    <mn>6</mn>
                  </mrow>
                </mtd>
              </mtr>
              <mtr>
                <mtd>
                  <mtext>12</mtext>
                </mtd>
              </mtr>
            </mtable>
          </mfenced>
        </mrow>
      </mstyle>
    </mrow>
    <annotation encoding="StarMath 5.0"> size 12{ left [ matrix {
6 {} ##
"12"
}  right ]} {}</annotation>
  </semantics>
</math>
</file>

<file path=Object 17/content.xml><?xml version="1.0" encoding="utf-8"?>
<math xmlns="http://www.w3.org/1998/Math/MathML">
  <semantics>
    <mrow>
      <mstyle mathsize="12pt">
        <mrow>
          <mfenced open="[" close="]">
            <mtable>
              <mtr>
                <mtd>
                  <mrow>
                    <mn>1</mn>
                  </mrow>
                </mtd>
              </mtr>
              <mtr>
                <mtd>
                  <mn>4</mn>
                </mtd>
              </mtr>
            </mtable>
          </mfenced>
        </mrow>
      </mstyle>
    </mrow>
    <annotation encoding="StarMath 5.0"> size 12{ left [ matrix {
1 {} ##
4
}  right ]} {}</annotation>
  </semantics>
</math>
</file>

<file path=Object 18/content.xml><?xml version="1.0" encoding="utf-8"?>
<math xmlns="http://www.w3.org/1998/Math/MathML">
  <semantics>
    <mrow>
      <mstyle mathsize="12pt">
        <mrow>
          <mfenced open="[" close="]">
            <mtable>
              <mtr>
                <mtd>
                  <mrow>
                    <mn>2</mn>
                  </mrow>
                </mtd>
              </mtr>
              <mtr>
                <mtd>
                  <mn>3</mn>
                </mtd>
              </mtr>
            </mtable>
          </mfenced>
        </mrow>
      </mstyle>
    </mrow>
    <annotation encoding="StarMath 5.0"> size 12{ left [ matrix {
2 {} ##
3
}  right ]} {}</annotation>
  </semantics>
</math>
</file>

<file path=Object 19/content.xml><?xml version="1.0" encoding="utf-8"?>
<math xmlns="http://www.w3.org/1998/Math/MathML">
  <semantics>
    <annotation encoding="StarMath 5.0">{}</annotation>
  </semantics>
</math>
</file>

<file path=Object 2/content.xml><?xml version="1.0" encoding="utf-8"?>
<math xmlns="http://www.w3.org/1998/Math/MathML">
  <semantics>
    <mtable>
      <mtr>
        <mtd>
          <mrow>
            <mfrac>
              <msub>
                <mi>x</mi>
                <mstyle mathsize="8pt">
                  <mrow>
                    <mstyle mathvariant="italic">
                      <mrow>
                        <mtext>Bi</mtext>
                      </mrow>
                    </mstyle>
                  </mrow>
                </mstyle>
              </msub>
              <msub>
                <mi>y</mi>
                <mstyle mathsize="8pt">
                  <mrow>
                    <mstyle mathvariant="italic">
                      <mrow>
                        <mtext>ir</mtext>
                      </mrow>
                    </mstyle>
                  </mrow>
                </mstyle>
              </msub>
            </mfrac>
            <mi>,</mi>
            <msub>
              <mi>y</mi>
              <mstyle mathsize="8pt">
                <mrow>
                  <mstyle mathvariant="italic">
                    <mrow>
                      <mtext>ir</mtext>
                    </mrow>
                  </mstyle>
                </mrow>
              </mstyle>
            </msub>
          </mrow>
        </mtd>
      </mtr>
      <mtr>
        <mtd>
          <mrow>
            <mstyle mathsize="12pt">
              <mrow>
                <mfenced open="{" close="}">
                  <mrow>
                    <mrow>
                      <mn>0,</mn>
                      <mrow>
                        <mi>i</mi>
                        <mi mathvariant="normal">=</mi>
                        <mn>1,2,</mn>
                      </mrow>
                      <mtext>.</mtext>
                      <mtext>.</mtext>
                      <mtext>.</mtext>
                      <mi>,</mi>
                      <mi>m</mi>
                    </mrow>
                  </mrow>
                </mfenced>
              </mrow>
            </mstyle>
          </mrow>
        </mtd>
      </mtr>
    </mtable>
    <annotation encoding="StarMath 5.0"> size 12{ left lbrace  {  {x rSub { size 8{ ital "Bi"} } }  over  {y rSub { size 8{ ital "ir"} } } } ,y rSub { size 8{ ital "ir"} }  rangle 0,i=1,2, "."  "."  "." ,m right rbrace } {}</annotation>
  </semantics>
</math>
</file>

<file path=Object 20/content.xml><?xml version="1.0" encoding="utf-8"?>
<math xmlns="http://www.w3.org/1998/Math/MathML">
  <semantics>
    <mtable>
      <mtr>
        <mtd>
          <mrow>
            <mfrac>
              <msub>
                <mi>x</mi>
                <mstyle mathsize="8pt">
                  <mrow>
                    <mstyle mathvariant="italic">
                      <mrow>
                        <mtext>Bi</mtext>
                      </mrow>
                    </mstyle>
                  </mrow>
                </mstyle>
              </msub>
              <msub>
                <mi>y</mi>
                <mstyle mathsize="8pt">
                  <mrow>
                    <mi mathvariant="italic">i1</mi>
                  </mrow>
                </mstyle>
              </msub>
            </mfrac>
            <mi>,</mi>
            <msub>
              <mi>y</mi>
              <mstyle mathsize="8pt">
                <mrow>
                  <mi mathvariant="italic">i1</mi>
                </mrow>
              </mstyle>
            </msub>
          </mrow>
        </mtd>
      </mtr>
      <mtr>
        <mtd>
          <mrow>
            <mstyle mathsize="12pt">
              <mrow>
                <mfenced open="{" close="}">
                  <mrow>
                    <mrow>
                      <mn>0,</mn>
                      <mrow>
                        <mi>i</mi>
                        <mi mathvariant="normal">=</mi>
                        <mn>1,2</mn>
                      </mrow>
                    </mrow>
                  </mrow>
                </mfenced>
              </mrow>
            </mstyle>
          </mrow>
        </mtd>
      </mtr>
    </mtable>
    <annotation encoding="StarMath 5.0"> size 12{ left lbrace  {  {x rSub { size 8{ ital "Bi"} } }  over  {y rSub { size 8{i1} } } } ,y rSub { size 8{i1} }  rangle 0,i=1,2 right rbrace } {}</annotation>
  </semantics>
</math>
</file>

<file path=Object 3/content.xml><?xml version="1.0" encoding="utf-8"?>
<math xmlns="http://www.w3.org/1998/Math/MathML">
  <semantics>
    <mrow>
      <mstyle mathsize="12pt">
        <mrow>
          <mfrac>
            <msub>
              <mi>x</mi>
              <mstyle mathsize="8pt">
                <mrow>
                  <mstyle mathvariant="italic">
                    <mrow>
                      <mtext>Bk</mtext>
                    </mrow>
                  </mstyle>
                </mrow>
              </mstyle>
            </msub>
            <msub>
              <mi>y</mi>
              <mstyle mathsize="8pt">
                <mrow>
                  <mstyle mathvariant="italic">
                    <mrow>
                      <mtext>kr</mtext>
                    </mrow>
                  </mstyle>
                </mrow>
              </mstyle>
            </msub>
          </mfrac>
        </mrow>
      </mstyle>
    </mrow>
    <annotation encoding="StarMath 5.0"> size 12{ {  {x rSub { size 8{ ital "Bk"} } }  over  {y rSub { size 8{ ital "kr"} } } } } {}</annotation>
  </semantics>
</math>
</file>

<file path=Object 4/content.xml><?xml version="1.0" encoding="utf-8"?>
<math xmlns="http://www.w3.org/1998/Math/MathML">
  <semantics>
    <mrow>
      <mstyle mathsize="12pt">
        <mrow>
          <mrow>
            <mrow>
              <msub>
                <mi>Y</mi>
                <mstyle mathsize="8pt">
                  <mrow>
                    <mstyle mathvariant="italic">
                      <mrow>
                        <mtext>ij</mtext>
                      </mrow>
                    </mstyle>
                  </mrow>
                </mstyle>
              </msub>
              <mi mathvariant="normal">=</mi>
              <mrow>
                <msub>
                  <mi>y</mi>
                  <mstyle mathsize="8pt">
                    <mrow>
                      <mstyle mathvariant="italic">
                        <mrow>
                          <mtext>ij</mtext>
                        </mrow>
                      </mstyle>
                    </mrow>
                  </mstyle>
                </msub>
                <mi mathvariant="normal">−</mi>
                <mfrac>
                  <msub>
                    <mi>y</mi>
                    <mstyle mathsize="8pt">
                      <mrow>
                        <mstyle mathvariant="italic">
                          <mrow>
                            <mtext>kj</mtext>
                          </mrow>
                        </mstyle>
                      </mrow>
                    </mstyle>
                  </msub>
                  <msub>
                    <mi>y</mi>
                    <mstyle mathsize="8pt">
                      <mrow>
                        <mstyle mathvariant="italic">
                          <mrow>
                            <mtext>kr</mtext>
                          </mrow>
                        </mstyle>
                      </mrow>
                    </mstyle>
                  </msub>
                </mfrac>
              </mrow>
            </mrow>
            <msub>
              <mi>y</mi>
              <mstyle mathsize="8pt">
                <mrow>
                  <mstyle mathvariant="italic">
                    <mrow>
                      <mtext>ir</mtext>
                    </mrow>
                  </mstyle>
                </mrow>
              </mstyle>
            </msub>
          </mrow>
        </mrow>
      </mstyle>
    </mrow>
    <annotation encoding="StarMath 5.0"> size 12{Y rSub { size 8{ ital "ij"} } =y rSub { size 8{ ital "ij"} }  -  {  {y rSub { size 8{ ital "kj"} } }  over  {y rSub { size 8{ ital "kr"} } } } y rSub { size 8{ ital "ir"} } } {}</annotation>
  </semantics>
</math>
</file>

<file path=Object 5/content.xml><?xml version="1.0" encoding="utf-8"?>
<math xmlns="http://www.w3.org/1998/Math/MathML">
  <semantics>
    <mrow>
      <mstyle mathsize="12pt">
        <mrow>
          <mrow>
            <msub>
              <mi>Y</mi>
              <mstyle mathsize="8pt">
                <mrow>
                  <mstyle mathvariant="italic">
                    <mrow>
                      <mtext>kj</mtext>
                    </mrow>
                  </mstyle>
                </mrow>
              </mstyle>
            </msub>
            <mi mathvariant="normal">=</mi>
            <mfrac>
              <msub>
                <mi>y</mi>
                <mstyle mathsize="8pt">
                  <mrow>
                    <mstyle mathvariant="italic">
                      <mrow>
                        <mtext>kj</mtext>
                      </mrow>
                    </mstyle>
                  </mrow>
                </mstyle>
              </msub>
              <msub>
                <mi>y</mi>
                <mstyle mathsize="8pt">
                  <mrow>
                    <mstyle mathvariant="italic">
                      <mrow>
                        <mtext>kr</mtext>
                      </mrow>
                    </mstyle>
                  </mrow>
                </mstyle>
              </msub>
            </mfrac>
          </mrow>
        </mrow>
      </mstyle>
    </mrow>
    <annotation encoding="StarMath 5.0"> size 12{Y rSub { size 8{ ital "kj"} } = {  {y rSub { size 8{ ital "kj"} } }  over  {y rSub { size 8{ ital "kr"} } } } } {}</annotation>
  </semantics>
</math>
</file>

<file path=Object 6/content.xml><?xml version="1.0" encoding="utf-8"?>
<math xmlns="http://www.w3.org/1998/Math/MathML">
  <semantics>
    <mrow>
      <mstyle mathsize="12pt">
        <mrow>
          <mfenced open="" close="">
            <mtable>
              <mtr>
                <mtd>
                  <mrow>
                    <mn>1</mn>
                  </mrow>
                </mtd>
                <mtd>
                  <mrow>
                    <mn>2</mn>
                  </mrow>
                </mtd>
                <mtd>
                  <mrow>
                    <mn>1</mn>
                  </mrow>
                </mtd>
                <mtd>
                  <mrow>
                    <mn>0</mn>
                  </mrow>
                </mtd>
              </mtr>
              <mtr>
                <mtd>
                  <mrow>
                    <mn>4</mn>
                  </mrow>
                </mtd>
                <mtd>
                  <mrow>
                    <mn>3</mn>
                  </mrow>
                </mtd>
                <mtd>
                  <mrow>
                    <mn>0</mn>
                  </mrow>
                </mtd>
                <mtd>
                  <mrow>
                    <mn>1</mn>
                  </mrow>
                </mtd>
              </mtr>
            </mtable>
          </mfenced>
        </mrow>
      </mstyle>
    </mrow>
    <annotation encoding="StarMath 5.0"> size 12{ left ( matrix {
1 {} # 2 {} # 1 {} # 0 {} ##
4 {} # 3 {} # 0 {} # 1{}
}  right )} {}</annotation>
  </semantics>
</math>
</file>

<file path=Object 7/content.xml><?xml version="1.0" encoding="utf-8"?>
<math xmlns="http://www.w3.org/1998/Math/MathML">
  <semantics>
    <mrow>
      <mstyle mathsize="12pt">
        <mrow>
          <mfenced open="[" close="]">
            <mtable>
              <mtr>
                <mtd>
                  <mrow>
                    <msub>
                      <mi>x</mi>
                      <mstyle mathsize="8pt">
                        <mrow>
                          <mn>1</mn>
                        </mrow>
                      </mstyle>
                    </msub>
                  </mrow>
                </mtd>
              </mtr>
              <mtr>
                <mtd>
                  <mrow>
                    <msub>
                      <mi>x</mi>
                      <mstyle mathsize="8pt">
                        <mrow>
                          <mn>2</mn>
                        </mrow>
                      </mstyle>
                    </msub>
                  </mrow>
                </mtd>
              </mtr>
              <mtr>
                <mtd>
                  <mrow>
                    <msub>
                      <mi>x</mi>
                      <mstyle mathsize="8pt">
                        <mrow>
                          <mn>3</mn>
                        </mrow>
                      </mstyle>
                    </msub>
                  </mrow>
                </mtd>
              </mtr>
              <mtr>
                <mtd>
                  <msub>
                    <mi>x</mi>
                    <mstyle mathsize="8pt">
                      <mrow>
                        <mn>4</mn>
                      </mrow>
                    </mstyle>
                  </msub>
                </mtd>
              </mtr>
            </mtable>
          </mfenced>
        </mrow>
      </mstyle>
    </mrow>
    <annotation encoding="StarMath 5.0"> size 12{ left [ matrix {
x rSub { size 8{1} }  {} ##
x rSub { size 8{2} }  {} ##
x rSub { size 8{3} }  {} ##
x rSub { size 8{4} } 
}  right ]} {}</annotation>
  </semantics>
</math>
</file>

<file path=Object 8/content.xml><?xml version="1.0" encoding="utf-8"?>
<math xmlns="http://www.w3.org/1998/Math/MathML">
  <semantics>
    <mrow>
      <mstyle mathsize="12pt">
        <mrow>
          <mfenced open="[" close="]">
            <mtable>
              <mtr>
                <mtd>
                  <mrow>
                    <mn>6</mn>
                  </mrow>
                </mtd>
              </mtr>
              <mtr>
                <mtd>
                  <mtext>12</mtext>
                </mtd>
              </mtr>
            </mtable>
          </mfenced>
        </mrow>
      </mstyle>
    </mrow>
    <annotation encoding="StarMath 5.0"> size 12{ left [ matrix {
6 {} ##
"12"
}  right ]} {}</annotation>
  </semantics>
</math>
</file>

<file path=Object 9/content.xml><?xml version="1.0" encoding="utf-8"?>
<math xmlns="http://www.w3.org/1998/Math/MathML">
  <semantics>
    <mrow>
      <mstyle mathsize="12pt">
        <mrow>
          <mfenced open="[" close="]">
            <mtable>
              <mtr>
                <mtd>
                  <mrow>
                    <mn>1</mn>
                  </mrow>
                </mtd>
              </mtr>
              <mtr>
                <mtd>
                  <mn>0</mn>
                </mtd>
              </mtr>
            </mtable>
          </mfenced>
        </mrow>
      </mstyle>
    </mrow>
    <annotation encoding="StarMath 5.0"> size 12{ left [ matrix {
1 {} ##
0
}  right ]} {}</annotation>
  </semantics>
</math>
</file>